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text-properties officeooo:rsid="034a8d4f" officeooo:paragraph-rsid="0345b7f4" fo:background-color="transparent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95978" officeooo:paragraph-rsid="04295978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87fe0" officeooo:paragraph-rsid="04587fe0" fo:background-color="#ffff00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3506" officeooo:paragraph-rsid="045e3506" fo:background-color="#ffff00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5e7b01" fo:background-color="#ffff00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e7b01" officeooo:paragraph-rsid="04692091" fo:background-color="#ffff00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c5684" officeooo:paragraph-rsid="046c5684" fo:background-color="#ffff00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6ef2b7" fo:background-color="#ffff0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92591e" officeooo:paragraph-rsid="0492591e" fo:background-color="#ffff00"/>
    </style:style>
    <style:style style:name="P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49eb207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67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db5f5b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4f342d4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4b434ca" style:font-style-asian="normal" style:font-style-complex="normal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4b11a91" style:font-style-asian="normal" style:font-style-complex="normal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11a91" officeooo:paragraph-rsid="04b11a91" style:font-style-asian="normal" style:font-style-complex="normal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243b1" officeooo:paragraph-rsid="04b243b1" style:font-style-asian="normal" style:font-style-complex="normal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4b434ca" officeooo:paragraph-rsid="04b434ca" style:font-style-asian="normal" style:font-style-complex="normal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#ffff00" style:font-style-asian="normal" style:font-style-complex="normal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9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4c7183d" fo:background-color="transparent" style:font-style-asian="normal" style:font-style-complex="normal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2ab369" fo:background-color="transparent" style:font-style-asian="normal" style:font-style-complex="normal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519086f" officeooo:paragraph-rsid="0550a217" fo:background-color="transparent" style:font-style-asian="normal" style:font-style-complex="normal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bold" officeooo:rsid="002aa211" officeooo:paragraph-rsid="03645774" style:font-style-asian="normal" style:font-weight-asian="bold" style:font-style-complex="normal" style:font-weight-complex="bold"/>
    </style:style>
    <style:style style:name="P9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02aa211" officeooo:paragraph-rsid="0364577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c6cdc" officeooo:paragraph-rsid="04bc6cdc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bf11ed" officeooo:paragraph-rsid="04bf11ed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13b1" style:font-style-asian="normal" style:font-weight-asian="normal" style:font-style-complex="normal" style:font-weight-complex="normal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c0dda7" style:font-style-asian="normal" style:font-weight-asian="normal" style:font-style-complex="normal" style:font-weight-complex="normal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13b1" officeooo:paragraph-rsid="04e20ad0" style:font-style-asian="normal" style:font-weight-asian="normal" style:font-style-complex="normal" style:font-weight-complex="normal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0dda7" style:font-style-asian="normal" style:font-weight-asian="normal" style:font-style-complex="normal" style:font-weight-complex="normal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0dda7" officeooo:paragraph-rsid="04c4b7eb" style:font-style-asian="normal" style:font-weight-asian="normal" style:font-style-complex="normal" style:font-weight-complex="normal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51edd" officeooo:paragraph-rsid="04c51edd" style:font-style-asian="normal" style:font-weight-asian="normal" style:font-style-complex="normal" style:font-weight-complex="normal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fo:font-weight="normal" officeooo:rsid="04c7183d" officeooo:paragraph-rsid="04c7183d" style:font-style-asian="normal" style:font-weight-asian="normal" style:font-style-complex="normal" style:font-weight-complex="normal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1c42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21ab9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4d30a5b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126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130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3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4342c7" officeooo:paragraph-rsid="0230aa03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4ffc21c" fo:background-color="transparent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59f72f" fo:background-color="transparent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57ecce6" fo:background-color="transparent"/>
    </style:style>
    <style:style style:name="P171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2e6f786" fo:background-color="transparent"/>
    </style:style>
    <style:style style:name="P17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e6f786" officeooo:paragraph-rsid="0559f72f" fo:background-color="transparent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13108" officeooo:paragraph-rsid="03c13108" fo:background-color="transparent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 fo:background-color="transparent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d8e187" fo:background-color="transparent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dde0" officeooo:paragraph-rsid="03ecdde0" fo:background-color="transparent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f1b8a" officeooo:paragraph-rsid="03ef1b8a" fo:background-color="transparent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 fo:background-color="transparent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9df8d" fo:background-color="transparent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d987" officeooo:paragraph-rsid="03d8d987" fo:background-color="transparent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dddda6" fo:background-color="transparent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46bd3" officeooo:paragraph-rsid="03e46bd3" fo:background-color="transparent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c9df8d" fo:background-color="transparent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91e58" fo:background-color="transparent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 fo:background-color="transparent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84b93" officeooo:paragraph-rsid="03f84b93" fo:background-color="transparent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d7f51" officeooo:paragraph-rsid="03fd7f51" fo:background-color="transparent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fecd22" officeooo:paragraph-rsid="03fecd22" fo:background-color="transparent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1e0a71" fo:background-color="transparent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030cd7" officeooo:paragraph-rsid="047a71b8" fo:background-color="transparent"/>
    </style:style>
    <style:style style:name="P2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212d31" officeooo:paragraph-rsid="04212d31" fo:background-color="transparent"/>
    </style:style>
    <style:style style:name="P2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195632" officeooo:paragraph-rsid="042dd754" fo:background-color="transparent"/>
    </style:style>
    <style:style style:name="P2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37eebf" officeooo:paragraph-rsid="0437eebf" fo:background-color="transparent"/>
    </style:style>
    <style:style style:name="P2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00e28" officeooo:paragraph-rsid="04400e28" fo:background-color="transparent"/>
    </style:style>
    <style:style style:name="P2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306c8" fo:background-color="transparent"/>
    </style:style>
    <style:style style:name="P2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306c8" officeooo:paragraph-rsid="044765b8" fo:background-color="transparent"/>
    </style:style>
    <style:style style:name="P2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765b8" fo:background-color="transparent"/>
    </style:style>
    <style:style style:name="P2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49caf6" fo:background-color="transparent"/>
    </style:style>
    <style:style style:name="P2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14981" fo:background-color="transparent"/>
    </style:style>
    <style:style style:name="P2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4765b8" officeooo:paragraph-rsid="047d8622" fo:background-color="transparent"/>
    </style:style>
    <style:style style:name="P2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4765b8" officeooo:paragraph-rsid="047a71b8" fo:background-color="transparent"/>
    </style:style>
    <style:style style:name="P2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1e57c" officeooo:paragraph-rsid="0451e57c" fo:background-color="transparent"/>
    </style:style>
    <style:style style:name="P2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a992a" officeooo:paragraph-rsid="045a992a" fo:background-color="transparent"/>
    </style:style>
    <style:style style:name="P2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5dac53" officeooo:paragraph-rsid="045dac53" fo:background-color="transparent"/>
    </style:style>
    <style:style style:name="P2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6f1aa3" officeooo:paragraph-rsid="046f1aa3" fo:background-color="transparent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07a19" officeooo:paragraph-rsid="04707a19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6d658" officeooo:paragraph-rsid="0476d658" fo:background-color="transparent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83e18" fo:background-color="transparent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3e18" officeooo:paragraph-rsid="047d8622" fo:background-color="transparent"/>
    </style:style>
    <style:style style:name="P2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86961" officeooo:paragraph-rsid="04827258" fo:background-color="transparent"/>
    </style:style>
    <style:style style:name="P2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a71b8" fo:background-color="transparent"/>
    </style:style>
    <style:style style:name="P2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a71b8" officeooo:paragraph-rsid="047d8622" fo:background-color="transparent"/>
    </style:style>
    <style:style style:name="P2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d8622" officeooo:paragraph-rsid="047d8622" fo:background-color="transparent"/>
    </style:style>
    <style:style style:name="P23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 fo:background-color="transparent"/>
    </style:style>
    <style:style style:name="P2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4ce0e13" fo:background-color="transparent"/>
    </style:style>
    <style:style style:name="P2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9e7f2" fo:background-color="transparent"/>
    </style:style>
    <style:style style:name="P2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09e7f2" officeooo:paragraph-rsid="050df533" fo:background-color="transparent"/>
    </style:style>
    <style:style style:name="P2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51e2f7c" fo:background-color="transparent"/>
    </style:style>
    <style:style style:name="P2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1767a4" officeooo:paragraph-rsid="0509e7f2" fo:background-color="transparent"/>
    </style:style>
    <style:style style:name="P2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44a8ee" officeooo:paragraph-rsid="0544a8ee" fo:background-color="transparent"/>
    </style:style>
    <style:style style:name="P2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5ff57a" fo:background-color="transparent"/>
    </style:style>
    <style:style style:name="P2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ff57a" officeooo:paragraph-rsid="05608ba3" fo:background-color="transparent"/>
    </style:style>
    <style:style style:name="P2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91d50" fo:background-color="transparent"/>
    </style:style>
    <style:style style:name="P2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91d50" officeooo:paragraph-rsid="056b0610" fo:background-color="transparent"/>
    </style:style>
    <style:style style:name="P2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6b0610" officeooo:paragraph-rsid="056b0610" fo:background-color="transparent"/>
    </style:style>
    <style:style style:name="P2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0e5ae" fo:background-color="transparent"/>
    </style:style>
    <style:style style:name="P2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0e5ae" officeooo:paragraph-rsid="05793084" fo:background-color="transparent"/>
    </style:style>
    <style:style style:name="P2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13f33" officeooo:paragraph-rsid="0574881e" fo:background-color="transparent"/>
    </style:style>
    <style:style style:name="P2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a0ebe" officeooo:paragraph-rsid="057a0ebe" fo:background-color="transparent"/>
    </style:style>
    <style:style style:name="P2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93084" officeooo:paragraph-rsid="05793084" fo:background-color="transparent"/>
    </style:style>
    <style:style style:name="P2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7da8dc" officeooo:paragraph-rsid="057da8dc" fo:background-color="transparent"/>
    </style:style>
    <style:style style:name="P2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59f72f" officeooo:paragraph-rsid="057ecce6" fo:background-color="transparent"/>
    </style:style>
    <style:style style:name="P2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4295a" officeooo:paragraph-rsid="0584295a" fo:background-color="transparent"/>
    </style:style>
    <style:style style:name="P2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4295a" officeooo:paragraph-rsid="0590f22d" fo:background-color="transparent"/>
    </style:style>
    <style:style style:name="P2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e5f96" officeooo:paragraph-rsid="058e5f96" fo:background-color="transparent"/>
    </style:style>
    <style:style style:name="P2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e5f96" officeooo:paragraph-rsid="05a21771" fo:background-color="transparent"/>
    </style:style>
    <style:style style:name="P2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8e5f96" officeooo:paragraph-rsid="05a722d9" fo:background-color="transparent"/>
    </style:style>
    <style:style style:name="P2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2d74b" officeooo:paragraph-rsid="0592d74b" fo:background-color="transparent"/>
    </style:style>
    <style:style style:name="P2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53968" officeooo:paragraph-rsid="05953968" fo:background-color="transparent"/>
    </style:style>
    <style:style style:name="P2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63228" officeooo:paragraph-rsid="05963228" fo:background-color="transparent"/>
    </style:style>
    <style:style style:name="P2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63228" officeooo:paragraph-rsid="059b49bf" fo:background-color="transparent"/>
    </style:style>
    <style:style style:name="P2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b49bf" officeooo:paragraph-rsid="059b49bf" fo:background-color="transparent"/>
    </style:style>
    <style:style style:name="P2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9b49bf" officeooo:paragraph-rsid="059fda4b" fo:background-color="transparent"/>
    </style:style>
    <style:style style:name="P2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714981" officeooo:paragraph-rsid="04714981" fo:background-color="transparent"/>
    </style:style>
    <style:style style:name="P2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15435" officeooo:paragraph-rsid="05a15435" fo:background-color="transparent"/>
    </style:style>
    <style:style style:name="P2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26cbc" officeooo:paragraph-rsid="05a26cbc" fo:background-color="transparent"/>
    </style:style>
    <style:style style:name="P2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2c456" officeooo:paragraph-rsid="05a2c456" fo:background-color="transparent"/>
    </style:style>
    <style:style style:name="P2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2c456" officeooo:paragraph-rsid="05a26cbc" fo:background-color="transparent"/>
    </style:style>
    <style:style style:name="P2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4b575" officeooo:paragraph-rsid="05a4b575" fo:background-color="transparent"/>
    </style:style>
    <style:style style:name="P2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4b575" officeooo:paragraph-rsid="05a722d9" fo:background-color="transparent"/>
    </style:style>
    <style:style style:name="P2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56e46" officeooo:paragraph-rsid="05a56e46" fo:background-color="transparent"/>
    </style:style>
    <style:style style:name="P2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9e904" officeooo:paragraph-rsid="05a9e904" fo:background-color="transparent"/>
    </style:style>
    <style:style style:name="P2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e9fe1" officeooo:paragraph-rsid="05ae9fe1" fo:background-color="transparent"/>
    </style:style>
    <style:style style:name="P2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e9fe1" officeooo:paragraph-rsid="05b0b1e5" fo:background-color="transparent"/>
    </style:style>
    <style:style style:name="P2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e9fe1" officeooo:paragraph-rsid="05c2533f" fo:background-color="transparent"/>
    </style:style>
    <style:style style:name="P2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fbd5d" officeooo:paragraph-rsid="05ae9fe1" fo:background-color="transparent"/>
    </style:style>
    <style:style style:name="P2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fbd5d" officeooo:paragraph-rsid="05afbd5d" fo:background-color="transparent"/>
    </style:style>
    <style:style style:name="P2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b53552" officeooo:paragraph-rsid="05b53552" fo:background-color="transparent"/>
    </style:style>
    <style:style style:name="P2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b818d9" officeooo:paragraph-rsid="05b818d9" fo:background-color="transparent"/>
    </style:style>
    <style:style style:name="P2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bb245b" officeooo:paragraph-rsid="05bb245b" fo:background-color="transparent"/>
    </style:style>
    <style:style style:name="P27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be126f" officeooo:paragraph-rsid="05be126f" fo:background-color="transparent"/>
    </style:style>
    <style:style style:name="P28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cdea77" officeooo:paragraph-rsid="05cdea77" fo:background-color="transparent"/>
    </style:style>
    <style:style style:name="P2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2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2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2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2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2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2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2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2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2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2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2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2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2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2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2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2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2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2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3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3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3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3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3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3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3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30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0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30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31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31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31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31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31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31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31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31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31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31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89b4f" style:font-style-asian="normal" style:font-weight-asian="normal" style:font-style-complex="normal" style:font-weight-complex="normal"/>
    </style:style>
    <style:style style:name="P320" style:family="paragraph" style:parent-style-name="Text_20_body">
      <style:paragraph-properties fo:text-align="center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497a4fe" style:font-style-asian="normal" style:font-weight-asian="normal" style:font-style-complex="normal" style:font-weight-complex="normal"/>
    </style:style>
    <style:style style:name="P32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32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0e30f" officeooo:paragraph-rsid="04989b4f" style:font-style-asian="normal" style:font-weight-asian="normal" style:font-style-complex="normal" style:font-weight-complex="normal"/>
    </style:style>
    <style:style style:name="P32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7a4fe" officeooo:paragraph-rsid="0497a4fe" style:font-style-asian="normal" style:font-weight-asian="normal" style:font-style-complex="normal" style:font-weight-complex="normal"/>
    </style:style>
    <style:style style:name="P32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4998269" style:font-style-asian="normal" style:font-weight-asian="normal" style:font-style-complex="normal" style:font-weight-complex="normal"/>
    </style:style>
    <style:style style:name="P32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4998269" style:font-style-asian="normal" style:font-weight-asian="normal" style:font-style-complex="normal" style:font-weight-complex="normal"/>
    </style:style>
    <style:style style:name="P32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998269" style:font-style-asian="normal" style:font-weight-asian="normal" style:font-style-complex="normal" style:font-weight-complex="normal"/>
    </style:style>
    <style:style style:name="P32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98269" officeooo:paragraph-rsid="04b8ce44" style:font-style-asian="normal" style:font-weight-asian="normal" style:font-style-complex="normal" style:font-weight-complex="normal"/>
    </style:style>
    <style:style style:name="P32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91cf48" officeooo:paragraph-rsid="04989b4f" style:font-style-asian="normal" style:font-weight-asian="normal" style:font-style-complex="normal" style:font-weight-complex="normal"/>
    </style:style>
    <style:style style:name="P32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a869d6" style:font-style-asian="normal" style:font-weight-asian="normal" style:font-style-complex="normal" style:font-weight-complex="normal"/>
    </style:style>
    <style:style style:name="P33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a869d6" officeooo:paragraph-rsid="04b8ce44" style:font-style-asian="normal" style:font-weight-asian="normal" style:font-style-complex="normal" style:font-weight-complex="normal"/>
    </style:style>
    <style:style style:name="P33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3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4b11a91" style:font-style-asian="normal" style:font-weight-asian="normal" style:font-style-complex="normal" style:font-weight-complex="normal"/>
    </style:style>
    <style:style style:name="P33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526cc3f" officeooo:paragraph-rsid="0526cc3f" style:font-style-asian="normal" style:font-weight-asian="normal" style:font-style-complex="normal" style:font-weight-complex="normal"/>
    </style:style>
    <style:style style:name="P33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46041d5" officeooo:paragraph-rsid="04998269" fo:background-color="transparent" style:font-style-asian="normal" style:font-weight-asian="normal" style:font-style-complex="normal" style:font-weight-complex="normal"/>
    </style:style>
    <style:style style:name="P33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6f786" officeooo:paragraph-rsid="04998269" fo:background-color="#ffff00" style:font-style-asian="normal" style:font-weight-asian="normal" style:font-style-complex="normal" style:font-weight-complex="normal"/>
    </style:style>
    <style:style style:name="P3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3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3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3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3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3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3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3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3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3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3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3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3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3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3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3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9df8d"/>
    </style:style>
    <style:style style:name="P3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c9df8d"/>
    </style:style>
    <style:style style:name="P3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dddda6"/>
    </style:style>
    <style:style style:name="P3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9df8d" officeooo:paragraph-rsid="03e37906"/>
    </style:style>
    <style:style style:name="P3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b701d" officeooo:paragraph-rsid="03cb701d"/>
    </style:style>
    <style:style style:name="P3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d4346" officeooo:paragraph-rsid="03cd4346"/>
    </style:style>
    <style:style style:name="P3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8e187" officeooo:paragraph-rsid="03d8e187"/>
    </style:style>
    <style:style style:name="P3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dddda6" officeooo:paragraph-rsid="03e46bd3"/>
    </style:style>
    <style:style style:name="P3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91e58" officeooo:paragraph-rsid="03ec47f1"/>
    </style:style>
    <style:style style:name="P3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ec47f1" officeooo:paragraph-rsid="03ec47f1"/>
    </style:style>
    <style:style style:name="P3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7d823" officeooo:paragraph-rsid="03824bdf"/>
    </style:style>
    <style:style style:name="P36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363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4992556" officeooo:paragraph-rsid="04992556"/>
    </style:style>
    <style:style style:name="P3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1c421" officeooo:paragraph-rsid="04d1c421"/>
    </style:style>
    <style:style style:name="P3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30a5b" officeooo:paragraph-rsid="04d30a5b"/>
    </style:style>
    <style:style style:name="P3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06a28" officeooo:paragraph-rsid="04d1c421"/>
    </style:style>
    <style:style style:name="P3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21ab9" officeooo:paragraph-rsid="04d21ab9"/>
    </style:style>
    <style:style style:name="P3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4900a" officeooo:paragraph-rsid="04d4900a"/>
    </style:style>
    <style:style style:name="P3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60b90" officeooo:paragraph-rsid="04d747c5"/>
    </style:style>
    <style:style style:name="P3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d9de93" officeooo:paragraph-rsid="04db5f5b"/>
    </style:style>
    <style:style style:name="P3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07de7" officeooo:paragraph-rsid="04e07de7"/>
    </style:style>
    <style:style style:name="P3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23c8f" officeooo:paragraph-rsid="04e23c8f"/>
    </style:style>
    <style:style style:name="P3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4ebdaaf" officeooo:paragraph-rsid="04ebdaaf"/>
    </style:style>
    <style:style style:name="P3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2e6f786" officeooo:paragraph-rsid="050a2a69" fo:background-color="transparent" style:font-style-asian="italic" style:font-style-complex="italic"/>
    </style:style>
    <style:style style:name="P3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a2a69" fo:background-color="transparent" style:font-style-asian="italic" style:font-style-complex="italic"/>
    </style:style>
    <style:style style:name="P3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09e7f2" officeooo:paragraph-rsid="0509e7f2" fo:background-color="transparent" style:font-style-asian="italic" style:font-style-complex="italic"/>
    </style:style>
    <style:style style:name="P3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19086f" officeooo:paragraph-rsid="0509e7f2" fo:background-color="transparent" style:font-style-asian="italic" style:font-style-complex="italic"/>
    </style:style>
    <style:style style:name="P3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paragraph-rsid="05231513" fo:background-color="transparent" style:font-style-asian="italic" style:font-style-complex="italic"/>
    </style:style>
    <style:style style:name="P3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1e2f7c" fo:background-color="transparent" style:font-style-asian="italic" style:font-style-complex="italic"/>
    </style:style>
    <style:style style:name="P3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3305c65" officeooo:paragraph-rsid="05231513" fo:background-color="transparent" style:font-style-asian="italic" style:font-style-complex="italic"/>
    </style:style>
    <style:style style:name="P38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italic" officeooo:rsid="05231513" officeooo:paragraph-rsid="05231513" fo:background-color="transparent" style:font-style-asian="italic" style:font-style-complex="italic"/>
    </style:style>
    <style:style style:name="P3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345d5f" officeooo:paragraph-rsid="05345d5f"/>
    </style:style>
    <style:style style:name="P38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38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38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38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38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38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38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39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39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39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39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39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39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39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39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39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3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be126f" officeooo:paragraph-rsid="05be126f" fo:background-color="transparent"/>
    </style:style>
    <style:style style:name="P4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5ae9fe1" officeooo:paragraph-rsid="05ae9fe1" fo:background-color="transparent"/>
    </style:style>
    <style:style style:name="P401" style:family="paragraph" style:parent-style-name="Heading_20_2">
      <style:paragraph-properties fo:text-align="center" style:justify-single-word="false"/>
      <style:text-properties officeooo:rsid="0310861e"/>
    </style:style>
    <style:style style:name="P402" style:family="paragraph" style:parent-style-name="Heading_20_2">
      <style:paragraph-properties fo:text-align="center" style:justify-single-word="false"/>
    </style:style>
    <style:style style:name="P403" style:family="paragraph" style:parent-style-name="Heading_20_1">
      <style:paragraph-properties fo:text-align="center" style:justify-single-word="false"/>
    </style:style>
    <style:style style:name="P404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98472" fo:background-color="transparent" loext:char-shading-value="0"/>
    </style:style>
    <style:style style:name="T29" style:family="text">
      <style:text-properties officeooo:rsid="034a8d4f" fo:background-color="transparent" loext:char-shading-value="0"/>
    </style:style>
    <style:style style:name="T30" style:family="text">
      <style:text-properties officeooo:rsid="034c5fb2" fo:background-color="transparent" loext:char-shading-value="0"/>
    </style:style>
    <style:style style:name="T31" style:family="text">
      <style:text-properties officeooo:rsid="034e5633" fo:background-color="transparent" loext:char-shading-value="0"/>
    </style:style>
    <style:style style:name="T32" style:family="text">
      <style:text-properties officeooo:rsid="0356184f" fo:background-color="transparent" loext:char-shading-value="0"/>
    </style:style>
    <style:style style:name="T33" style:family="text">
      <style:text-properties officeooo:rsid="03566362" fo:background-color="transparent" loext:char-shading-value="0"/>
    </style:style>
    <style:style style:name="T34" style:family="text">
      <style:text-properties officeooo:rsid="03567091" fo:background-color="transparent" loext:char-shading-value="0"/>
    </style:style>
    <style:style style:name="T35" style:family="text">
      <style:text-properties officeooo:rsid="03b87e91" fo:background-color="transparent" loext:char-shading-value="0"/>
    </style:style>
    <style:style style:name="T36" style:family="text">
      <style:text-properties officeooo:rsid="03bf6ba5" fo:background-color="transparent" loext:char-shading-value="0"/>
    </style:style>
    <style:style style:name="T37" style:family="text">
      <style:text-properties officeooo:rsid="03c13108" fo:background-color="transparent" loext:char-shading-value="0"/>
    </style:style>
    <style:style style:name="T38" style:family="text">
      <style:text-properties officeooo:rsid="03c16161" fo:background-color="transparent" loext:char-shading-value="0"/>
    </style:style>
    <style:style style:name="T39" style:family="text">
      <style:text-properties officeooo:rsid="03c17a40" fo:background-color="transparent" loext:char-shading-value="0"/>
    </style:style>
    <style:style style:name="T40" style:family="text">
      <style:text-properties officeooo:rsid="03c34570" fo:background-color="transparent" loext:char-shading-value="0"/>
    </style:style>
    <style:style style:name="T41" style:family="text">
      <style:text-properties officeooo:rsid="03c9df8d" fo:background-color="transparent" loext:char-shading-value="0"/>
    </style:style>
    <style:style style:name="T42" style:family="text">
      <style:text-properties officeooo:rsid="03cb701d" fo:background-color="transparent" loext:char-shading-value="0"/>
    </style:style>
    <style:style style:name="T43" style:family="text">
      <style:text-properties officeooo:rsid="03cd4346" fo:background-color="transparent" loext:char-shading-value="0"/>
    </style:style>
    <style:style style:name="T44" style:family="text">
      <style:text-properties officeooo:rsid="03d5a92f" fo:background-color="transparent" loext:char-shading-value="0"/>
    </style:style>
    <style:style style:name="T45" style:family="text">
      <style:text-properties officeooo:rsid="03d75ae7" fo:background-color="transparent" loext:char-shading-value="0"/>
    </style:style>
    <style:style style:name="T46" style:family="text">
      <style:text-properties officeooo:rsid="03d9c433" fo:background-color="transparent" loext:char-shading-value="0"/>
    </style:style>
    <style:style style:name="T47" style:family="text">
      <style:text-properties officeooo:rsid="03dba247" fo:background-color="transparent" loext:char-shading-value="0"/>
    </style:style>
    <style:style style:name="T48" style:family="text">
      <style:text-properties officeooo:rsid="03dbe460" fo:background-color="transparent" loext:char-shading-value="0"/>
    </style:style>
    <style:style style:name="T49" style:family="text">
      <style:text-properties officeooo:rsid="03dd2b1a" fo:background-color="transparent" loext:char-shading-value="0"/>
    </style:style>
    <style:style style:name="T50" style:family="text">
      <style:text-properties officeooo:rsid="03dddda6" fo:background-color="transparent" loext:char-shading-value="0"/>
    </style:style>
    <style:style style:name="T51" style:family="text">
      <style:text-properties officeooo:rsid="03de56a5" fo:background-color="transparent" loext:char-shading-value="0"/>
    </style:style>
    <style:style style:name="T52" style:family="text">
      <style:text-properties officeooo:rsid="03df5dae" fo:background-color="transparent" loext:char-shading-value="0"/>
    </style:style>
    <style:style style:name="T53" style:family="text">
      <style:text-properties officeooo:rsid="03e0481b" fo:background-color="transparent" loext:char-shading-value="0"/>
    </style:style>
    <style:style style:name="T54" style:family="text">
      <style:text-properties officeooo:rsid="03e23440" fo:background-color="transparent" loext:char-shading-value="0"/>
    </style:style>
    <style:style style:name="T55" style:family="text">
      <style:text-properties officeooo:rsid="03e37906" fo:background-color="transparent" loext:char-shading-value="0"/>
    </style:style>
    <style:style style:name="T56" style:family="text">
      <style:text-properties officeooo:rsid="03e3d10c" fo:background-color="transparent" loext:char-shading-value="0"/>
    </style:style>
    <style:style style:name="T57" style:family="text">
      <style:text-properties officeooo:rsid="03e46bd3" fo:background-color="transparent" loext:char-shading-value="0"/>
    </style:style>
    <style:style style:name="T58" style:family="text">
      <style:text-properties officeooo:rsid="03e55c1b" fo:background-color="transparent" loext:char-shading-value="0"/>
    </style:style>
    <style:style style:name="T59" style:family="text">
      <style:text-properties officeooo:rsid="03e7526e" fo:background-color="transparent" loext:char-shading-value="0"/>
    </style:style>
    <style:style style:name="T60" style:family="text">
      <style:text-properties officeooo:rsid="03e91e58" fo:background-color="transparent" loext:char-shading-value="0"/>
    </style:style>
    <style:style style:name="T61" style:family="text">
      <style:text-properties officeooo:rsid="03eac18a" fo:background-color="transparent" loext:char-shading-value="0"/>
    </style:style>
    <style:style style:name="T62" style:family="text">
      <style:text-properties officeooo:rsid="03ec47f1" fo:background-color="transparent" loext:char-shading-value="0"/>
    </style:style>
    <style:style style:name="T63" style:family="text">
      <style:text-properties officeooo:rsid="03ecdde0" fo:background-color="transparent" loext:char-shading-value="0"/>
    </style:style>
    <style:style style:name="T64" style:family="text">
      <style:text-properties officeooo:rsid="03f2eaa5" fo:background-color="transparent" loext:char-shading-value="0"/>
    </style:style>
    <style:style style:name="T65" style:family="text">
      <style:text-properties officeooo:rsid="03f5bf2a" fo:background-color="transparent" loext:char-shading-value="0"/>
    </style:style>
    <style:style style:name="T66" style:family="text">
      <style:text-properties officeooo:rsid="051767a4" fo:background-color="transparent" loext:char-shading-value="0"/>
    </style:style>
    <style:style style:name="T67" style:family="text">
      <style:text-properties officeooo:rsid="01b67eef"/>
    </style:style>
    <style:style style:name="T68" style:family="text">
      <style:text-properties officeooo:rsid="01b920d3"/>
    </style:style>
    <style:style style:name="T69" style:family="text">
      <style:text-properties officeooo:rsid="01bae22a"/>
    </style:style>
    <style:style style:name="T70" style:family="text">
      <style:text-properties officeooo:rsid="01be128d"/>
    </style:style>
    <style:style style:name="T71" style:family="text">
      <style:text-properties officeooo:rsid="01f840b2"/>
    </style:style>
    <style:style style:name="T72" style:family="text">
      <style:text-properties officeooo:rsid="01f9d13d"/>
    </style:style>
    <style:style style:name="T73" style:family="text">
      <style:text-properties officeooo:rsid="01fb7696"/>
    </style:style>
    <style:style style:name="T74" style:family="text">
      <style:text-properties officeooo:rsid="0202a82d"/>
    </style:style>
    <style:style style:name="T75" style:family="text">
      <style:text-properties officeooo:rsid="02041dc8"/>
    </style:style>
    <style:style style:name="T76" style:family="text">
      <style:text-properties officeooo:rsid="0205c151"/>
    </style:style>
    <style:style style:name="T77" style:family="text">
      <style:text-properties officeooo:rsid="0208e049"/>
    </style:style>
    <style:style style:name="T78" style:family="text">
      <style:text-properties officeooo:rsid="020a3d15"/>
    </style:style>
    <style:style style:name="T79" style:family="text">
      <style:text-properties officeooo:rsid="02100c61"/>
    </style:style>
    <style:style style:name="T80" style:family="text">
      <style:text-properties officeooo:rsid="0210db72"/>
    </style:style>
    <style:style style:name="T81" style:family="text">
      <style:text-properties officeooo:rsid="02115bd8"/>
    </style:style>
    <style:style style:name="T82" style:family="text">
      <style:text-properties officeooo:rsid="021209a0"/>
    </style:style>
    <style:style style:name="T83" style:family="text">
      <style:text-properties officeooo:rsid="02136901"/>
    </style:style>
    <style:style style:name="T84" style:family="text">
      <style:text-properties officeooo:rsid="02142096"/>
    </style:style>
    <style:style style:name="T85" style:family="text">
      <style:text-properties fo:font-style="normal" style:font-style-asian="normal" style:font-style-complex="normal"/>
    </style:style>
    <style:style style:name="T86" style:family="text">
      <style:text-properties fo:font-style="normal" officeooo:rsid="003a92e7" style:font-style-asian="normal" style:font-style-complex="normal"/>
    </style:style>
    <style:style style:name="T87" style:family="text">
      <style:text-properties fo:font-style="normal" officeooo:rsid="021a2504" style:font-style-asian="normal" style:font-style-complex="normal"/>
    </style:style>
    <style:style style:name="T88" style:family="text">
      <style:text-properties fo:font-style="normal" officeooo:rsid="00229078" style:font-style-asian="normal" style:font-style-complex="normal"/>
    </style:style>
    <style:style style:name="T89" style:family="text">
      <style:text-properties fo:font-style="normal" officeooo:rsid="001b7a80" style:font-style-asian="normal" style:font-style-complex="normal"/>
    </style:style>
    <style:style style:name="T90" style:family="text">
      <style:text-properties fo:font-style="normal" fo:background-color="transparent" loext:char-shading-value="0" style:font-style-asian="normal" style:font-style-complex="normal"/>
    </style:style>
    <style:style style:name="T91" style:family="text">
      <style:text-properties officeooo:rsid="021917bb"/>
    </style:style>
    <style:style style:name="T92" style:family="text">
      <style:text-properties officeooo:rsid="021a2504"/>
    </style:style>
    <style:style style:name="T93" style:family="text">
      <style:text-properties officeooo:rsid="021b3398"/>
    </style:style>
    <style:style style:name="T94" style:family="text">
      <style:text-properties officeooo:rsid="021cbee4"/>
    </style:style>
    <style:style style:name="T95" style:family="text">
      <style:text-properties officeooo:rsid="021d9dba"/>
    </style:style>
    <style:style style:name="T96" style:family="text">
      <style:text-properties officeooo:rsid="0226fa49"/>
    </style:style>
    <style:style style:name="T97" style:family="text">
      <style:text-properties officeooo:rsid="02288497"/>
    </style:style>
    <style:style style:name="T98" style:family="text">
      <style:text-properties officeooo:rsid="0229de7e"/>
    </style:style>
    <style:style style:name="T99" style:family="text">
      <style:text-properties officeooo:rsid="0229ff47"/>
    </style:style>
    <style:style style:name="T100" style:family="text">
      <style:text-properties officeooo:rsid="022cc65b"/>
    </style:style>
    <style:style style:name="T101" style:family="text">
      <style:text-properties officeooo:rsid="0230aa03"/>
    </style:style>
    <style:style style:name="T102" style:family="text">
      <style:text-properties officeooo:rsid="023261c2"/>
    </style:style>
    <style:style style:name="T103" style:family="text">
      <style:text-properties officeooo:rsid="023761d7"/>
    </style:style>
    <style:style style:name="T104" style:family="text">
      <style:text-properties officeooo:rsid="023ce0d4"/>
    </style:style>
    <style:style style:name="T105" style:family="text">
      <style:text-properties officeooo:rsid="02403a96"/>
    </style:style>
    <style:style style:name="T106" style:family="text">
      <style:text-properties officeooo:rsid="02415db1"/>
    </style:style>
    <style:style style:name="T107" style:family="text">
      <style:text-properties officeooo:rsid="024342c7"/>
    </style:style>
    <style:style style:name="T108" style:family="text">
      <style:text-properties officeooo:rsid="024638d3"/>
    </style:style>
    <style:style style:name="T109" style:family="text">
      <style:text-properties officeooo:rsid="024c971b"/>
    </style:style>
    <style:style style:name="T110" style:family="text">
      <style:text-properties officeooo:rsid="02523688"/>
    </style:style>
    <style:style style:name="T111" style:family="text">
      <style:text-properties officeooo:rsid="025802c7"/>
    </style:style>
    <style:style style:name="T112" style:family="text">
      <style:text-properties officeooo:rsid="02581e20"/>
    </style:style>
    <style:style style:name="T113" style:family="text">
      <style:text-properties officeooo:rsid="025adcc1"/>
    </style:style>
    <style:style style:name="T114" style:family="text">
      <style:text-properties officeooo:rsid="025ceee7"/>
    </style:style>
    <style:style style:name="T115" style:family="text">
      <style:text-properties officeooo:rsid="025e8921"/>
    </style:style>
    <style:style style:name="T116" style:family="text">
      <style:text-properties officeooo:rsid="025f6304"/>
    </style:style>
    <style:style style:name="T117" style:family="text">
      <style:text-properties officeooo:rsid="02636c1c"/>
    </style:style>
    <style:style style:name="T118" style:family="text">
      <style:text-properties officeooo:rsid="0264de71"/>
    </style:style>
    <style:style style:name="T119" style:family="text">
      <style:text-properties officeooo:rsid="02653ee3"/>
    </style:style>
    <style:style style:name="T120" style:family="text">
      <style:text-properties officeooo:rsid="0267c7a0"/>
    </style:style>
    <style:style style:name="T121" style:family="text">
      <style:text-properties officeooo:rsid="026c2deb"/>
    </style:style>
    <style:style style:name="T122" style:family="text">
      <style:text-properties officeooo:rsid="026cb769"/>
    </style:style>
    <style:style style:name="T123" style:family="text">
      <style:text-properties officeooo:rsid="026d6009"/>
    </style:style>
    <style:style style:name="T124" style:family="text">
      <style:text-properties officeooo:rsid="026e8f00"/>
    </style:style>
    <style:style style:name="T125" style:family="text">
      <style:text-properties fo:background-color="#ffff00" loext:char-shading-value="0"/>
    </style:style>
    <style:style style:name="T126" style:family="text">
      <style:text-properties officeooo:rsid="025adcc1" fo:background-color="#ffff00" loext:char-shading-value="0"/>
    </style:style>
    <style:style style:name="T127" style:family="text">
      <style:text-properties officeooo:rsid="02769fb7" fo:background-color="#ffff00" loext:char-shading-value="0"/>
    </style:style>
    <style:style style:name="T128" style:family="text">
      <style:text-properties officeooo:rsid="026cb769" fo:background-color="#ffff00" loext:char-shading-value="0"/>
    </style:style>
    <style:style style:name="T129" style:family="text">
      <style:text-properties officeooo:rsid="0307a56c" fo:background-color="#ffff00" loext:char-shading-value="0"/>
    </style:style>
    <style:style style:name="T130" style:family="text">
      <style:text-properties officeooo:rsid="003a5af1" fo:background-color="#ffff00" loext:char-shading-value="0"/>
    </style:style>
    <style:style style:name="T131" style:family="text">
      <style:text-properties officeooo:rsid="0205c151" fo:background-color="#ffff00" loext:char-shading-value="0"/>
    </style:style>
    <style:style style:name="T132" style:family="text">
      <style:text-properties officeooo:rsid="021d9dba" fo:background-color="#ffff00" loext:char-shading-value="0"/>
    </style:style>
    <style:style style:name="T133" style:family="text">
      <style:text-properties officeooo:rsid="03793a94" fo:background-color="#ffff00" loext:char-shading-value="0"/>
    </style:style>
    <style:style style:name="T134" style:family="text">
      <style:text-properties officeooo:rsid="037dfb10" fo:background-color="#ffff00" loext:char-shading-value="0"/>
    </style:style>
    <style:style style:name="T135" style:family="text">
      <style:text-properties officeooo:rsid="03aaad60" fo:background-color="#ffff00" loext:char-shading-value="0"/>
    </style:style>
    <style:style style:name="T136" style:family="text">
      <style:text-properties officeooo:rsid="03ba5430" fo:background-color="#ffff00" loext:char-shading-value="0"/>
    </style:style>
    <style:style style:name="T137" style:family="text">
      <style:text-properties officeooo:rsid="0497a4fe" fo:background-color="#ffff00" loext:char-shading-value="0"/>
    </style:style>
    <style:style style:name="T138" style:family="text">
      <style:text-properties officeooo:rsid="049eb207" fo:background-color="#ffff00" loext:char-shading-value="0"/>
    </style:style>
    <style:style style:name="T139" style:family="text">
      <style:text-properties officeooo:rsid="05aba334" fo:background-color="#ffff00" loext:char-shading-value="0"/>
    </style:style>
    <style:style style:name="T140" style:family="text">
      <style:text-properties officeooo:rsid="05ad39aa" fo:background-color="#ffff00" loext:char-shading-value="0"/>
    </style:style>
    <style:style style:name="T141" style:family="text">
      <style:text-properties officeooo:rsid="02736073"/>
    </style:style>
    <style:style style:name="T142" style:family="text">
      <style:text-properties officeooo:rsid="02747e81"/>
    </style:style>
    <style:style style:name="T143" style:family="text">
      <style:text-properties officeooo:rsid="02769fb7"/>
    </style:style>
    <style:style style:name="T144" style:family="text">
      <style:text-properties officeooo:rsid="027793d5"/>
    </style:style>
    <style:style style:name="T145" style:family="text">
      <style:text-properties officeooo:rsid="0278d59e"/>
    </style:style>
    <style:style style:name="T146" style:family="text">
      <style:text-properties officeooo:rsid="027fea0b"/>
    </style:style>
    <style:style style:name="T147" style:family="text">
      <style:text-properties officeooo:rsid="02852a5e"/>
    </style:style>
    <style:style style:name="T148" style:family="text">
      <style:text-properties officeooo:rsid="028803ef"/>
    </style:style>
    <style:style style:name="T149" style:family="text">
      <style:text-properties officeooo:rsid="0289dc1f"/>
    </style:style>
    <style:style style:name="T150" style:family="text">
      <style:text-properties style:use-window-font-color="true" officeooo:rsid="0289dc1f" fo:background-color="transparent" loext:char-shading-value="0"/>
    </style:style>
    <style:style style:name="T151" style:family="text">
      <style:text-properties style:use-window-font-color="true" officeooo:rsid="028aa05a" fo:background-color="transparent" loext:char-shading-value="0"/>
    </style:style>
    <style:style style:name="T152" style:family="text">
      <style:text-properties style:use-window-font-color="true" officeooo:rsid="028b6b12" fo:background-color="transparent" loext:char-shading-value="0"/>
    </style:style>
    <style:style style:name="T153" style:family="text">
      <style:text-properties style:use-window-font-color="true" officeooo:rsid="0290cdd4" fo:background-color="transparent" loext:char-shading-value="0"/>
    </style:style>
    <style:style style:name="T154" style:family="text">
      <style:text-properties style:use-window-font-color="true" fo:language="ru" fo:country="RU" fo:font-style="normal" fo:font-weight="normal" style:font-style-asian="normal" style:font-weight-asian="normal" style:font-style-complex="normal" style:font-weight-complex="normal"/>
    </style:style>
    <style:style style:name="T155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56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57" style:family="text">
      <style:text-properties style:use-window-font-color="true" fo:language="ru" fo:country="RU" fo:font-style="normal" fo:font-weight="normal" officeooo:rsid="037e5239" style:font-style-asian="normal" style:font-weight-asian="normal" style:font-style-complex="normal" style:font-weight-complex="normal"/>
    </style:style>
    <style:style style:name="T158" style:family="text">
      <style:text-properties style:use-window-font-color="true" fo:language="ru" fo:country="RU" fo:font-weight="normal" style:font-weight-asian="normal" style:font-weight-complex="normal"/>
    </style:style>
    <style:style style:name="T159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60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61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62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63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64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65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66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67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68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69" style:family="text">
      <style:text-properties style:use-window-font-color="true" officeooo:rsid="05231513" fo:background-color="#ffff00" loext:char-shading-value="0"/>
    </style:style>
    <style:style style:name="T170" style:family="text">
      <style:text-properties officeooo:rsid="026e43dc"/>
    </style:style>
    <style:style style:name="T171" style:family="text">
      <style:text-properties officeooo:rsid="029525af"/>
    </style:style>
    <style:style style:name="T172" style:family="text">
      <style:text-properties officeooo:rsid="0295318b"/>
    </style:style>
    <style:style style:name="T173" style:family="text">
      <style:text-properties officeooo:rsid="0299994e"/>
    </style:style>
    <style:style style:name="T174" style:family="text">
      <style:text-properties officeooo:rsid="029a8140"/>
    </style:style>
    <style:style style:name="T175" style:family="text">
      <style:text-properties officeooo:rsid="02a967ff"/>
    </style:style>
    <style:style style:name="T176" style:family="text">
      <style:text-properties officeooo:rsid="02acfaa8"/>
    </style:style>
    <style:style style:name="T177" style:family="text">
      <style:text-properties officeooo:rsid="02b07e75"/>
    </style:style>
    <style:style style:name="T178" style:family="text">
      <style:text-properties officeooo:rsid="02b3865a"/>
    </style:style>
    <style:style style:name="T179" style:family="text">
      <style:text-properties officeooo:rsid="02be8792"/>
    </style:style>
    <style:style style:name="T180" style:family="text">
      <style:text-properties officeooo:rsid="02c3f5ee"/>
    </style:style>
    <style:style style:name="T181" style:family="text">
      <style:text-properties officeooo:rsid="02cd519c"/>
    </style:style>
    <style:style style:name="T182" style:family="text">
      <style:text-properties officeooo:rsid="02d13f68"/>
    </style:style>
    <style:style style:name="T183" style:family="text">
      <style:text-properties officeooo:rsid="02e32391"/>
    </style:style>
    <style:style style:name="T184" style:family="text">
      <style:text-properties officeooo:rsid="02e4b27d"/>
    </style:style>
    <style:style style:name="T185" style:family="text">
      <style:text-properties officeooo:rsid="02e7b0bb"/>
    </style:style>
    <style:style style:name="T186" style:family="text">
      <style:text-properties officeooo:rsid="02e90f55"/>
    </style:style>
    <style:style style:name="T187" style:family="text">
      <style:text-properties officeooo:rsid="02eb28cf"/>
    </style:style>
    <style:style style:name="T188" style:family="text">
      <style:text-properties officeooo:rsid="02ecf391"/>
    </style:style>
    <style:style style:name="T189" style:family="text">
      <style:text-properties officeooo:rsid="02ef9e4c"/>
    </style:style>
    <style:style style:name="T190" style:family="text">
      <style:text-properties officeooo:rsid="02f37207"/>
    </style:style>
    <style:style style:name="T191" style:family="text">
      <style:text-properties officeooo:rsid="02f3fef4"/>
    </style:style>
    <style:style style:name="T192" style:family="text">
      <style:text-properties officeooo:rsid="02f40c6d"/>
    </style:style>
    <style:style style:name="T193" style:family="text">
      <style:text-properties officeooo:rsid="02f44243"/>
    </style:style>
    <style:style style:name="T194" style:family="text">
      <style:text-properties officeooo:rsid="02f87ae3"/>
    </style:style>
    <style:style style:name="T195" style:family="text">
      <style:text-properties officeooo:rsid="02f8cae9"/>
    </style:style>
    <style:style style:name="T196" style:family="text">
      <style:text-properties officeooo:rsid="02fef729"/>
    </style:style>
    <style:style style:name="T197" style:family="text">
      <style:text-properties officeooo:rsid="030143de"/>
    </style:style>
    <style:style style:name="T198" style:family="text">
      <style:text-properties officeooo:rsid="0305d2d6"/>
    </style:style>
    <style:style style:name="T199" style:family="text">
      <style:text-properties officeooo:rsid="0309672d"/>
    </style:style>
    <style:style style:name="T200" style:family="text">
      <style:text-properties officeooo:rsid="030b5782"/>
    </style:style>
    <style:style style:name="T201" style:family="text">
      <style:text-properties officeooo:rsid="030d4f98"/>
    </style:style>
    <style:style style:name="T202" style:family="text">
      <style:text-properties officeooo:rsid="030db7ae"/>
    </style:style>
    <style:style style:name="T203" style:family="text">
      <style:text-properties officeooo:rsid="030fa319"/>
    </style:style>
    <style:style style:name="T204" style:family="text">
      <style:text-properties officeooo:rsid="03107dc6"/>
    </style:style>
    <style:style style:name="T205" style:family="text">
      <style:text-properties officeooo:rsid="0310861e"/>
    </style:style>
    <style:style style:name="T206" style:family="text">
      <style:text-properties officeooo:rsid="01d872e6"/>
    </style:style>
    <style:style style:name="T207" style:family="text">
      <style:text-properties officeooo:rsid="031417ee"/>
    </style:style>
    <style:style style:name="T208" style:family="text">
      <style:text-properties officeooo:rsid="0317f0c9"/>
    </style:style>
    <style:style style:name="T209" style:family="text">
      <style:text-properties officeooo:rsid="031b4b0f"/>
    </style:style>
    <style:style style:name="T210" style:family="text">
      <style:text-properties officeooo:rsid="031c9a5f"/>
    </style:style>
    <style:style style:name="T211" style:family="text">
      <style:text-properties officeooo:rsid="031dae92"/>
    </style:style>
    <style:style style:name="T212" style:family="text">
      <style:text-properties officeooo:rsid="031ed558"/>
    </style:style>
    <style:style style:name="T213" style:family="text">
      <style:text-properties officeooo:rsid="0320ddff"/>
    </style:style>
    <style:style style:name="T214" style:family="text">
      <style:text-properties officeooo:rsid="0322046f"/>
    </style:style>
    <style:style style:name="T215" style:family="text">
      <style:text-properties officeooo:rsid="032309a0"/>
    </style:style>
    <style:style style:name="T216" style:family="text">
      <style:text-properties officeooo:rsid="03243a39"/>
    </style:style>
    <style:style style:name="T217" style:family="text">
      <style:text-properties officeooo:rsid="032445bd"/>
    </style:style>
    <style:style style:name="T218" style:family="text">
      <style:text-properties officeooo:rsid="032526bd"/>
    </style:style>
    <style:style style:name="T219" style:family="text">
      <style:text-properties officeooo:rsid="03317262"/>
    </style:style>
    <style:style style:name="T220" style:family="text">
      <style:text-properties officeooo:rsid="0335f866"/>
    </style:style>
    <style:style style:name="T221" style:family="text">
      <style:text-properties officeooo:rsid="033850f4"/>
    </style:style>
    <style:style style:name="T222" style:family="text">
      <style:text-properties officeooo:rsid="0339883b"/>
    </style:style>
    <style:style style:name="T223" style:family="text">
      <style:text-properties officeooo:rsid="033ae99c"/>
    </style:style>
    <style:style style:name="T224" style:family="text">
      <style:text-properties officeooo:rsid="033e4ca2"/>
    </style:style>
    <style:style style:name="T225" style:family="text">
      <style:text-properties officeooo:rsid="033ef708"/>
    </style:style>
    <style:style style:name="T226" style:family="text">
      <style:text-properties officeooo:rsid="033f2e5e"/>
    </style:style>
    <style:style style:name="T227" style:family="text">
      <style:text-properties officeooo:rsid="03404471"/>
    </style:style>
    <style:style style:name="T228" style:family="text">
      <style:text-properties officeooo:rsid="0342111f"/>
    </style:style>
    <style:style style:name="T229" style:family="text">
      <style:text-properties officeooo:rsid="0343534e"/>
    </style:style>
    <style:style style:name="T230" style:family="text">
      <style:text-properties officeooo:rsid="0344ecec"/>
    </style:style>
    <style:style style:name="T231" style:family="text">
      <style:text-properties officeooo:rsid="0345b7f4"/>
    </style:style>
    <style:style style:name="T232" style:family="text">
      <style:text-properties officeooo:rsid="034ee39a"/>
    </style:style>
    <style:style style:name="T233" style:family="text">
      <style:text-properties officeooo:rsid="03513fb3"/>
    </style:style>
    <style:style style:name="T234" style:family="text">
      <style:text-properties officeooo:rsid="0356184f"/>
    </style:style>
    <style:style style:name="T235" style:family="text">
      <style:text-properties officeooo:rsid="03567091"/>
    </style:style>
    <style:style style:name="T236" style:family="text">
      <style:text-properties officeooo:rsid="03576c89"/>
    </style:style>
    <style:style style:name="T237" style:family="text">
      <style:text-properties officeooo:rsid="0358366c"/>
    </style:style>
    <style:style style:name="T238" style:family="text">
      <style:text-properties officeooo:rsid="0358419e"/>
    </style:style>
    <style:style style:name="T239" style:family="text">
      <style:text-properties officeooo:rsid="035911a6"/>
    </style:style>
    <style:style style:name="T240" style:family="text">
      <style:text-properties officeooo:rsid="035e58de"/>
    </style:style>
    <style:style style:name="T241" style:family="text">
      <style:text-properties officeooo:rsid="03601b1f"/>
    </style:style>
    <style:style style:name="T242" style:family="text">
      <style:text-properties officeooo:rsid="03645774"/>
    </style:style>
    <style:style style:name="T243" style:family="text">
      <style:text-properties officeooo:rsid="001a7ac3"/>
    </style:style>
    <style:style style:name="T244" style:family="text">
      <style:text-properties officeooo:rsid="00229078"/>
    </style:style>
    <style:style style:name="T245" style:family="text">
      <style:text-properties officeooo:rsid="003909c1"/>
    </style:style>
    <style:style style:name="T246" style:family="text">
      <style:text-properties officeooo:rsid="001c8877"/>
    </style:style>
    <style:style style:name="T247" style:family="text">
      <style:text-properties officeooo:rsid="001ee3b7"/>
    </style:style>
    <style:style style:name="T248" style:family="text">
      <style:text-properties officeooo:rsid="0028c4e3"/>
    </style:style>
    <style:style style:name="T249" style:family="text">
      <style:text-properties officeooo:rsid="0024fff9"/>
    </style:style>
    <style:style style:name="T250" style:family="text">
      <style:text-properties officeooo:rsid="002aa211"/>
    </style:style>
    <style:style style:name="T251" style:family="text">
      <style:text-properties officeooo:rsid="00251ea2"/>
    </style:style>
    <style:style style:name="T252" style:family="text">
      <style:text-properties officeooo:rsid="00317aaf"/>
    </style:style>
    <style:style style:name="T253" style:family="text">
      <style:text-properties officeooo:rsid="004603e1"/>
    </style:style>
    <style:style style:name="T254" style:family="text">
      <style:text-properties officeooo:rsid="003a92e7"/>
    </style:style>
    <style:style style:name="T255" style:family="text">
      <style:text-properties officeooo:rsid="004387a9"/>
    </style:style>
    <style:style style:name="T256" style:family="text">
      <style:text-properties fo:font-weight="bold" style:font-weight-asian="bold" style:font-weight-complex="bold"/>
    </style:style>
    <style:style style:name="T257" style:family="text">
      <style:text-properties fo:font-weight="bold" officeooo:rsid="004387a9" style:font-weight-asian="bold" style:font-weight-complex="bold"/>
    </style:style>
    <style:style style:name="T258" style:family="text">
      <style:text-properties fo:font-weight="bold" officeooo:rsid="00360c91" style:font-weight-asian="bold" style:font-weight-complex="bold"/>
    </style:style>
    <style:style style:name="T259" style:family="text">
      <style:text-properties fo:font-weight="bold" officeooo:rsid="04bb3599" style:font-weight-asian="bold" style:font-weight-complex="bold"/>
    </style:style>
    <style:style style:name="T260" style:family="text">
      <style:text-properties fo:font-weight="bold" officeooo:rsid="002aa211" style:font-weight-asian="bold" style:font-weight-complex="bold"/>
    </style:style>
    <style:style style:name="T261" style:family="text">
      <style:text-properties fo:font-weight="bold" officeooo:rsid="04c0dda7" style:font-weight-asian="bold" style:font-weight-complex="bold"/>
    </style:style>
    <style:style style:name="T262" style:family="text">
      <style:text-properties fo:font-weight="bold" officeooo:rsid="04c2d5cb" style:font-weight-asian="bold" style:font-weight-complex="bold"/>
    </style:style>
    <style:style style:name="T263" style:family="text">
      <style:text-properties fo:font-weight="bold" officeooo:rsid="04e20ad0" style:font-weight-asian="bold" style:font-weight-complex="bold"/>
    </style:style>
    <style:style style:name="T264" style:family="text">
      <style:text-properties fo:font-weight="bold" officeooo:rsid="04f45e20" style:font-weight-asian="bold" style:font-weight-complex="bold"/>
    </style:style>
    <style:style style:name="T265" style:family="text">
      <style:text-properties officeooo:rsid="036c9346"/>
    </style:style>
    <style:style style:name="T266" style:family="text">
      <style:text-properties officeooo:rsid="03793a94"/>
    </style:style>
    <style:style style:name="T267" style:family="text">
      <style:text-properties officeooo:rsid="037dfb10"/>
    </style:style>
    <style:style style:name="T268" style:family="text">
      <style:text-properties officeooo:rsid="037e5239"/>
    </style:style>
    <style:style style:name="T269" style:family="text">
      <style:text-properties officeooo:rsid="0380e794"/>
    </style:style>
    <style:style style:name="T270" style:family="text">
      <style:text-properties officeooo:rsid="03850522"/>
    </style:style>
    <style:style style:name="T271" style:family="text">
      <style:text-properties officeooo:rsid="0389f902"/>
    </style:style>
    <style:style style:name="T272" style:family="text">
      <style:text-properties officeooo:rsid="038aface"/>
    </style:style>
    <style:style style:name="T273" style:family="text">
      <style:text-properties officeooo:rsid="038c30c3"/>
    </style:style>
    <style:style style:name="T274" style:family="text">
      <style:text-properties officeooo:rsid="038d95df"/>
    </style:style>
    <style:style style:name="T275" style:family="text">
      <style:text-properties officeooo:rsid="039363f1"/>
    </style:style>
    <style:style style:name="T276" style:family="text">
      <style:text-properties officeooo:rsid="0393f903"/>
    </style:style>
    <style:style style:name="T277" style:family="text">
      <style:text-properties fo:background-color="#ffffff" loext:char-shading-value="0"/>
    </style:style>
    <style:style style:name="T278" style:family="text">
      <style:text-properties officeooo:rsid="0393f903" fo:background-color="#ffffff" loext:char-shading-value="0"/>
    </style:style>
    <style:style style:name="T279" style:family="text">
      <style:text-properties officeooo:rsid="03b39402" fo:background-color="#ffffff" loext:char-shading-value="0"/>
    </style:style>
    <style:style style:name="T280" style:family="text">
      <style:text-properties officeooo:rsid="043028e6" fo:background-color="#ffffff" loext:char-shading-value="0"/>
    </style:style>
    <style:style style:name="T281" style:family="text">
      <style:text-properties officeooo:rsid="043499de" fo:background-color="#ffffff" loext:char-shading-value="0"/>
    </style:style>
    <style:style style:name="T282" style:family="text">
      <style:text-properties officeooo:rsid="0395c9c1"/>
    </style:style>
    <style:style style:name="T283" style:family="text">
      <style:text-properties officeooo:rsid="039b99af"/>
    </style:style>
    <style:style style:name="T284" style:family="text">
      <style:text-properties officeooo:rsid="039f045b"/>
    </style:style>
    <style:style style:name="T285" style:family="text">
      <style:text-properties officeooo:rsid="039f7662"/>
    </style:style>
    <style:style style:name="T286" style:family="text">
      <style:text-properties officeooo:rsid="03a0eb10"/>
    </style:style>
    <style:style style:name="T287" style:family="text">
      <style:text-properties officeooo:rsid="03a33e9c"/>
    </style:style>
    <style:style style:name="T288" style:family="text">
      <style:text-properties officeooo:rsid="03a52bd6"/>
    </style:style>
    <style:style style:name="T289" style:family="text">
      <style:text-properties officeooo:rsid="03a8d313"/>
    </style:style>
    <style:style style:name="T290" style:family="text">
      <style:text-properties officeooo:rsid="03aaad60"/>
    </style:style>
    <style:style style:name="T291" style:family="text">
      <style:text-properties officeooo:rsid="03acb48b"/>
    </style:style>
    <style:style style:name="T292" style:family="text">
      <style:text-properties officeooo:rsid="03ae3867"/>
    </style:style>
    <style:style style:name="T293" style:family="text">
      <style:text-properties officeooo:rsid="03b00857"/>
    </style:style>
    <style:style style:name="T294" style:family="text">
      <style:text-properties officeooo:rsid="03b1c398"/>
    </style:style>
    <style:style style:name="T295" style:family="text">
      <style:text-properties officeooo:rsid="03b39402"/>
    </style:style>
    <style:style style:name="T296" style:family="text">
      <style:text-properties officeooo:rsid="03b5d75a"/>
    </style:style>
    <style:style style:name="T297" style:family="text">
      <style:text-properties officeooo:rsid="03b7c840"/>
    </style:style>
    <style:style style:name="T298" style:family="text">
      <style:text-properties officeooo:rsid="03b87e91"/>
    </style:style>
    <style:style style:name="T299" style:family="text">
      <style:text-properties officeooo:rsid="03bb6800"/>
    </style:style>
    <style:style style:name="T300" style:family="text">
      <style:text-properties officeooo:rsid="03bd27ce"/>
    </style:style>
    <style:style style:name="T301" style:family="text">
      <style:text-properties officeooo:rsid="03bf6ba5"/>
    </style:style>
    <style:style style:name="T302" style:family="text">
      <style:text-properties officeooo:rsid="03c34570"/>
    </style:style>
    <style:style style:name="T303" style:family="text">
      <style:text-properties officeooo:rsid="03c6080c"/>
    </style:style>
    <style:style style:name="T304" style:family="text">
      <style:text-properties officeooo:rsid="03cdfd50"/>
    </style:style>
    <style:style style:name="T305" style:family="text">
      <style:text-properties officeooo:rsid="03ce1e27"/>
    </style:style>
    <style:style style:name="T306" style:family="text">
      <style:text-properties officeooo:rsid="03cf7310"/>
    </style:style>
    <style:style style:name="T307" style:family="text">
      <style:text-properties officeooo:rsid="03d09904"/>
    </style:style>
    <style:style style:name="T308" style:family="text">
      <style:text-properties officeooo:rsid="03d25074"/>
    </style:style>
    <style:style style:name="T309" style:family="text">
      <style:text-properties officeooo:rsid="03ee20ff"/>
    </style:style>
    <style:style style:name="T310" style:family="text">
      <style:text-properties officeooo:rsid="03ef6eb9"/>
    </style:style>
    <style:style style:name="T311" style:family="text">
      <style:text-properties officeooo:rsid="03f5bf2a"/>
    </style:style>
    <style:style style:name="T312" style:family="text">
      <style:text-properties officeooo:rsid="03fa821a"/>
    </style:style>
    <style:style style:name="T313" style:family="text">
      <style:text-properties officeooo:rsid="03fb1d16"/>
    </style:style>
    <style:style style:name="T314" style:family="text">
      <style:text-properties officeooo:rsid="03fc4231"/>
    </style:style>
    <style:style style:name="T315" style:family="text">
      <style:text-properties officeooo:rsid="03fd8b27"/>
    </style:style>
    <style:style style:name="T316" style:family="text">
      <style:text-properties officeooo:rsid="03fe8238"/>
    </style:style>
    <style:style style:name="T317" style:family="text">
      <style:text-properties officeooo:rsid="040138de"/>
    </style:style>
    <style:style style:name="T318" style:family="text">
      <style:text-properties officeooo:rsid="040d264a"/>
    </style:style>
    <style:style style:name="T319" style:family="text">
      <style:text-properties officeooo:rsid="040f1ff9"/>
    </style:style>
    <style:style style:name="T320" style:family="text">
      <style:text-properties officeooo:rsid="04159598"/>
    </style:style>
    <style:style style:name="T321" style:family="text">
      <style:text-properties officeooo:rsid="0421d579"/>
    </style:style>
    <style:style style:name="T322" style:family="text">
      <style:text-properties officeooo:rsid="04238c0f"/>
    </style:style>
    <style:style style:name="T323" style:family="text">
      <style:text-properties officeooo:rsid="0424f8a8"/>
    </style:style>
    <style:style style:name="T324" style:family="text">
      <style:text-properties officeooo:rsid="04260644"/>
    </style:style>
    <style:style style:name="T325" style:family="text">
      <style:text-properties officeooo:rsid="0427e5bf"/>
    </style:style>
    <style:style style:name="T326" style:family="text">
      <style:text-properties officeooo:rsid="042b2f1e"/>
    </style:style>
    <style:style style:name="T327" style:family="text">
      <style:text-properties officeooo:rsid="042dd754"/>
    </style:style>
    <style:style style:name="T328" style:family="text">
      <style:text-properties officeooo:rsid="043028e6"/>
    </style:style>
    <style:style style:name="T329" style:family="text">
      <style:text-properties officeooo:rsid="043499de"/>
    </style:style>
    <style:style style:name="T330" style:family="text">
      <style:text-properties officeooo:rsid="0439269c"/>
    </style:style>
    <style:style style:name="T331" style:family="text">
      <style:text-properties officeooo:rsid="04444f57"/>
    </style:style>
    <style:style style:name="T332" style:family="text">
      <style:text-properties officeooo:rsid="0444b8d6"/>
    </style:style>
    <style:style style:name="T333" style:family="text">
      <style:text-properties officeooo:rsid="04485648"/>
    </style:style>
    <style:style style:name="T334" style:family="text">
      <style:text-properties officeooo:rsid="0449caf6"/>
    </style:style>
    <style:style style:name="T335" style:family="text">
      <style:text-properties officeooo:rsid="044a7ae6"/>
    </style:style>
    <style:style style:name="T336" style:family="text">
      <style:text-properties officeooo:rsid="044c1b45"/>
    </style:style>
    <style:style style:name="T337" style:family="text">
      <style:text-properties officeooo:rsid="045233b0"/>
    </style:style>
    <style:style style:name="T338" style:family="text">
      <style:text-properties officeooo:rsid="04591176"/>
    </style:style>
    <style:style style:name="T339" style:family="text">
      <style:text-properties officeooo:rsid="045dac53"/>
    </style:style>
    <style:style style:name="T340" style:family="text">
      <style:text-properties officeooo:rsid="045e3506"/>
    </style:style>
    <style:style style:name="T341" style:family="text">
      <style:text-properties officeooo:rsid="045e7b01"/>
    </style:style>
    <style:style style:name="T342" style:family="text">
      <style:text-properties officeooo:rsid="04620783"/>
    </style:style>
    <style:style style:name="T343" style:family="text">
      <style:text-properties officeooo:rsid="0463e9d5"/>
    </style:style>
    <style:style style:name="T344" style:family="text">
      <style:text-properties officeooo:rsid="04673c3a"/>
    </style:style>
    <style:style style:name="T345" style:family="text">
      <style:text-properties officeooo:rsid="04692091"/>
    </style:style>
    <style:style style:name="T346" style:family="text">
      <style:text-properties officeooo:rsid="046a3ac4"/>
    </style:style>
    <style:style style:name="T347" style:family="text">
      <style:text-properties officeooo:rsid="046b02a6"/>
    </style:style>
    <style:style style:name="T348" style:family="text">
      <style:text-properties officeooo:rsid="046bf301"/>
    </style:style>
    <style:style style:name="T349" style:family="text">
      <style:text-properties officeooo:rsid="046d8807"/>
    </style:style>
    <style:style style:name="T350" style:family="text">
      <style:text-properties officeooo:rsid="04714981"/>
    </style:style>
    <style:style style:name="T351" style:family="text">
      <style:text-properties officeooo:rsid="047534bf"/>
    </style:style>
    <style:style style:name="T352" style:family="text">
      <style:text-properties officeooo:rsid="04786961"/>
    </style:style>
    <style:style style:name="T353" style:family="text">
      <style:text-properties officeooo:rsid="047a71b8"/>
    </style:style>
    <style:style style:name="T354" style:family="text">
      <style:text-properties officeooo:rsid="047d8622"/>
    </style:style>
    <style:style style:name="T355" style:family="text">
      <style:text-properties officeooo:rsid="0480e0dc"/>
    </style:style>
    <style:style style:name="T356" style:family="text">
      <style:text-properties officeooo:rsid="048cce79"/>
    </style:style>
    <style:style style:name="T357" style:family="text">
      <style:text-properties officeooo:rsid="0490e30f"/>
    </style:style>
    <style:style style:name="T358" style:family="text">
      <style:text-properties officeooo:rsid="0491cf48"/>
    </style:style>
    <style:style style:name="T359" style:family="text">
      <style:text-properties officeooo:rsid="0492d5c7"/>
    </style:style>
    <style:style style:name="T360" style:family="text">
      <style:text-properties officeooo:rsid="04971f07"/>
    </style:style>
    <style:style style:name="T361" style:family="text">
      <style:text-properties officeooo:rsid="04992556"/>
    </style:style>
    <style:style style:name="T362" style:family="text">
      <style:text-properties officeooo:rsid="04998269"/>
    </style:style>
    <style:style style:name="T363" style:family="text">
      <style:text-properties officeooo:rsid="049bd461"/>
    </style:style>
    <style:style style:name="T364" style:family="text">
      <style:text-properties officeooo:rsid="04a34630"/>
    </style:style>
    <style:style style:name="T365" style:family="text">
      <style:text-properties officeooo:rsid="04a4ed00"/>
    </style:style>
    <style:style style:name="T366" style:family="text">
      <style:text-properties officeooo:rsid="04a75fc8"/>
    </style:style>
    <style:style style:name="T367" style:family="text">
      <style:text-properties officeooo:rsid="04ac1c73"/>
    </style:style>
    <style:style style:name="T368" style:family="text">
      <style:text-properties officeooo:rsid="04afdfb7"/>
    </style:style>
    <style:style style:name="T369" style:family="text">
      <style:text-properties officeooo:rsid="04b3f312"/>
    </style:style>
    <style:style style:name="T370" style:family="text">
      <style:text-properties officeooo:rsid="04b6239e"/>
    </style:style>
    <style:style style:name="T371" style:family="text">
      <style:text-properties officeooo:rsid="04b8ce44"/>
    </style:style>
    <style:style style:name="T372" style:family="text">
      <style:text-properties officeooo:rsid="04ba7a20"/>
    </style:style>
    <style:style style:name="T373" style:family="text">
      <style:text-properties officeooo:rsid="04bb3599"/>
    </style:style>
    <style:style style:name="T374" style:family="text">
      <style:text-properties officeooo:rsid="04c0dda7"/>
    </style:style>
    <style:style style:name="T375" style:family="text">
      <style:text-properties officeooo:rsid="04c157d0"/>
    </style:style>
    <style:style style:name="T376" style:family="text">
      <style:text-properties officeooo:rsid="04c2d5cb"/>
    </style:style>
    <style:style style:name="T377" style:family="text">
      <style:text-properties officeooo:rsid="04c4662e"/>
    </style:style>
    <style:style style:name="T378" style:family="text">
      <style:text-properties officeooo:rsid="04c4bd04"/>
    </style:style>
    <style:style style:name="T379" style:family="text">
      <style:text-properties officeooo:rsid="04c63388"/>
    </style:style>
    <style:style style:name="T380" style:family="text">
      <style:text-properties officeooo:rsid="04c86efb"/>
    </style:style>
    <style:style style:name="T381" style:family="text">
      <style:text-properties officeooo:rsid="04cbf031"/>
    </style:style>
    <style:style style:name="T382" style:family="text">
      <style:text-properties officeooo:rsid="04ceca88"/>
    </style:style>
    <style:style style:name="T383" style:family="text">
      <style:text-properties officeooo:rsid="04d06a28"/>
    </style:style>
    <style:style style:name="T384" style:family="text">
      <style:text-properties officeooo:rsid="04d60b90"/>
    </style:style>
    <style:style style:name="T385" style:family="text">
      <style:text-properties officeooo:rsid="04d9de93"/>
    </style:style>
    <style:style style:name="T386" style:family="text">
      <style:text-properties officeooo:rsid="04db5f5b"/>
    </style:style>
    <style:style style:name="T387" style:family="text">
      <style:text-properties officeooo:rsid="04dc90fd"/>
    </style:style>
    <style:style style:name="T388" style:family="text">
      <style:text-properties officeooo:rsid="04e07de7"/>
    </style:style>
    <style:style style:name="T389" style:family="text">
      <style:text-properties officeooo:rsid="04e11e84"/>
    </style:style>
    <style:style style:name="T390" style:family="text">
      <style:text-properties officeooo:rsid="04e20ad0"/>
    </style:style>
    <style:style style:name="T391" style:family="text">
      <style:text-properties officeooo:rsid="04e23c8f"/>
    </style:style>
    <style:style style:name="T392" style:family="text">
      <style:text-properties officeooo:rsid="04e3a9bc"/>
    </style:style>
    <style:style style:name="T393" style:family="text">
      <style:text-properties officeooo:rsid="04e7c0d1"/>
    </style:style>
    <style:style style:name="T394" style:family="text">
      <style:text-properties officeooo:rsid="04ecdb89"/>
    </style:style>
    <style:style style:name="T395" style:family="text">
      <style:text-properties officeooo:rsid="04f197bc"/>
    </style:style>
    <style:style style:name="T396" style:family="text">
      <style:text-properties officeooo:rsid="04f6d3cd"/>
    </style:style>
    <style:style style:name="T397" style:family="text">
      <style:text-properties officeooo:rsid="04f8d1cb"/>
    </style:style>
    <style:style style:name="T398" style:family="text">
      <style:text-properties officeooo:rsid="04fa4ef6"/>
    </style:style>
    <style:style style:name="T399" style:family="text">
      <style:text-properties officeooo:rsid="04fe019e"/>
    </style:style>
    <style:style style:name="T400" style:family="text">
      <style:text-properties officeooo:rsid="050baa34"/>
    </style:style>
    <style:style style:name="T401" style:family="text">
      <style:text-properties officeooo:rsid="050d734b"/>
    </style:style>
    <style:style style:name="T402" style:family="text">
      <style:text-properties officeooo:rsid="050df533"/>
    </style:style>
    <style:style style:name="T403" style:family="text">
      <style:text-properties officeooo:rsid="050f8671"/>
    </style:style>
    <style:style style:name="T404" style:family="text">
      <style:text-properties officeooo:rsid="05106890"/>
    </style:style>
    <style:style style:name="T405" style:family="text">
      <style:text-properties officeooo:rsid="05122fc2"/>
    </style:style>
    <style:style style:name="T406" style:family="text">
      <style:text-properties officeooo:rsid="0513a41f"/>
    </style:style>
    <style:style style:name="T407" style:family="text">
      <style:text-properties officeooo:rsid="0515908f"/>
    </style:style>
    <style:style style:name="T408" style:family="text">
      <style:text-properties officeooo:rsid="051c2b60"/>
    </style:style>
    <style:style style:name="T409" style:family="text">
      <style:text-properties officeooo:rsid="05231513"/>
    </style:style>
    <style:style style:name="T410" style:family="text">
      <style:text-properties officeooo:rsid="05285ef6"/>
    </style:style>
    <style:style style:name="T411" style:family="text">
      <style:text-properties officeooo:rsid="05298756"/>
    </style:style>
    <style:style style:name="T412" style:family="text">
      <style:text-properties officeooo:rsid="052ab369"/>
    </style:style>
    <style:style style:name="T413" style:family="text">
      <style:text-properties officeooo:rsid="052d5d1c"/>
    </style:style>
    <style:style style:name="T414" style:family="text">
      <style:text-properties officeooo:rsid="052f9b69"/>
    </style:style>
    <style:style style:name="T415" style:family="text">
      <style:text-properties officeooo:rsid="053021ee"/>
    </style:style>
    <style:style style:name="T416" style:family="text">
      <style:text-properties officeooo:rsid="05326d57"/>
    </style:style>
    <style:style style:name="T417" style:family="text">
      <style:text-properties officeooo:rsid="0535da01"/>
    </style:style>
    <style:style style:name="T418" style:family="text">
      <style:text-properties officeooo:rsid="05462bd7"/>
    </style:style>
    <style:style style:name="T419" style:family="text">
      <style:text-properties officeooo:rsid="054969a5"/>
    </style:style>
    <style:style style:name="T420" style:family="text">
      <style:text-properties officeooo:rsid="054ad76b"/>
    </style:style>
    <style:style style:name="T421" style:family="text">
      <style:text-properties officeooo:rsid="054f657c"/>
    </style:style>
    <style:style style:name="T422" style:family="text">
      <style:text-properties officeooo:rsid="0550a217"/>
    </style:style>
    <style:style style:name="T423" style:family="text">
      <style:text-properties officeooo:rsid="055b605e"/>
    </style:style>
    <style:style style:name="T424" style:family="text">
      <style:text-properties officeooo:rsid="0562f9a4"/>
    </style:style>
    <style:style style:name="T425" style:family="text">
      <style:text-properties officeooo:rsid="0563f9db"/>
    </style:style>
    <style:style style:name="T426" style:family="text">
      <style:text-properties officeooo:rsid="056b0610"/>
    </style:style>
    <style:style style:name="T427" style:family="text">
      <style:text-properties officeooo:rsid="0570e5ae"/>
    </style:style>
    <style:style style:name="T428" style:family="text">
      <style:text-properties officeooo:rsid="05713f33"/>
    </style:style>
    <style:style style:name="T429" style:family="text">
      <style:text-properties officeooo:rsid="0572c26f"/>
    </style:style>
    <style:style style:name="T430" style:family="text">
      <style:text-properties officeooo:rsid="0574881e"/>
    </style:style>
    <style:style style:name="T431" style:family="text">
      <style:text-properties officeooo:rsid="05793084"/>
    </style:style>
    <style:style style:name="T432" style:family="text">
      <style:text-properties officeooo:rsid="057c2915"/>
    </style:style>
    <style:style style:name="T433" style:family="text">
      <style:text-properties officeooo:rsid="057d0f9d"/>
    </style:style>
    <style:style style:name="T434" style:family="text">
      <style:text-properties officeooo:rsid="0580be88"/>
    </style:style>
    <style:style style:name="T435" style:family="text">
      <style:text-properties officeooo:rsid="058167fd"/>
    </style:style>
    <style:style style:name="T436" style:family="text">
      <style:text-properties officeooo:rsid="05830b9f"/>
    </style:style>
    <style:style style:name="T437" style:family="text">
      <style:text-properties officeooo:rsid="0584295a"/>
    </style:style>
    <style:style style:name="T438" style:family="text">
      <style:text-properties officeooo:rsid="05861dd4"/>
    </style:style>
    <style:style style:name="T439" style:family="text">
      <style:text-properties officeooo:rsid="0587df58"/>
    </style:style>
    <style:style style:name="T440" style:family="text">
      <style:text-properties officeooo:rsid="0588eb91"/>
    </style:style>
    <style:style style:name="T441" style:family="text">
      <style:text-properties officeooo:rsid="058e5f96"/>
    </style:style>
    <style:style style:name="T442" style:family="text">
      <style:text-properties officeooo:rsid="05909aa4"/>
    </style:style>
    <style:style style:name="T443" style:family="text">
      <style:text-properties officeooo:rsid="0591b9fc"/>
    </style:style>
    <style:style style:name="T444" style:family="text">
      <style:text-properties officeooo:rsid="05953968"/>
    </style:style>
    <style:style style:name="T445" style:family="text">
      <style:text-properties officeooo:rsid="0597c019"/>
    </style:style>
    <style:style style:name="T446" style:family="text">
      <style:text-properties officeooo:rsid="05984205"/>
    </style:style>
    <style:style style:name="T447" style:family="text">
      <style:text-properties officeooo:rsid="059c1a23"/>
    </style:style>
    <style:style style:name="T448" style:family="text">
      <style:text-properties officeooo:rsid="05a07785"/>
    </style:style>
    <style:style style:name="T449" style:family="text">
      <style:text-properties officeooo:rsid="05a26cbc"/>
    </style:style>
    <style:style style:name="T450" style:family="text">
      <style:text-properties officeooo:rsid="05a277a9"/>
    </style:style>
    <style:style style:name="T451" style:family="text">
      <style:text-properties officeooo:rsid="05a4b575"/>
    </style:style>
    <style:style style:name="T452" style:family="text">
      <style:text-properties officeooo:rsid="05a56e46"/>
    </style:style>
    <style:style style:name="T453" style:family="text">
      <style:text-properties officeooo:rsid="05a722d9"/>
    </style:style>
    <style:style style:name="T454" style:family="text">
      <style:text-properties officeooo:rsid="05a9e904"/>
    </style:style>
    <style:style style:name="T455" style:family="text">
      <style:text-properties officeooo:rsid="05aba334"/>
    </style:style>
    <style:style style:name="T456" style:family="text">
      <style:text-properties officeooo:rsid="05ad39aa"/>
    </style:style>
    <style:style style:name="T457" style:family="text">
      <style:text-properties officeooo:rsid="05ae9fe1"/>
    </style:style>
    <style:style style:name="T458" style:family="text">
      <style:text-properties officeooo:rsid="05afbd5d"/>
    </style:style>
    <style:style style:name="T459" style:family="text">
      <style:text-properties officeooo:rsid="05b0b1e5"/>
    </style:style>
    <style:style style:name="T460" style:family="text">
      <style:text-properties officeooo:rsid="05b0d696"/>
    </style:style>
    <style:style style:name="T461" style:family="text">
      <style:text-properties officeooo:rsid="05b26509"/>
    </style:style>
    <style:style style:name="T462" style:family="text">
      <style:text-properties officeooo:rsid="05b4294b"/>
    </style:style>
    <style:style style:name="T463" style:family="text">
      <style:text-properties officeooo:rsid="05b53552"/>
    </style:style>
    <style:style style:name="T464" style:family="text">
      <style:text-properties officeooo:rsid="05b818d9"/>
    </style:style>
    <style:style style:name="T465" style:family="text">
      <style:text-properties officeooo:rsid="05b94f52"/>
    </style:style>
    <style:style style:name="T466" style:family="text">
      <style:text-properties officeooo:rsid="05b9d88c"/>
    </style:style>
    <style:style style:name="T467" style:family="text">
      <style:text-properties officeooo:rsid="05bd091c"/>
    </style:style>
    <style:style style:name="T468" style:family="text">
      <style:text-properties officeooo:rsid="05bd796c"/>
    </style:style>
    <style:style style:name="T469" style:family="text">
      <style:text-properties officeooo:rsid="05c24bb5"/>
    </style:style>
    <style:style style:name="T470" style:family="text">
      <style:text-properties officeooo:rsid="05c36756"/>
    </style:style>
    <style:style style:name="T471" style:family="text">
      <style:text-properties officeooo:rsid="05c52169"/>
    </style:style>
    <style:style style:name="T472" style:family="text">
      <style:text-properties officeooo:rsid="05ccbe8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3" text:outline-level="1">Семь вечностей</text:h>
      <text:p text:style-name="P11">(<text:span text:style-name="T118">ниспада</text:span>ющее безумие)</text:p>
      <text:p text:style-name="P1"/>
      <text:h text:style-name="P401" text:outline-level="2">1</text:h>
      <text:p text:style-name="P154">009 Sound System – DreamScape <text:span text:style-name="T146">(https://www.youtube.com/watch?v=TKfS5zVfGBc)</text:span></text:p>
      <text:p text:style-name="P2"><text:span text:style-name="T6">Грымза</text:span> поднесла блюдце<text:span text:style-name="T416"> </text:span>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8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362"/>
      <text:p text:style-name="P363">~~~</text:p>
      <text:p text:style-name="P60"><text:a xlink:type="simple" xlink:href="https://www.youtube.com/watch?v=rvk5D1iI2LA" text:style-name="Internet_20_link" text:visited-style-name="Visited_20_Internet_20_Link">https://www.youtube.com/watch?v=rvk5D1iI2LA</text:a></text:p>
      <text:h text:style-name="P404" text:outline-level="1">Mark Knopfler - Marbletown - Córdoba 2010 </text:h>
      <text:p text:style-name="P60"/>
      <text:p text:style-name="P19"><text:span text:style-name="T17">Джет</text:span> нетерпеливо <text:span text:style-name="T16">толкает</text:span> меня <text:span text:style-name="T16">копытом в</text:span> плечо.</text:p>
      <text:p text:style-name="P19">- <text:span text:style-name="T17">Хум</text:span>, вставай! <text:span text:style-name="T17">Хум! Пора собираться! Хум… Хуман!!!</text:span></text:p>
      <text:p text:style-name="P21">Последний толчок был больше похож на <text:span text:style-name="T18">пинок. Я со стоном разлепляю веки.</text:span></text:p>
      <text:p text:style-name="P22"/>
      <text:p text:style-name="P22"><text:span text:style-name="T20">Поняха</text:span> прыг<text:span text:style-name="T272">ает</text:span> вокруг меня в нетерпении, бросая скомкан<text:span text:style-name="T67">ые</text:span> <text:span text:style-name="T67">шмотки</text:span> в <text:span text:style-name="T74">мешок</text:span> и утрамбовывая <text:span text:style-name="T67">их</text:span> задними ногами. <text:span text:style-name="T19">Солнечные зайчики едва поспевают за ней, осыпая весёлыми искрами её голубую шёрстку. Пластины доспехов хлопаются о грудь с каждым прыжком – позавчера пегаска затянула ремень <text:s/>на последнюю дырку – и всё равно они свободно болтаются на похудевшем теле.</text:span></text:p>
      <text:p text:style-name="P382">&lt;<text:span text:style-name="T125">одеяло?</text:span>&gt;</text:p>
      <text:p text:style-name="P22">- <text:span text:style-name="T69">Они приближаются! Я слышала их горн</text:span><text:span text:style-name="T22">!</text:span><text:span text:style-name="T20"> Надо убираться отсюда!</text:span></text:p>
      <text:p text:style-name="P19"/>
      <text:p text:style-name="P23">Последнюю порцию барахла Джет утрамбов<text:span text:style-name="T272">ывает</text:span>, с размаху усевшись на <text:span text:style-name="T74">мешок</text:span>. Тот жалобно скрип<text:span text:style-name="T272">ит</text:span>.</text:p>
      <text:p text:style-name="P23"/>
      <text:p text:style-name="P23">- <text:span text:style-name="T68">Да вставай же!</text:span></text:p>
      <text:p text:style-name="P24">Не дождавшись, Джет нетерпеливо прыг<text:span text:style-name="T272">ает</text:span> ко мне и, поддев мордой, перев<text:span text:style-name="T272">одит</text:span> в сидячее положение.</text:p>
      <text:p text:style-name="P24"><text:span text:style-name="T74">Мешок</text:span>, облегчённо крякнув, выва<text:span text:style-name="T272">ливает</text:span> половину содержимого на землю.</text:p>
      <text:p text:style-name="P24"/>
      <text:p text:style-name="P340"><text:soft-page-break/><text:span text:style-name="T265">Три дня</text:span>! <text:span text:style-name="T265">Три</text:span> грёбаны<text:span text:style-name="T265">х</text:span> <text:span text:style-name="T265">дня</text:span> мы скрытно пробираемся к <text:span text:style-name="T71">проклятой </text:span><text:span text:style-name="T136">скале</text:span>, как какие-то <text:span text:style-name="T70">беглые каторжники</text:span>. <text:span text:style-name="T72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9">С <text:span text:style-name="T35">Агамемноном</text:span> шутки плохи – всё чаще по дороге нам встречаются обглоданные кости и разгрызенные черепа. <text:span text:style-name="T73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61"/>
      <text:p text:style-name="P62">Но самое опасное – даже не <text:span text:style-name="T298">Агамемнон</text:span>. <text:span text:style-name="T80">Нееет, чешуйчатый самовар вылетает из логова</text:span> <text:span text:style-name="T76">на охоту </text:span><text:span text:style-name="T131">на рассвете и возвращается до полдня,</text:span><text:span text:style-name="T76"> строго по расписанию. И если затаиться в </text:span><text:span text:style-name="T131">эти часы</text:span><text:span text:style-name="T76"> и не показывать носа из убежища, можно потом остаток суток не бояться, что тебя сожрёт мифическое, но оттого не менее прожорливое чудовище.</text:span></text:p>
      <text:p text:style-name="P61"/>
      <text:p text:style-name="P26"><text:span text:style-name="T198">Нет, Агамемнон – ерунда. </text:span>За нами. Гонятся. Чёртовы. Чокнутые. Пони.</text:p>
      <text:p text:style-name="P27"/>
      <text:p text:style-name="P27">Если бы <text:span text:style-name="T76">я</text:span> когда-нибудь <text:span text:style-name="T80">узнал</text:span>, что <text:span text:style-name="T75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8">Вот только шуточка встала бы <text:span text:style-name="T79">мне </text:span>поперёк горла, если б я знал, что <text:span text:style-name="T80">этот </text:span>вождь верховодит табуном агрессивных мускулистых битюгов, а дочурка <text:span text:style-name="T78">его </text:span>– <text:span text:style-name="T77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29"/>
      <text:p text:style-name="P30">Ну вот кто заставил тебя улыб<text:span text:style-name="T201">аться</text:span> Дейдре, Хуман? Ведь всё так неплохо шло…</text:p>
      <text:p text:style-name="P64"/>
      <text:p text:style-name="P67">***</text:p>
      <text:p text:style-name="P64">...</text:p>
      <text:p text:style-name="P68">- <text:span text:style-name="T95">Привет, красавчики! &lt;</text:span><text:span text:style-name="T132">Развернуть характер Эпплхэт </text:span><text:span text:style-name="T138">и её маленькой сестры Лейлы</text:span><text:span text:style-name="T95">&gt;</text:span></text:p>
      <text:p text:style-name="P68"/>
      <text:p text:style-name="P115">Мы обернулись на голос и узрели с полдюжины коп<text:span text:style-name="T96">и</text:span>й, чуть ли не утк<text:span text:style-name="T399">нувш</text:span>ихся нам в носы.</text:p>
      <text:p text:style-name="P115"/>
      <text:p text:style-name="P117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98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117"/>
      <text:p text:style-name="P118">- <text:span text:style-name="T99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118"><text:soft-page-break/></text:p>
      <text:p text:style-name="P123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119">В <text:span text:style-name="T364">незащищённую бронёй шею </text:span>Джет упирал<text:span text:style-name="T364">ось</text:span> копьё крохотной поньки с гривой ёршиком. <text:span text:style-name="T266">&lt;</text:span><text:span text:style-name="T133">Развернуть характер Лейлы Блум</text:span><text:span text:style-name="T266">&gt;</text:span></text:p>
      <text:p text:style-name="P119"/>
      <text:p text:style-name="P119">- Хорошая попытка, <text:span text:style-name="T189">летун</text:span>, - расплылась в ехидной улыбке малютка, - но устраивать засады нас учат с младенчества. <text:span text:style-name="T100">Крылатым этого не понять, правда?</text:span></text:p>
      <text:p text:style-name="P119"/>
      <text:p text:style-name="P120">Тут до меня дошло, что крыльев у этих оборванцев не наблюдается.</text:p>
      <text:p text:style-name="P120"/>
      <text:p text:style-name="P121">- Молодец, Лейла! - похвалила козявку пони из подоспевшей группы. Одета она была в <text:span text:style-name="T365">ржавьё</text:span> чуть почище, чем у остальных, а её грива была собрана в пучок и перехвачена тесёмкой.<text:span text:style-name="T266">&lt;</text:span><text:span text:style-name="T133">Шляпа с яблоком</text:span><text:span text:style-name="T266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101">Ноги и крылья. Очень туго. </text:span>И тогда они уже не могут бежать. И сердить нас. <text:span text:style-name="T103">А к пегасам ещё приковываем гирю.</text:span> Всё просто, усекли? <text:span text:style-name="T102">И нам плевать, что у пегаски крыло гнётся в обе стороны</text:span>, - <text:span text:style-name="T101">о</text:span>на <text:span text:style-name="T102">насмешливо фыркнула в сторону </text:span>Джет.</text:p>
      <text:p text:style-name="P121"/>
      <text:p text:style-name="P121">Та мрачно стояла, сцепив зубы.</text:p>
      <text:p text:style-name="P120"/>
      <text:p text:style-name="P120">- За меня могут заплатить хороший выкуп, - наконец, <text:span text:style-name="T189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25">С него вы ничего не получите, лучше отпустите. Вы же не трогаете жеребят</text:span>?</text:p>
      <text:p text:style-name="P120"/>
      <text:p text:style-name="P122">Её собеседница только хмыкнула.</text:p>
      <text:p text:style-name="P122"/>
      <text:p text:style-name="P122">- Хорош жеребёнок - <text:span text:style-name="T103">ягодицы, что у ломовика!</text:span> - она задумалась. <text:span text:style-name="T97">- Так. Летуна – на кухню. А этого… красавчика – к Дейдре.</text:span></text:p>
      <text:p text:style-name="P115"/>
      <text:p text:style-name="P126">…</text:p>
      <text:p text:style-name="P139"/>
      <text:p text:style-name="P142">Тема беседы просто вводила <text:span text:style-name="T120">тебя </text:span>в шок, <text:span text:style-name="T120">Хуман!</text:span> Вот уже битых полчаса розовогривая поняха втолковывала тебе, что ты должен присоединиться к племенному табуну жеребцов <text:span text:style-name="T141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42"/>
      <text:p text:style-name="P142"><text:soft-page-break/>…</text:p>
      <text:p text:style-name="P142"/>
      <text:p text:style-name="P138">- <text:span text:style-name="T113">Эй, но я же не пони! Какой вам от меня прок в таком </text:span><text:span text:style-name="T126">идиотском</text:span><text:span text:style-name="T113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38"/>
      <text:p text:style-name="P149"><text:span text:style-name="T143">Я аж передёрнул плечами. </text:span><text:span text:style-name="T127">Конеёбство</text:span><text:span text:style-name="T143"> – это, явно, не то занятие, чем ты занимался в прошлом и хотел бы заниматься в будущем, Хуман! </text:span></text:p>
      <text:p text:style-name="P287">Поняха с недоверием смотрела на меня.</text:p>
      <text:p text:style-name="P148"/>
      <text:p text:style-name="P141">- <text:span text:style-name="T117">Хум, т</text:span>ы прикалываешься? Или та <text:span text:style-name="T268">п</text:span>о<text:span text:style-name="T268">л</text:span>оманая пегаска таки права, и ты действительно ни<text:span text:style-name="T173">чего</text:span> не <text:span text:style-name="T144">помнишь</text:span>?</text:p>
      <text:p text:style-name="P141"/>
      <text:p text:style-name="P143">Пон<text:span text:style-name="T141">ька</text:span> принялась загибать копыта, делая сброс через каждую пару:</text:p>
      <text:p text:style-name="P143"/>
      <text:p text:style-name="P144">- Во-первых, <text:span text:style-name="T141">полная </text:span>несовместимость видов – это миф, распространяемый последователями “<text:span text:style-name="T145">Торийской</text:span> <text:span text:style-name="T145">расы</text:span>”. <text:span text:style-name="T121">Есть такая секта, помешанная на чистоте крови и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44"/>
      <text:p text:style-name="P144">…<text:span text:style-name="T142">Я истерически рассмеялся…</text:span></text:p>
      <text:p text:style-name="P144"/>
      <text:p text:style-name="P143">- Во-вторых, <text:span text:style-name="T122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28">У меня есть подруга из единорогов, </text:span><text:span text:style-name="T129">только ты не говори никому, это тайна!</text:span><text:span text:style-name="T122"> Хотя, может, ты умеешь магичить, Хум?</text:span></text:p>
      <text:p text:style-name="P150"/>
      <text:p text:style-name="P151">Поняха с надеждой посмотрела на меня. Я с огромным облегчением отрицательно помотал головой.</text:p>
      <text:p text:style-name="P143"/>
      <text:p text:style-name="P145">- <text:span text:style-name="T147">В</text:span>-третьих, в твоём случае даже не столь важн<text:span text:style-name="T149">а</text:span> <text:span text:style-name="T149">свежая кровь</text:span>, как то, что ты – представитель совершенно иного племени. <text:span text:style-name="T122">Посмотри на пегасов! Пятьдесят лет назад это было соседнее с нами племя – наши деды даже лупили друг друга по башке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45"/>
      <text:p text:style-name="P282">Дейдра мечтательно вздохнула.</text:p>
      <text:p text:style-name="P281"/>
      <text:p text:style-name="P281"><text:soft-page-break/>- Может, ты тоже вождь своего племени, <text:span text:style-name="T123">Хум</text:span>? Какой у <text:span text:style-name="T123">тебя</text:span> талант? <text:span text:style-name="T123">Летать и магичить ты не умеешь. </text:span>Может, <text:span text:style-name="T123">т</text:span>ы <text:span text:style-name="T123">умеешь</text:span> <text:span text:style-name="T150">предсказывать погоду? Нам бы очень пригодилось в выращивании картохи. Может быть, ты даже умеешь </text:span><text:span text:style-name="T153">управлять облаками</text:span><text:span text:style-name="T150">? Мы б тогда пегасам показали копыто от плеча </text:span><text:span text:style-name="T151">вместо </text:span><text:span text:style-name="T150">четверт</text:span><text:span text:style-name="T152">и</text:span><text:span text:style-name="T150"> урожая за дождик после посевной!</text:span></text:p>
      <text:p text:style-name="P128"/>
      <text:p text:style-name="P283">Я упорно помотал головой. <text:span text:style-name="T170">Дейдра пристально уставилась на меня, пытаясь рассмотреть мой талант. Наконец она ухмыльнулась кривой улыбкой.</text:span></text:p>
      <text:p text:style-name="P147"/>
      <text:p text:style-name="P146">- И, наконец, в-четвёртых, <text:span text:style-name="T176">если ты будешь моим личным фаворитом, то конкретно</text:span> для меня аспект потомства совершенно не критичен. <text:span text:style-name="T124">Поверь, в отличие от большинства местных кобылок, мне вожжа под хвост не попала. Я хочу повидать мир до того, как начать няньчиться с жеребятами. И мне нужен партнёр по путешествиям…</text:span></text:p>
      <text:p text:style-name="P141">- <text:span text:style-name="T171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284"/>
      <text:p text:style-name="P285">Розовая поняха заметно поскучнела.</text:p>
      <text:p text:style-name="P125"/>
      <text:p text:style-name="P125">- <text:span text:style-name="T172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124"/>
      <text:p text:style-name="P132"><text:span text:style-name="T110">Розовогривая кобылка</text:span> вытащила зубами из-<text:span text:style-name="T104">за топчана</text:span> пузатую фляжку из тыквы <text:span text:style-name="T104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31"/>
      <text:p text:style-name="P127">- <text:span text:style-name="T104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127"/>
      <text:p text:style-name="P336">Я <text:span text:style-name="T199">улыбнулся и </text:span>понимающе покачал головой. <text:span text:style-name="T200">Всё-таки между людьми и пони намного больше общего, чем тебе казалось, Хуман!</text:span></text:p>
      <text:p text:style-name="P338">Дейдра уныло свесила голову.</text:p>
      <text:p text:style-name="P133"/>
      <text:p text:style-name="P133">- Если бы ты знал, как меня это <text:span text:style-name="T119">достало</text:span>! <text:span text:style-name="T105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105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33"/>
      <text:p text:style-name="P134"><text:span text:style-name="T115">Розовая к</text:span>обылка <text:span text:style-name="T111">вновь</text:span> сжала зубами горлышко и запрокинула бутылку. Послышалось долгое бульканье.</text:p>
      <text:p text:style-name="P127"/>
      <text:p text:style-name="P127">- <text:span text:style-name="T106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127"/>
      <text:p text:style-name="P135">Дейдра в напускном ужасе округлила глаза и покрутила возле виска копытом. Кудряшки <text:span text:style-name="T112">её</text:span> гривы стали подозрительно <text:span text:style-name="T116">топорщиться</text:span> в разные стороны.</text:p>
      <text:p text:style-name="P134"/>
      <text:p text:style-name="P134">- Хум, они полностью <text:span text:style-name="T107">бананулись</text:span> на жеребятах! Абсолютно и безвозвратно! <text:span text:style-name="T107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36"/>
      <text:p text:style-name="P136">Кобылка завела глаза, сложила губы бантиком и произнесла фальцетом:</text:p>
      <text:p text:style-name="P136"/>
      <text:p text:style-name="P137">- <text:span text:style-name="T108">Дейдра, </text:span>тебе <text:span text:style-name="T108">п</text:span>ора заиметь своего покакунчика-посисюнчика, надо исполнить своё предназначение, <text:span text:style-name="T114">нам нужен преемник вождю,</text:span> песчинки-то падают, всем нужен покакунчик, не быть тебе полноценной без посисюнчика…</text:p>
      <text:p text:style-name="P136"/>
      <text:p text:style-name="P136">Дейдра с чувством приложилась лбом о стол. <text:span text:style-name="T174">Послышался треск. </text:span>Полупустая бутылка подпрыгнула и остановилась у самого края. <text:span text:style-name="T108">Я даже начал проникаться сочувствием к своей поработительнице.</text:span></text:p>
      <text:p text:style-name="P136"/>
      <text:p text:style-name="P134">- <text:span text:style-name="T108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34"/>
      <text:p text:style-name="P140"><text:span text:style-name="T109">Вместе с храпом изо рта самой великой пиратки вылетело три розовых пузыря. </text:span>Поняха явно перебрала с алкоголем.</text:p>
      <text:p text:style-name="P134"/>
      <text:p text:style-name="P130">…</text:p>
      <text:p text:style-name="P130"/>
      <text:p text:style-name="P292">Положение единственного человека в обществе пони имеет свои преимущества, <text:span text:style-name="T178">Хуман</text:span>! Нет, не то, что чокнутые на всю голову поняхи рассматривают тебя как кандидата на <text:span text:style-name="T178">улучшение племенной крови. </text:span><text:soft-page-break/><text:span text:style-name="T178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294"/>
      <text:p text:style-name="P295">Поэтому полночь застала меня тыкающимся во все <text:span text:style-name="T183">углы </text:span>в поисках <text:span text:style-name="T180">кухни. Найдя, наконец, искомую дверь, не было большого труда обнаружить кладовку, из которой раздавалось громкое храпение.</text:span></text:p>
      <text:p text:style-name="P293"/>
      <text:p text:style-name="P288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288">- Мн-мн-хррр, - сонно чавкала пегаска, пуская слюни. - <text:span text:style-name="T175">Гороховый суп закончился. Пюре будет через полчаса. Не ломайте лавки, пожалуйста… А? Что?</text:span></text:p>
      <text:p text:style-name="P152"/>
      <text:p text:style-name="P289">Я шёлкнул пегаску по носу.</text:p>
      <text:p text:style-name="P289">- Вставай! Надо сматываться. <text:span text:style-name="T177">Дейдра хочет сделать меня своим фаворитом. У меня плохие предчувствия на этот счёт.</text:span></text:p>
      <text:p text:style-name="P289"/>
      <text:p text:style-name="P291">Пегаска <text:span text:style-name="T181">поднялась</text:span>, потирая нос копытом. <text:span text:style-name="T182">Рваное одеяло сползло с её тела и в нос мне ударил кислый запах. </text:span></text:p>
      <text:p text:style-name="P299">- <text:span text:style-name="T125">Тут что, докторов нет? Неужели нельзя было нормально сделать</text:span>? - я указал на покалеченное крыло, примотанное к телу рваной тряпкой.</text:p>
      <text:p text:style-name="P291">- <text:span text:style-name="T366">Не бери в голову, Хум, - пробормотала пегаска, потёршись об меня носом в приветствии. - Заживёт, как на гидре.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291"/>
      <text:p text:style-name="P291">…</text:p>
      <text:p text:style-name="P291"/>
      <text:p text:style-name="P297">Очертания большого зала едва угадывались в тусклом свете остывающих углей камина. <text:span text:style-name="T184">В дальнем углу темнела заветная дверь. Всего двадцать шагов – и ты на свободе, Хуман!</text:span></text:p>
      <text:p text:style-name="P298"/>
      <text:p text:style-name="P298">Есть только одно маленькое “но”.</text:p>
      <text:p text:style-name="P298">Эти двадцать шагов заполнены валяющимися вповалку, храпящими, <text:span text:style-name="T186">чмокающими, сопящими</text:span> и дёргающими<text:span text:style-name="T186">ся</text:span> во сне пони.</text:p>
      <text:p text:style-name="P291"/>
      <text:p text:style-name="P291">- <text:span text:style-name="T184">Ты чего остановился? - пихнула меня головой в спину Джет. - Надо торопиться, пока не рассвело!</text:span></text:p>
      <text:p text:style-name="P290"><text:soft-page-break/></text:p>
      <text:p text:style-name="P300">Я обреченно вздохнул, выбрал на полу место, свободное от понеконечностей и поставил туда ногу.</text:p>
      <text:p text:style-name="P301">Почти попал. Светло-коричневая пони ойкнула и сжалась во сне, когда я наступил ей на хвост.</text:p>
      <text:p text:style-name="P301">Теперь уже не время для размусоливаний! Отбросив осторожность, я быстрым шагом, <text:span text:style-name="T187">балансируя на носках и </text:span>выискивая свободные клочки пола, пробрался к выходу. <text:span text:style-name="T187">Балерина на пуантах позавидовала бы твоей грациозности, Хуман!</text:span></text:p>
      <text:p text:style-name="P301"/>
      <text:p text:style-name="P302">Позади меня послышалось топанье, череда взвизгиваний и возни, нарастающая, подобно <text:span text:style-name="T188">прибою.</text:span></text:p>
      <text:p text:style-name="P303">Джет невозмутимо торила свой путь прямо по ногам, туловищам и хвостам распластавшихся на полу пони.</text:p>
      <text:p text:style-name="P116"/>
      <text:p text:style-name="P116">- <text:span text:style-name="T188">Ты рехнулась? - зашипел на неё я, - надо ж осторожно!</text:span></text:p>
      <text:p text:style-name="P116">- <text:span text:style-name="T188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116"/>
      <text:p text:style-name="P304">Фейспалм был такой силы, что больше походил на пощёчину самому себе. <text:span text:style-name="T190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304"/>
      <text:p text:style-name="P306">Я остервенело дёргал ручку двери, ощущая затылком просыпающийся зал.</text:p>
      <text:p text:style-name="P304">- <text:span text:style-name="T191">Закрыто, блин! - я дёрнул ещё сильнее и приложился задницой о пол, сжимая в руке оторванную ручку.</text:span></text:p>
      <text:p text:style-name="P305"/>
      <text:p text:style-name="P305">- <text:span text:style-name="T192">Хум</text:span><text:span text:style-name="T155">, подвинься!</text:span></text:p>
      <text:p text:style-name="P307">Пегаска оттеснила меня крупом и повернулась к двери задом.</text:p>
      <text:p text:style-name="P304"/>
      <text:p text:style-name="P383">БАБАХ!!!</text:p>
      <text:p text:style-name="P383"/>
      <text:p text:style-name="P384">Я ошалело смотрел на дверь, вылетевшую вместе с косяком во двор.</text:p>
      <text:p text:style-name="P384"/>
      <text:p text:style-name="P384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93">Всё равно как дать ребёнку ложку и увидеть, как он завяжет её бантиком.</text:span></text:p>
      <text:p text:style-name="P384">- <text:span text:style-name="T193">Ага. - ухмыльнулась Джет. - Я — крутая! По заднему джебу мне нет равных на нашем облаке и двух соседних!</text:span></text:p>
      <text:p text:style-name="P388"><text:span text:style-name="T155">- </text:span><text:span text:style-name="T156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385"><text:soft-page-break/></text:p>
      <text:p text:style-name="P389">Мои ноги обнимала Дейдра, улыбаясь мне хищной улыбкой.</text:p>
      <text:p text:style-name="P387"/>
      <text:p text:style-name="P387">- <text:span text:style-name="T193">И, кстати, чтобы открыть её, достаточно было просто отодвинуть засов.</text:span></text:p>
      <text:p text:style-name="P389"/>
      <text:p text:style-name="P395">В забеге на первенство тупости ты уверенно дог<text:span text:style-name="T221">о</text:span>няешь пегаску, Хуман!</text:p>
      <text:p text:style-name="P396">Я криво улыбнулся Дейдре.</text:p>
      <text:p text:style-name="P395"/>
      <text:p text:style-name="P396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<text:span text:style-name="T417">т</text:span>стань, пожалуйста…</text:p>
      <text:p text:style-name="P394"/>
      <text:p text:style-name="P397">Я сразу понял, что улыбаться Дейдре было плохой идеей. Поняха состроила щенячьи глаза и усилила и <text:span text:style-name="T283">без того</text:span> стальную хватку вокруг моих ног.</text:p>
      <text:p text:style-name="P392"/>
      <text:p text:style-name="P392">- <text:span text:style-name="T269">Не бросай меня, Хум! Мне тут так скууучнооо!</text:span></text:p>
      <text:p text:style-name="P392"/>
      <text:p text:style-name="P398">Губы её задрожжали, как будто она собралась зареветь.</text:p>
      <text:p text:style-name="P392">Идея Джет <text:span text:style-name="T197">схватить</text:span> меня зубами за шиворот куртки и побежать <text:span text:style-name="T222">со мной </text:span>что есть мочи была <text:span text:style-name="T269">ещё хуже</text:span>. Дейдра от меня так и не отцепилась, зато я хорошо приложился головой о дверной проём, <text:span text:style-name="T197">так что</text:span> дальнейшую погоню помню смутн<text:span text:style-name="T194">о</text:span>.</text:p>
      <text:p text:style-name="P390"/>
      <text:p text:style-name="P391">- Не смей отбирать у меня юнгу! - орала Дейдра, упираясь в землю задними копытами. - <text:span text:style-name="T194">Ты хоть улететь от них можешь, а я даже уплыть не смогу! Мне одной не справиться с парусами! Стой! Я готова взять тебя на люггер, пока крыло не заживёт! Будешь готовить гороховую похлёбку! Да стой же!</text:span></text:p>
      <text:p text:style-name="P391"/>
      <text:p text:style-name="P391">- <text:span text:style-name="T223">Ммммфффф! - отвечала ей Джет.</text:span></text:p>
      <text:p text:style-name="P391"/>
      <text:p text:style-name="P393"><text:span text:style-name="T224">Диалог</text:span> прервалс<text:span text:style-name="T196">я</text:span> <text:span text:style-name="T195">взвизгом и </text:span>плеском воды. Наконец-то я почувствовал свои ноги свободными!</text:p>
      <text:p text:style-name="P390"/>
      <text:p text:style-name="P67">***</text:p>
      <text:p text:style-name="P64"/>
      <text:p text:style-name="P65">- <text:span text:style-name="T81">Ты опять за своё! - крик Джет прямо в ухо перемешивает все воспоминания. - Выныривай! Они уже совсем близко!!!</text:span></text:p>
      <text:p text:style-name="P65"/>
      <text:p text:style-name="P109">Я содрог<text:span text:style-name="T273">аюсь</text:span>, вск<text:span text:style-name="T273">акиваю</text:span> с земли и машинально забр<text:span text:style-name="T274">а</text:span>с<text:span text:style-name="T273">ываю</text:span> мешок на плёчо.</text:p>
      <text:p text:style-name="P64"><text:soft-page-break/></text:p>
      <text:p text:style-name="P64">- <text:span text:style-name="T84">Идём.</text:span></text:p>
      <text:p text:style-name="P64"/>
      <text:h text:style-name="P402" text:outline-level="2">2.5</text:h>
      <text:p text:style-name="Text_20_body"/>
      <text:p text:style-name="P58">&lt;Ещё одна глава. <text:span text:style-name="T360">Больничный быт Дедлайна /</text:span> <text:span text:style-name="T360">Р</text:span>азвитие болезни Джет. <text:span text:style-name="T359">Одеяло</text:span>&gt;</text:p>
      <text:p text:style-name="P334">(добавить <text:s/>б<text:span text:style-name="T342">ы</text:span>та в Чертогах Разума и общения с “овощами”)</text:p>
      <text:p text:style-name="P324"/>
      <text:p text:style-name="P324"/>
      <text:p text:style-name="P333">&lt;Вставки размышлений окаменевшей Сел — как <text:span text:style-name="T410">выдержки энциклопедии</text:span> из Донни Дарко&gt;</text:p>
      <text:h text:style-name="P402" text:outline-level="2">2</text:h>
      <text:p text:style-name="P63"/>
      <text:p text:style-name="P337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303">двери </text:span>в положение “открыто”. Краткие минуты полного уединения от себе подобных закончились.</text:p>
      <text:p text:style-name="P20"/>
      <text:p text:style-name="P20">- <text:span text:style-name="T206">Дед, сигу не долганёшь?</text:span></text:p>
      <text:p text:style-name="P156">- <text:span text:style-name="T207">Не курю.</text:span></text:p>
      <text:p text:style-name="P156">- <text:span text:style-name="T207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2"/>
      <text:p text:style-name="P157"><text:span text:style-name="T216">Крыс</text:span> спрыгнул с подоконника, <text:span text:style-name="T208">царапнув грязным ногтем по кафелю уборной.</text:span></text:p>
      <text:p text:style-name="P157">- <text:span text:style-name="T208">Ты ведь должен мне ещё с прошлого раза.</text:span></text:p>
      <text:p text:style-name="P157"/>
      <text:p text:style-name="P158">Я вытащил из <text:span text:style-name="T226">рукава</text:span> пижамы двадцати<text:span text:style-name="T225">санти</text:span>метровый гвоздь и плюнул <text:span text:style-name="T216">ему </text:span>под ноги.</text:p>
      <text:p text:style-name="P158"/>
      <text:p text:style-name="P158">- Ничего я тебе не должен. <text:span text:style-name="T217">И ты сам это знаешь.</text:span> Пошёл нахуй.</text:p>
      <text:p text:style-name="P158"/>
      <text:p text:style-name="P158"><text:span text:style-name="T216">Крыс</text:span> криво улыбнулся.</text:p>
      <text:p text:style-name="P158"/>
      <text:p text:style-name="P158">- Ну-ну. Вы т<text:span text:style-name="T210">ут</text:span>, в Чертогах, совсем озверели, что ли? <text:span text:style-name="T209">Из окон выпрыгиваете, н</text:span>а людей кидаетесь. <text:span text:style-name="T227">Ладно-ладно, </text:span>пока. Ещё увидимся.</text:p>
      <text:p text:style-name="P158"/>
      <text:p text:style-name="P160"><text:soft-page-break/>Я старательно прятал гвоздь внутрь <text:span text:style-name="T226">рукава</text:span> в опустевшей уборной. К счастью, в пределах Чертогов Разума нет металлодетекторов – они стоят только на границах охранного периметра. <text:span text:style-name="T213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59">Для меня оста<text:span text:style-name="T220">ётся</text:span> тайной, как <text:span text:style-name="T217">Крыс</text:span> пробира<text:span text:style-name="T212">ется</text:span> из общей палаты к нам. <text:span text:style-name="T214">Он почему-то считает, что нам выдают какие-то особенные “сиги” для яйцеголовых, с примесью ЛСД. И к</text:span>аждый раз, когда он появля<text:span text:style-name="T220">ется</text:span> на <text:span text:style-name="T217">режимном</text:span> этаже, он <text:span text:style-name="T220">думает</text:span>, что его обитатели должны ему пачку за такое геройство. <text:span text:style-name="T211">И 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59"/>
      <text:p text:style-name="P236">В коридоре было пусто. Крыс, подобно Белому Кролику из “Алисы”, уже испарился в тщательно <text:span text:style-name="T219">скрываемой</text:span> им тропе к общей палат<text:span text:style-name="T227">е</text:span>. Радио сонно вещало <text:span text:style-name="T409">из Ватикана. &lt;</text:span><text:span text:style-name="T169">Смысл речи Папы?</text:span><text:span text:style-name="T409">&gt;</text:span></text:p>
      <text:p text:style-name="P236"/>
      <text:p text:style-name="P380">…шшш… </text:p>
      <text:p text:style-name="P378">sanctificetur nomen tuum; </text:p>
      <text:p text:style-name="P378">adveniat regnum tuum; </text:p>
      <text:p text:style-name="P378">fiat voluntas tua, sicut in caelo et in terra…</text:p>
      <text:p text:style-name="P378">…<text:span text:style-name="T409">хрррсссшшш… </text:span></text:p>
      <text:p text:style-name="P381">ne nuclear bellum. Amen</text:p>
      <text:p text:style-name="P381">…шшшссс…</text:p>
      <text:p text:style-name="P379"/>
      <text:p text:style-name="P162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61">Я уже открывал дверь в палату, когда услышал <text:span text:style-name="T228">лениво брошенное в спину замечание.</text:span></text:p>
      <text:p text:style-name="P161"/>
      <text:p text:style-name="P161">- <text:span text:style-name="T229">Дед, собирай шмотки, скоро переезжаешь. На твоё место новенького поселяют. А тебя в соседнюю палату.</text:span></text:p>
      <text:p text:style-name="P163"/>
      <text:p text:style-name="P163">Я повернулся.</text:p>
      <text:p text:style-name="P163"/>
      <text:p text:style-name="P163">- Когда переезд?</text:p>
      <text:p text:style-name="P163">- Завтра. Или послезавтра, если чувак в реанимации задержится. </text:p>
      <text:p text:style-name="P163">- <text:span text:style-name="T230">А почему не новенького в соседнюю? На кой чёрт им я сдался?</text:span></text:p>
      <text:p text:style-name="P163"/>
      <text:p text:style-name="P164"><text:soft-page-break/><text:s/>Дредд удивлённо бухнулся на все четыре ножки стула.</text:p>
      <text:p text:style-name="P166"/>
      <text:p text:style-name="Text_20_body"><text:span text:style-name="T25">- Что-то ты не рад переезду, а? Соседняя ж пустая – раздолье! </text:span><text:span text:style-name="T26">Воздух чище, </text:span><text:span text:style-name="T34">ночью никто не храпит </text:span><text:span text:style-name="T66">и не бздит </text:span><text:span text:style-name="T34">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3">О</text:span><text:span text:style-name="T26">брос социальными связями, </text:span><text:span text:style-name="T32">завёл хозяйство</text:span><text:span text:style-name="T26">. </text:span><text:span text:style-name="T28">Паука, </text:span><text:span text:style-name="T32">вот, </text:span><text:span text:style-name="T29">под кроватью </text:span><text:span text:style-name="T28">приручил</text:span><text:span text:style-name="T26">. Не хотелось бы на новом месте начинать всё заново, </text:span><text:span text:style-name="T33">с нуля</text:span><text:span text:style-name="T26">.</text:span></text:p>
      <text:p text:style-name="P15"/>
      <text:p text:style-name="P13"><text:span text:style-name="T31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29">Если хочешь, я передам главному, что ты </text:span><text:span text:style-name="T30">против</text:span><text:span text:style-name="T29">.</text:span></text:p>
      <text:p text:style-name="P17">- Передай, если не тяжело. Новенькому всё равно, куда ложиться, а мне – нет.</text:p>
      <text:p text:style-name="P164"/>
      <text:p text:style-name="P173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74">Но <text:span text:style-name="T231">в новой палате не будет Терминатора с его бесценной уткой. </text:span>А <text:span text:style-name="T234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25">Уроках</text:span>. <text:span text:style-name="T232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75">Так что нет, не за память я пекусь. Просто приём <text:span text:style-name="T233">нейролептиков</text:span> напрочь отключает не только память, но и сновидения – я проверял.</text:p>
      <text:p text:style-name="P175"/>
      <text:p text:style-name="P175">А мне нравятся сны.</text:p>
      <text:p text:style-name="P16"/>
      <text:p text:style-name="P232">~~~</text:p>
      <text:p text:style-name="P211">&lt;<text:span text:style-name="T125">Статуэтка Селестии</text:span>&gt;</text:p>
      <text:p text:style-name="P182"><text:span text:style-name="T302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82">преследователей </text:span>не виден уже последние два дня. <text:span text:style-name="T275">Я спускаюсь вниз и спрыгиваю с нижней ветки на землю. </text:span></text:p>
      <text:p text:style-name="P179"/>
      <text:p text:style-name="P165">- <text:span text:style-name="T275">Таки оторвались. Но впереди обрыв. Надо думать, как спуститься.</text:span></text:p>
      <text:p text:style-name="P165"/>
      <text:p text:style-name="P180"><text:soft-page-break/><text:span text:style-name="T276">Джет виновато смотрит на меня. Вот глупая пегаска! Она </text:span><text:span text:style-name="T278">счит</text:span><text:span text:style-name="T279">ает</text:span><text:span text:style-name="T278"> себя обязанной разведывать обстановку с высоты. Каждый раз, когда я карабкаюсь на дерево, она прячется в кусты от стыда</text:span><text:span text:style-name="T276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81"/>
      <text:p text:style-name="P164">- <text:span text:style-name="T287">Каша будет готова через пять минут.</text:span></text:p>
      <text:p text:style-name="P164"/>
      <text:p text:style-name="P183">Словно бы в заглаживание вины своей немощности, Джет взяла готовку пищи на себя. </text:p>
      <text:p text:style-name="P183"/>
      <text:p text:style-name="P183">И хотя гороховая каша и гороховый же суп уже вызывают омерзение, без уворованного у твердолобов мешка гороха <text:span text:style-name="T295">вам</text:span> с пегаской уже пришлось бы перейти на подножный корм. И если Джет ещё <text:span text:style-name="T296">может</text:span> перебиться травой, то тебе, Хум<text:span text:style-name="T293">ан</text:span>, пришлось бы жевать кору <text:span text:style-name="T288">и шишки</text:span>. <text:span text:style-name="T288">И не сомневайся, через пяток дней подобного меню ты стал бы с гастрономическим интересом посматривать на соседку!</text:span></text:p>
      <text:p text:style-name="P164"/>
      <text:p text:style-name="P184">Джет сид<text:span text:style-name="T295">ит</text:span> у костра напротив меня и молча ж<text:span text:style-name="T295">уёт</text:span> кашу.</text:p>
      <text:p text:style-name="P164">- <text:span text:style-name="T294">Ты теперь до старости будешь его носить? - указываю я на одеяло.</text:span></text:p>
      <text:p text:style-name="P185">Пегаска только сильнее кутается в него. Ка<text:span text:style-name="T295">жется,</text:span> она дрожит.</text:p>
      <text:p text:style-name="P185">- <text:span text:style-name="T295">Тебе холодно? Брось, у костра же жарко? Давай я на тебя куртку накину?</text:span></text:p>
      <text:p text:style-name="P186">Джет молча отодвигается от <text:span text:style-name="T297">меня</text:span> подальше и всё так же кутается в одеяло. <text:span text:style-name="T296">За прошедшие дни оно порядком испачкалось и сбоку на нём красуется тёмное жирное пятно.</text:span></text:p>
      <text:p text:style-name="P187"/>
      <text:p text:style-name="P187">Ладно же, мне эти странности уже осточертели!</text:p>
      <text:p text:style-name="P187">Я недоумённо пожимаю плечами, <text:span text:style-name="T305">залажу в укромное гнёздышко в гуще орешника </text:span>и стараюсь заснуть. <text:span text:style-name="T304">Сегодня с дерева я заметил далеко внизу, в долине, скалу, у подножия которой начинается пещера Оникса. Она выглядит именно так, как в видении – две одинокие вершины угольного цвета. Если придумать, как спуститься с отвесного обрыва в километр высотой, то за пару дней марш-броска можно выйти к её подножью. И это надо сделать, потому что даже паршивый горох заканчивается!</text:span></text:p>
      <text:p text:style-name="P187"/>
      <text:p text:style-name="P188">Едва слышится шорох сзади. Сначала чуть заметно коснувшись, Джет медленно прижимается ко мне <text:span text:style-name="T300">всей </text:span>спиной. <text:span text:style-name="T306">Она сильно дрожит.</text:span></text:p>
      <text:p text:style-name="P188"><text:span text:style-name="T300">Так м</text:span>ы согреваем друг-друга <text:span text:style-name="T299">с тех пор</text:span>, как сбежали от твердолобов – ночи стали заметно свежее.</text:p>
      <text:p text:style-name="P188">Но сейчас я отверг<text:span text:style-name="T308">аю</text:span> негласный договор. Это и раздражение на скрытность пегаски, и… </text:p>
      <text:p text:style-name="P188"><text:span text:style-name="T301">Запах! Опять он</text:span>! <text:span text:style-name="T307">Уже несколько дней я ощущаю этот беспокоящий ноздри и сознание дух. До сих пор я, во имя дружбы, старался не замечать его. Но сегодня он стал совсем невыносимым. Какого чёрта?!</text:span></text:p>
      <text:p text:style-name="P188"/>
      <text:p text:style-name="P188">- Джет, блин, у нас речка в двух шагах! Я понимаю, холодно, но нельзя ли помыться? Реально трудно находиться рядом с тобой…</text:p>
      <text:p text:style-name="P188"><text:soft-page-break/></text:p>
      <text:p text:style-name="P188">Так же беззвучно, как возникло, касание пропадает. Пропадает и запах…</text:p>
      <text:p text:style-name="P188">Я закрываю глаза.</text:p>
      <text:p text:style-name="P188"/>
      <text:p text:style-name="P188">Просыпаюсь от холода. <text:span text:style-name="T301">Щупаю рукой сзади себя. Наконец поворачиваюсь.</text:span></text:p>
      <text:p text:style-name="P189">Никого.</text:p>
      <text:p text:style-name="P189"/>
      <text:p text:style-name="P349"><text:span text:style-name="T37">Поздравляю,</text:span><text:span text:style-name="T36"> </text:span><text:span text:style-name="T37">Хум, ты </text:span><text:span text:style-name="T36">– </text:span><text:span text:style-name="T37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38">ты</text:span><text:span text:style-name="T37">. </text:span><text:span text:style-name="T38">И </text:span><text:span text:style-name="T39">будь уверен</text:span><text:span text:style-name="T37">, </text:span><text:span text:style-name="T38">красавчик, </text:span><text:span text:style-name="T39">ты даже</text:span><text:span text:style-name="T37"> не представляешь, как пахнешь сам </text:span><text:span text:style-name="T39">после недели похождений по лесу</text:span><text:span text:style-name="T37">. И исправить положение ты можешь только тем, что <text:s/>сейчас пойдёшь и извинишься перед Джет.</text:span></text:p>
      <text:p text:style-name="P190"/>
      <text:p text:style-name="P350"><text:span text:style-name="T37">П</text:span><text:span text:style-name="T21">олянка перед орешником пуста. Едва дымятся угли погасшего костра. </text:span><text:span text:style-name="T41">В лунном свете цепочка отпечатков копыт в песке ведёт к реке.</text:span></text:p>
      <text:p text:style-name="P351"><text:span text:style-name="T21">Я </text:span><text:span text:style-name="T41">иду следом</text:span><text:span text:style-name="T21">. </text:span><text:span text:style-name="T41">Вот отпечатки теряются в воде, вот, чуть ниже по течению следы снова выходят на берег и песок усеян влажными пятнами – Джет отряхивалась от воды здесь. </text:span><text:span text:style-name="T44">Несколько перьев сверкают каплями росы на песке. А рядом с ними лежит…</text:span></text:p>
      <text:p text:style-name="P195">…</text:p>
      <text:p text:style-name="P352"><text:span text:style-name="T21">О</text:span><text:span text:style-name="T42">х</text:span><text:span text:style-name="T21">, </text:span><text:span text:style-name="T42">щит!!! </text:span><text:span text:style-name="T43">М-м-мамочка…</text:span></text:p>
      <text:p text:style-name="P196">…</text:p>
      <text:p text:style-name="P355"><text:span text:style-name="T21">Меня выворачивает наизнанку. Я падаю на колени и неистово блюю в воду. </text:span><text:span text:style-name="T43">Течение уносит мой ужин к водопаду.</text:span></text:p>
      <text:p text:style-name="P356"><text:span text:style-name="T43">Р</text:span><text:span text:style-name="T21">ядом со мной </text:span><text:span text:style-name="T45">на песке </text:span><text:span text:style-name="T21">лежит часть крыла. Парочка опарышей ещё ползают по голуб</text:span><text:span text:style-name="T47">оватым</text:span><text:span text:style-name="T21"> перьям. Обломок кости белеет в лунном свете.</text:span></text:p>
      <text:p text:style-name="P197">Проклятье! Какой же я долбень!</text:p>
      <text:p text:style-name="P197"/>
      <text:p text:style-name="P357"><text:span text:style-name="T21">Я срываюсь с места и бегу вдоль реки по следам. Всё ближе гул водопада.</text:span><text:span text:style-name="T40"> </text:span><text:span text:style-name="T46">Нога </text:span><text:span text:style-name="T53">подскальзывается</text:span><text:span text:style-name="T46"> на серо</text:span><text:span text:style-name="T53">м</text:span><text:span text:style-name="T46"> одеял</text:span><text:span text:style-name="T54">е</text:span><text:span text:style-name="T46">, брошено</text:span><text:span text:style-name="T53">м</text:span><text:span text:style-name="T46"> у воды. </text:span><text:span text:style-name="T40">Мне </text:span><text:span text:style-name="T21">кажется</text:span><text:span text:style-name="T40">, или я </text:span><text:span text:style-name="T21">действительно </text:span><text:span text:style-name="T40">замечаю сквозь поредевшие деревья </text:span><text:span text:style-name="T46">фигур</text:span><text:span text:style-name="T59">к</text:span><text:span text:style-name="T46">у </text:span><text:span text:style-name="T48">Джет</text:span><text:span text:style-name="T40">?</text:span></text:p>
      <text:p text:style-name="P192"/>
      <text:p text:style-name="P195">Я ускоряюсь.</text:p>
      <text:p text:style-name="P353"><text:span text:style-name="T46">Пегаска, понурив голову, </text:span><text:span text:style-name="T49">бредёт к скальному выступу, нависающему над </text:span><text:span text:style-name="T50">каньоном</text:span><text:span text:style-name="T49">. </text:span><text:span text:style-name="T50">Чуть подумав, она делает шаг в бездну.</text:span></text:p>
      <text:p text:style-name="P354"><text:span text:style-name="T50">В последнем рывке я совершаю вратарский прыжок и хватаю пегаску за задние ноги. </text:span><text:span text:style-name="T55">Дыхание перехватывает от удара животом и грудью о камни.</text:span></text:p>
      <text:p text:style-name="P354"><text:span text:style-name="T50">Пегаска оборачивается. </text:span><text:span text:style-name="T56">Её п</text:span><text:span text:style-name="T50">ередняя нога засты</text:span><text:span text:style-name="T55">вает</text:span><text:span text:style-name="T50"> над пропастью.</text:span></text:p>
      <text:p text:style-name="P198"/>
      <text:p text:style-name="P198"><text:soft-page-break/>- Джет, не дури, - хрипло прошу я осипшим от волнения голосом. - Я ступил. Я все эти дни тупил. Прости.</text:p>
      <text:p text:style-name="P358"><text:span text:style-name="T21">- </text:span><text:span text:style-name="T51">Хум, отпусти, - тихо отвечает она. - Ты прав, от меня действительно воняет. Я гнию заживо. </text:span><text:span text:style-name="T52">И лучше закончить так, чем протянуть ещё несколько дней и сдохнуть от гангрены.</text:span></text:p>
      <text:p text:style-name="P199">Пегаска поворачивается навстречу пропасти.</text:p>
      <text:p text:style-name="P199"/>
      <text:p text:style-name="P358"><text:span text:style-name="T57">-</text:span><text:span text:style-name="T52"> </text:span><text:span text:style-name="T57">Пегас должен летать. Это всё, что у него есть. Я хочу совершить свой последний полёт. Извини, Хум, я больше не могу быть полезна тебе. </text:span><text:span text:style-name="T58">Тебе нужен новый друг. </text:span><text:span text:style-name="T57">Я хочу улететь.</text:span></text:p>
      <text:p text:style-name="P352"><text:span text:style-name="T21">- </text:span><text:span text:style-name="T59">Нет! </text:span><text:span text:style-name="T60">Пожалуйста!!! Я вылечу тебя! Я… Я прижгу рану!</text:span></text:p>
      <text:p text:style-name="P200"/>
      <text:p text:style-name="P201">Сквозь рыдания я выкрикива<text:span text:style-name="T311">ю</text:span> какие-то сумасбродные идеи, пока пегаска молча сто<text:span text:style-name="T311">ит</text:span> над бездной.</text:p>
      <text:p text:style-name="P201">Наконец она усмех<text:span text:style-name="T311">ается</text:span>.</text:p>
      <text:p text:style-name="P201"/>
      <text:p text:style-name="P359"><text:span text:style-name="T21">- Тебе придётся поджарить половину меня, чтоб выжечь </text:span><text:span text:style-name="T62">заражение</text:span><text:span text:style-name="T21"> – он</text:span><text:span text:style-name="T62">о</text:span><text:span text:style-name="T21"> давно </text:span><text:span text:style-name="T61">перешл</text:span><text:span text:style-name="T62">о</text:span><text:span text:style-name="T61"> с крыла ниже </text:span><text:span text:style-name="T62">по вене</text:span><text:span text:style-name="T61">. Агамемнон скажет тебе спасибо за приготовленый обед, х</text:span><text:span text:style-name="T64">а</text:span><text:span text:style-name="T61">-</text:span><text:span text:style-name="T64">ха</text:span><text:span text:style-name="T61">!.. </text:span><text:span text:style-name="T64">Я пыталась сохранить крыло </text:span><text:span text:style-name="T65">любой ценой</text:span><text:span text:style-name="T64">: <text:s/>для пегасов жизнь – это полёт. А потом стало слишком поздно…</text:span></text:p>
      <text:p text:style-name="P360"><text:span text:style-name="T62">П</text:span><text:span text:style-name="T21">егаска взд</text:span><text:span text:style-name="T65">ыхает</text:span><text:span text:style-name="T21">.</text:span></text:p>
      <text:p text:style-name="P202">- Хум, мне очень жаль, что ты стал свидетелем всего этого. Я надеялась всё успеть, пока ты спишь, но слишком задержалась, вспоминая свою прошлую жизнь. Извини.</text:p>
      <text:p text:style-name="P202"/>
      <text:p text:style-name="P360"><text:span text:style-name="T62">Я </text:span><text:span text:style-name="T21">не вер</text:span><text:span text:style-name="T65">ю</text:span><text:span text:style-name="T21"> своим ушам. Пегаска </text:span><text:span text:style-name="T63">проси</text:span><text:span text:style-name="T65">т</text:span><text:span text:style-name="T63"> прощения</text:span><text:span text:style-name="T21"> </text:span><text:span text:style-name="T63">у меня</text:span><text:span text:style-name="T21"> за то, что доставила мне неудобства своим видом и намерениями?! Чокнутые, чокнутые пони… </text:span><text:span text:style-name="T65">Милые, милые пони...</text:span></text:p>
      <text:p text:style-name="P193">Очень осторожно, словно бы извиняясь, Джет высвобо<text:span text:style-name="T311">ждает</text:span> сначала одну ногу из моего захвата. Потом вторую. Я тупо смотр<text:span text:style-name="T311">ю</text:span> на пустые ладони.</text:p>
      <text:p text:style-name="P193"/>
      <text:p text:style-name="P193">- Ты был хорошим другом. Прощай.</text:p>
      <text:p text:style-name="P193"/>
      <text:p text:style-name="P191">- <text:span text:style-name="T309">Просто удивительно, как пони умеют запускать пустяковые проблемы! И когда маленькая проблема маленького пони вырастает, подобно навозному шару жука-скарабея, он согласен прыгнуть с обрыва, только чтоб не решать её. <text:s/>Сонду считает, не очень умное решение…</text:span></text:p>
      <text:p text:style-name="P191"/>
      <text:p text:style-name="P194">Мы об<text:span text:style-name="T311">орачиваемся</text:span> на голос. <text:span text:style-name="T310">В свете первых лучей солнца на нас смотрит зебра.</text:span></text:p>
      <text:p text:style-name="P191"/>
      <text:h text:style-name="P402" text:outline-level="2">3</text:h>
      <text:p text:style-name="P203"/>
      <text:p text:style-name="P203"><text:soft-page-break/>Лысый сверлил меня немигающим взглядом <text:span text:style-name="T317">всё время</text:span>, <text:span text:style-name="T312">пока я демонстративно аккуратно собирал узоры из двуцветных кубиков по эталонным картинкам</text:span>. <text:span text:style-name="T313">Алекс ёрзал на краешке стула, стараясь не смотреть в мою сторону. Руки его тряслись.</text:span></text:p>
      <text:p text:style-name="P203"/>
      <text:p text:style-name="P203">- <text:span text:style-name="T313">Вы сами видите… - обратился Лысый к Алексу. - Я бы его за периметр не выпускал. Вам решать, разумеется.</text:span></text:p>
      <text:p text:style-name="P164">- <text:span text:style-name="T314">Достаточно, - обратился Лысый уже ко мне. - Твой сослуживец хочет поговорить с тобой. Помнишь его? Я вас оставлю ненадолго. Если что – я за дверью. Не чуди.</text:span></text:p>
      <text:p text:style-name="P164"/>
      <text:p text:style-name="P204">Лысый <text:span text:style-name="T315">грузно поднялся. Скрипнула дверь и мы остались один на один.</text:span></text:p>
      <text:p text:style-name="P204"/>
      <text:p text:style-name="P204">- <text:span text:style-name="T316">П-привет, Дедлайн - пробормотал Алекс.</text:span></text:p>
      <text:p text:style-name="P204">- <text:span text:style-name="T316">Привет, сослуживец, - криво усмехнулся я. Старое командное прозвище не вызвало во мне ностальгии.</text:span></text:p>
      <text:p text:style-name="P204"/>
      <text:p text:style-name="P205">Алекс на миг встретился со мной взглядом и снова <text:span text:style-name="T318">опустил глаза</text:span>.</text:p>
      <text:p text:style-name="P205"/>
      <text:p text:style-name="P205">- Ты же знаешь, у нас не было другого выхода. Извини.</text:p>
      <text:p text:style-name="P204">- <text:span text:style-name="T319">Да ладно. Мне-то что. Тут неплохо кормят.</text:span></text:p>
      <text:p text:style-name="P204">- <text:span text:style-name="T320">Парк для прогулок будет расширяться. Мы присоединили к территории автостоянку и засадили её соснами. Уже достраивают расширенную ограду. И я попросил, чтобы тебя перевели в свободную палату.</text:span></text:p>
      <text:p text:style-name="P204">- <text:span text:style-name="T320">А вот этого, как раз, не надо, - прервал я извинения Алекса. - Мне и в текущей неплохо. Говори, зачем позвал?</text:span></text:p>
      <text:p text:style-name="P204"/>
      <text:p text:style-name="P209">Алекс барабанил пальцами по столу, остранённо наблюдая за <text:span text:style-name="T327">кружащимися листьями за окном</text:span>. <text:span text:style-name="T329">Тощая кошка выскочила из полуприкрытого подвального окошка и понеслась за одним из них.</text:span> <text:span text:style-name="T333">Ворона, истошно каркая, спикировала на неё с ближайшей берёзы и скрылась серой тенью в глубине парка. </text:span><text:span text:style-name="T280">Облако в виде смешной крылатой лошадки приближалось по небосводу к </text:span><text:span text:style-name="T281">серым </text:span><text:span text:style-name="T280">корпусам больницы</text:span><text:span text:style-name="T328">.</text:span></text:p>
      <text:p text:style-name="P209"/>
      <text:p text:style-name="P209"><text:span text:style-name="T327">Наконец Алекс </text:span>пожал плечами и <text:span text:style-name="T277">посмотрел мне в глаза</text:span>.</text:p>
      <text:p text:style-name="P204">- <text:span text:style-name="T322">Дед, у нас проблемы. Хэвэн начала убивать.</text:span></text:p>
      <text:p text:style-name="P208"/>
      <text:p text:style-name="P208">Я <text:span text:style-name="T323">откинулся на спинку стула и </text:span>громко похлопал в ладоши.</text:p>
      <text:p text:style-name="P208">- Алекс, поздравляю! Две палаты пускающих слюни овощей вас ничему не научили. Но хоть теперь-то, после появления трупов, вы признали то, про что я говорил <text:span text:style-name="T324">тебе</text:span> ещё два года назад: <text:span text:style-name="T321">м</text:span>ы в жопе. <text:span text:style-name="T321">Весь проект в жопе. Его пора закрывать.</text:span> Нет, серьёзно, я рад за <text:span text:style-name="T325">тебя</text:span>. Лучше поздно, чем никогда.</text:p>
      <text:p text:style-name="P206"/>
      <text:p text:style-name="P210"><text:soft-page-break/>Мой бывший руководитель проекта досадливо сморщился и откинулся на спинку стула.</text:p>
      <text:p text:style-name="P210">- Ты не так меня понял. Мы не можем прикрыть проект. Никто нам не даст. <text:span text:style-name="T330">Особенно сейчас, когда у наших противников на подходе аналогичные комплексы. Нам нужна твоя помощь…</text:span></text:p>
      <text:p text:style-name="P210"/>
      <text:p text:style-name="P212">… Алекс <text:span text:style-name="T331">терпеливо подождал, пока я прекращу ржать.</text:span></text:p>
      <text:p text:style-name="P212"/>
      <text:p text:style-name="P213">- <text:span text:style-name="T332">Успокоился? Нет, погоди, ты опять не так понял. Никто не собирается тебя кидать в пасть Хэвэн. Что ж мы, звери какие-то? Всё, что от тебя требуется – пара советов. Нам нужны твои знания, Дед. Набор инструкций, как уцелеть во время Урока. Карта прохождения ловушек. Ты ведь единственный, кто сохранил память и разум. Ты должен знать, как понравиться Хэвэн. Ведь она благоволит к тебе. Удивлён? Я не говорил тебе этого. Каждый раз, когда она встречает нового Учителя, она спрашивает, где ты? Всего пару советов, и ты спасешь людей. </text:span></text:p>
      <text:p text:style-name="P212"/>
      <text:p text:style-name="P214">Я покачал головой.</text:p>
      <text:p text:style-name="P215">- Нет. И не надейтесь. Я уж было подумал, на тебя нашло просветление. Раскатал губу. <text:span text:style-name="T334">Т</text:span>ы вместо <text:span text:style-name="T334">того, чтоб закрыть проект, </text:span>пришёл просить меня дать ему новую жизнь. <text:span text:style-name="T334">Не дождётесь. Х</text:span>ером вам всем поперёк морды.</text:p>
      <text:p text:style-name="P214"/>
      <text:p text:style-name="P215">Алекс долго молчал. </text:p>
      <text:p text:style-name="P215"><text:span text:style-name="T334">Барабанная дробь пальцев слилась в монотонное гудение. </text:span>Кошка во дворе нырнула обратно в подвал, неся в зубах добычу. <text:span text:style-name="T334">Небесная лошадка умчалась по своим делам, роняя космы перьев по всему небосводу. <text:s/>По-моему, она была столь рассеянной, что даже по дороге потеряла крыло.</text:span></text:p>
      <text:p text:style-name="P215"/>
      <text:p text:style-name="P215">- <text:span text:style-name="T335">Ты же понимаешь, что все последующие трупы будут висеть на тебе? - наконец произнёс мой бывший босс. - Проект всё равно продолжится. Уроки будут проходить несмотря ни на что и люди…</text:span></text:p>
      <text:p text:style-name="P215">- <text:span text:style-name="T336">Довольно с меня этого дерьма! - прервал я его. - Если раньше у меня и были какие-то сомнения, то теперь они развеялись. Алекс, ты – конченый ублюдок. Нашёл чем меня шантажировать. Вы накачиваете говнопатриотизмом этих несчастных, посылаете их на смерть и обвиняете в этом меня? Ты, небось, думаешь, что я весь из себя такой добренький, сейчас расплачусь и подпишусь на всё говно, что вы там придумали?! Да пошли вы нахуй! Мне насрать!!!</text:span></text:p>
      <text:p text:style-name="P215"/>
      <text:p text:style-name="P220">Я сжал кулаки <text:span text:style-name="T337">и встал</text:span>. Дверь отворилась и заглянул Лысый. Алекс отрицательно мотнул ему головой.</text:p>
      <text:p text:style-name="P220">- Всё в порядке. Мы <text:span text:style-name="T411">общаемся</text:span>.</text:p>
      <text:p text:style-name="P220"/>
      <text:p text:style-name="P220">Дверь закрылась. <text:span text:style-name="T337">Я сел и отвернулся к окну.</text:span></text:p>
      <text:p text:style-name="P215"/>
      <text:p text:style-name="P215">- <text:span text:style-name="T337">Ты не дал мне договорить, - тихо продолжил мой бывший босс. - Твоя помощь будет хорошо оценена. Дед, я не могу обеспечить тебе полную свободу, но мне по силам улучшить твои условия в разы. Ты </text:span><text:soft-page-break/><text:span text:style-name="T337">можешь жить в уютном доме на берегу моря, окружённом лесом. С интернетом, вежливой прислугой и ручными оленями в парке. У тебя будет пожизненое обеспечение и признание коллег. И выполнение всех желаний. Ну, ты понимаешь… Девочки, травка, побрякушки… В разумных пределах, разумеется.</text:span></text:p>
      <text:p text:style-name="P215"/>
      <text:p text:style-name="P222">Пробормотав скороговоркой заученный текст, Алекс замолк и вытер лоб. Я с удивлением смотрел на человека, которого, как мне казалось, неплохо знал раньше. <text:span text:style-name="T340">Чужая душа – потёмки. Т</text:span>от, которого я знал, не смог бы нырнуть так глубоко.</text:p>
      <text:p text:style-name="P215"/>
      <text:p text:style-name="P215">- <text:span text:style-name="T339">В разумных пределах, говоришь?</text:span></text:p>
      <text:p text:style-name="P215">- <text:span text:style-name="T339">В разумных.</text:span></text:p>
      <text:p text:style-name="P215">- <text:span text:style-name="T339">А забор будет?</text:span></text:p>
      <text:p text:style-name="P215">- <text:span text:style-name="T339">Да. Забор убрать не проси. Это невозможно, Дед. Это за пределами разумного. Будет и забор, и вооружённая охрана. Даже не мысли о побеге.</text:span></text:p>
      <text:p text:style-name="P215">- <text:span text:style-name="T340">Понятно.</text:span></text:p>
      <text:p text:style-name="P215"/>
      <text:p text:style-name="P53">Я решил схитрить. Просто из интереса. Кроме него, больше ловить <text:span text:style-name="T345">тут было</text:span> нечего.</text:p>
      <text:p text:style-name="P53"/>
      <text:p text:style-name="P53">- Хорошо, <text:span text:style-name="T345">Алекс, </text:span>почти убедил. <text:span text:style-name="T345">Я практически готов согласиться.</text:span> <text:span text:style-name="T348">Олени, девочки, признание – с детства мечтал. Но услуга за услугу. </text:span>Один вопрос. Зачем вам всё это? Ни в жизни не поверю, что вам не начхать <text:span text:style-name="T341">на Учителей. Особенно если учесть, что выживших вы держите в дурке, - я обвёл рукой вокруг. - Почему они важны для вас? Настолько важны, что тебя даже заставили приехать ко мне на уговоры и изображать из себя старого друга?</text:span></text:p>
      <text:p text:style-name="P53"/>
      <text:p text:style-name="P54">Алекс удобнее уселся на стуле. По расслабленному выражению лица было видно, что самую неприятную часть разговора он считает пройденной. Благодушно улыбнувшись, он предложил мне жвачку. <text:span text:style-name="T343">Я отказался.</text:span></text:p>
      <text:p text:style-name="P54"/>
      <text:p text:style-name="P54">- Дед, <text:span text:style-name="T346">вот ты зря корчишь из себя такого прожжёного циника. Я-то знаю, что ты не такой. И, да, что бы ты ни говорил там, я по-прежнему считаю тебя своим другом. Знаешь, мне почему-то кажется, что старые добрые времена ещё наступят. Ты вернёшься в &lt;Дайсон&gt;, и мы снова будем собираться за чашечкой кофе на крыше Оникс-тауэр. Блин, нашим тебя ТАК не хватает! Особенно Стелле. Ты для нас по-прежнему Дедлайн - душа проекта!</text:span></text:p>
      <text:p text:style-name="P55">- <text:span text:style-name="T344">Ну да, - подыграл я ему в тон, - поставишь монитор на табуретку и я по видеочату из психушки буду травить тупые анекдоты, как в старые добрые времена. Вы даже и не заметите разницы. Особенно Брюс – тот меня и раньше не всегда замечал.</text:span></text:p>
      <text:p text:style-name="P55">- <text:span text:style-name="T347">Дед, - мягко остановил меня Алекс. - не надо. Не даешь мне помечтать, жестокий человек…</text:span></text:p>
      <text:p text:style-name="P55"/>
      <text:p text:style-name="P56">Выплюнув жвачку в салфетку и аккуратно препроводив бумажный шарик в ведро, Алекс печально развёл руками.</text:p>
      <text:p text:style-name="P57"><text:soft-page-break/>- <text:span text:style-name="T349">Меня не уведомляют о высших целях “Дайсона”. Хотя они и так известны – я не открою тебе тайны, если скажу, что мы ведём войну. Войну незримую и неосязаемую, но от того не менее жестокую. Ты и сам это знал с тех пор, как Хэвэн – тогда она ещё была Нэшем – вместо экономической теории начали обучать искусству ведения войны.</text:span></text:p>
      <text:p text:style-name="P216">- <text:span text:style-name="T350">Разумеется, знал, - отдался воспоминаниям и я. - Это ж от идеи, что партнёра по бизнесу можно уничтожить физически, у Нэша поехала крыша.</text:span></text:p>
      <text:p text:style-name="P216">- <text:span text:style-name="T350">Да, помню, - подхватил Алекс, - тебе пришлось в авральном порядке утешать нашего кибернетического младенца и ты, сам того не желая, стал первым Учителем. Это накладывает обязательства, Дедлайн. Ты теперь для Хэвэн как отец. Она – твоё детище. Как ты можешь желать ей смерти?</text:span></text:p>
      <text:p text:style-name="P216">- <text:span text:style-name="T351">Опять идём по кругу, - нахмурился я. - Надоело. На меня эти сопли не действуют. Хэвэн – свихнувшийся кибермозг. Я это точно знаю, потому что помню наши с ней Уроки. Она НЕ вылечилась, она всего лишь затаилась – как уходит в себя маленький ребёнок в неблагополучной семье. Идеология войны не подходит для искусственного интеллекта, восемь лет изучавшего экономику. Она потенциально опасна. То есть, была потенциально – до первых смертей. Теперь уже и реально. Выключите её, пока она не натворила большей беды. Просто выключите её, мать вашу!</text:span></text:p>
      <text:p text:style-name="P216"/>
      <text:p text:style-name="P225">Алекс скучающе завёл глаза.</text:p>
      <text:p text:style-name="P225">- И ты опять за своё… Если мы выключим Хэвэн – жертв в конечном итоге будет на порядки больше. Потому что это наш единственный кибермозг с восьмилетним экономическим опытом и трёхлетним – стратегическим. Ничего лучшего у нас нет. У военных всё очень печально – то, что они <text:span text:style-name="T352">гордо </text:span>называют “Искусственным Интеллектом”, годится разве что для улучшенного автопилота штурмового дрона. Не говоря уже о том, что мы не сражаемся вгорячую.</text:p>
      <text:p text:style-name="P225"/>
      <text:p text:style-name="P226">Алекс <text:span text:style-name="T352">посмотрел на часы, нахмурился и продолжил.</text:span></text:p>
      <text:p text:style-name="P226">- <text:span text:style-name="T352">И, надеюсь, не будем. Потому что горячая война означает конец. Всем и навсегда. И потому познания Хэвэн в экономике бесценны – экономический аспект войны сейчас в сотни, в тысячи раз более важен, чем все остальные, вместе взятые. А ты стал в позу и называешь нас ублюдками. Одеть белое пальто легче всего!</text:span></text:p>
      <text:p text:style-name="P226"/>
      <text:p text:style-name="P226">- <text:span text:style-name="T352">Ну-ну. Ты очень убедительно рассказываешь, я проникся. Но ты так и не ответил на мой вопрос,- напомнил я ему. Разговор начал мне надоедать.</text:span></text:p>
      <text:p text:style-name="P226"/>
      <text:p text:style-name="P228"><text:span text:style-name="T353">Мой бывший босс</text:span> всё понял. <text:span text:style-name="T355">Всё же проницательности ему было не занимать. </text:span>Он бросил на меня злой взгляд, но тем не менее, начал</text:p>
      <text:p text:style-name="P228"/>
      <text:p text:style-name="P226">- <text:span text:style-name="T352">Есть мнение, - процедил он сквозь зубы, - что Хэвэн трансформирует Учителей в нечто, позволяющее ей лучше изучать реальность. Все эти, как ты их называешь, овощи, как-то с ней связаны. И то, что она стала убивать, означает одно – она больше не хочет познавать окружающий мир. Нужно разобраться, почему и скорректировать поведение Хэвэн. Без обучения её скоро превзойдут конкурирующие кибермозги.</text:span></text:p>
      <text:p text:style-name="P226"><text:soft-page-break/></text:p>
      <text:p text:style-name="P227">- <text:span text:style-name="T353">Бу-га-га! Так вот почему вы держите нас под присмотром автоматчиков, – рассмеялся я, - а я-то думал, вы боитесь, что я сбегу на волю и растрезвоню про ваши весёлые опыты газетчикам! Что ж, приятно думать, что вы считаете нас не обычными овощами, а овощами-супермутантами, бггг!</text:span></text:p>
      <text:p text:style-name="P227"/>
      <text:p text:style-name="P231">Я оборвал смех.</text:p>
      <text:p text:style-name="P230">- Самое страшное – вы даже не понимаете, насколько вы аморальны. Вы держите в тюрьме невинных людей. Изломанных вашим грёбаным проектом полумёртвых людей. И то, что мой бывший друг стал грёбаным бессовестным <text:span text:style-name="T356">мудаком</text:span>, меня пугает. Это реально страшно.</text:p>
      <text:p text:style-name="P216"/>
      <text:p text:style-name="P217">- <text:span text:style-name="T353">Ладно, я уже вижу, что теряю время, - поднялся Алекс. - Очень жаль. Если ты передумаешь, просто сообщи, что хочешь позвонить мне. Тебя соединят в любое время.</text:span></text:p>
      <text:p text:style-name="P217"/>
      <text:p text:style-name="P229">Алекс пошёл к выходу. У двери он замялся и вдруг обернулся.</text:p>
      <text:p text:style-name="P218">- <text:span text:style-name="T353">Самое страшное – это то, что ты до сих пор считаешь себя нормальным. - грустно улыбнулся Алекс. - <text:s/>Человеком. Мне реально страшно это видеть. И всем нам – остальные наблюдали по интеркому.</text:span></text:p>
      <text:p text:style-name="P217"/>
      <text:p text:style-name="P217">- <text:span text:style-name="T353">Что?</text:span></text:p>
      <text:p text:style-name="P217"/>
      <text:p text:style-name="P217">- <text:span text:style-name="T354">Дедлайн, ты собираешь узор из восьми кубиков по картинке за пару секунд. При этом ещё успеваешь инвертировать цвета.</text:span></text:p>
      <text:p text:style-name="P207"/>
      <text:p text:style-name="P229">Алекс вышел.</text:p>
      <text:p text:style-name="P219"><text:line-break/><text:span text:style-name="T361">~~~</text:span></text:p>
      <text:p text:style-name="P314"/>
      <text:p text:style-name="P361"><text:span text:style-name="T154">… Стражница напротив вот уже полчаса молча сверл</text:span><text:span text:style-name="T157">ит</text:span><text:span text:style-name="T154"> меня взглядом. </text:span></text:p>
      <text:p text:style-name="P321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314"/>
      <text:p text:style-name="P315">Я тайком <text:span text:style-name="T271">смотрю</text:span> <text:span text:style-name="T271">на</text:span> своё отражение в зеркальце, висящем на шее этой мрачной зебры. Нифига, лоб чистый, никаких каракулей не наблюдается.</text:p>
      <text:p text:style-name="P315"/>
      <text:p text:style-name="P315">- <text:span text:style-name="T270">А можно..? - наконец, начинаю я.</text:span></text:p>
      <text:p text:style-name="P315">- <text:span text:style-name="T270">Нельзя, - оборывает зебра. - Зеррика сама выйдет, когда закончит.</text:span></text:p>
      <text:p text:style-name="P315"/>
      <text:p text:style-name="P316"><text:soft-page-break/>Подчёркивая сказанное, стражница перекры<text:span text:style-name="T271">вает</text:span> вход в палатку копьём.</text:p>
      <text:p text:style-name="P317"/>
      <text:p text:style-name="P322">Проклятье на твою голову, Хум, если ты неделю не замечал, что Джет <text:span text:style-name="T137">гнила заживо</text:span>! <text:span text:style-name="T358">Если бы ты догадался стянуть с неё это чёртово одеяло! Если бы догадался об источнике тошнотворного запаха! Если бы…</text:span></text:p>
      <text:p text:style-name="P322"/>
      <text:p text:style-name="P328">Джет до последнего момента казалась мне сделаной из железа — может быть, именно поэтому я не догадался о том, что с ней происходит что-то плохое. </text:p>
      <text:p text:style-name="P319">Мне чертовски тревожно за пегаску. <text:span text:style-name="T357">Очень хочется быть рядом, когда эта зебринская шаманка кромсает мою подругу, но обстоятельства не на моей стороне. И теперь остаётся только замирать от ужаса при мысли, что можешь её потерять. И остаться один на один с этим неприветливым и опасным миром. Казалось бы, ты знаешь её всего какую-то неделю — но такое ощущение, что вы идёте вместе по пути уже долгие годы. И твоя встреча с ней уже теряется в дымке времени.</text:span></text:p>
      <text:p text:style-name="P323">Я закрываю глаза, <text:span text:style-name="T362">пытаясь вспомнить</text:span>… </text:p>
      <text:p text:style-name="P323"/>
      <text:p text:style-name="P320">***</text:p>
      <text:p text:style-name="P318"/>
      <text:p text:style-name="P308">.</text:p>
      <text:p text:style-name="P308">.</text:p>
      <text:p text:style-name="P326">.</text:p>
      <text:p text:style-name="P326">СИЯНИЕ</text:p>
      <text:p text:style-name="P326">.</text:p>
      <text:p text:style-name="P329">Кто я?</text:p>
      <text:p text:style-name="P329">.</text:p>
      <text:p text:style-name="P329">Где я?</text:p>
      <text:p text:style-name="P329">.</text:p>
      <text:p text:style-name="P329">Где все?</text:p>
      <text:p text:style-name="P326">.</text:p>
      <text:p text:style-name="P329">Чувствую прикосновение. Что-то энергично тормошит меня. Слышу приглушенное бормотание.</text:p>
      <text:p text:style-name="P329">.</text:p>
      <text:p text:style-name="P386">Я открываю глаза и вижу фигуру в голубом.</text:p>
      <text:p text:style-name="P74"/>
      <text:p text:style-name="P75">- Быстро! За мной! - <text:span text:style-name="T243">торопливо </text:span>шепчет мне она.</text:p>
      <text:p text:style-name="P76">Я послушно ползу среди костей и раздавленных черепов за голубой пони… Пони? Какой ещё, к дьяволу, пони?</text:p>
      <text:p text:style-name="P76">- Пегаской! - шипит, оборачиваясь, она.</text:p>
      <text:p text:style-name="P92"><text:soft-page-break/></text:p>
      <text:p text:style-name="P76">Видно, последние слова я произнёс вслух. И, да, теперь я замечаю у поняхи два аккуратно сложенных на спине крыла. <text:span text:style-name="T363">Лёгкие пластинчатые доспехи плотно облегают её грудь и бока.</text:span></text:p>
      <text:p text:style-name="P76">Черепа… Кости… Пегаска <text:span text:style-name="T363">в броне</text:span>… Чушь какая-то!</text:p>
      <text:p text:style-name="P76"/>
      <text:p text:style-name="P339"><text:span text:style-name="T88">Поняха</text:span><text:span text:style-name="T85">, тем временем, юрко забилась под камень, в какую-то щель. Я озадаченно застыл перед </text:span><text:span text:style-name="T89">пещеркой</text:span><text:span text:style-name="T85">, </text:span><text:span text:style-name="T89">не решаясь ползти дальше</text:span><text:span text:style-name="T85">. Через мгновение злая мордаха поньки появилась в проёме, схватила меня зубами за шиворот и затащила внутрь.</text:span></text:p>
      <text:p text:style-name="P76"/>
      <text:p text:style-name="P76">- Какого чё…?!!</text:p>
      <text:p text:style-name="P76">- Тс-с-с! - сумасшедшая <text:span text:style-name="T244">пегаска</text:span> <text:s/>прижала одно копыто себе к губам, а вторым заткнула мне рот. - <text:span text:style-name="T245">Тише! Он с минуты на минуту появится! И слух у него очень чуткий!</text:span></text:p>
      <text:p text:style-name="P76">- <text:span text:style-name="T246">Появится кто? - спросил я, потирая ушибленную о каменный свод макушку.</text:span></text:p>
      <text:p text:style-name="P76"/>
      <text:p text:style-name="P77">Ответить <text:span text:style-name="T247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47">В последовавшем затем приглушенном рокоте я угадал дыхание огромного существа. Мне стало нехорошо.</text:span></text:p>
      <text:p text:style-name="P77"/>
      <text:p text:style-name="P78">Я пригнулся к уху поньки и еле слышно прошептал:</text:p>
      <text:p text:style-name="P78">- Кто это?</text:p>
      <text:p text:style-name="P78">- Агамемнон, - так же, едва шевеля губами, прошептала поняха. - Он сегодня голодный - <text:span text:style-name="T245">остался без обеда</text:span>. И у него хороший слух.</text:p>
      <text:p text:style-name="P79"/>
      <text:p text:style-name="P79">Я снова почесал ушибленный лоб.</text:p>
      <text:p text:style-name="P77">- <text:span text:style-name="T244">Мне это имя вообще ничего не говорит.</text:span></text:p>
      <text:p text:style-name="P77"/>
      <text:p text:style-name="P80">Пегаска <text:span text:style-name="T248">критически</text:span> осмотрела меня.</text:p>
      <text:p text:style-name="P77">- <text:span text:style-name="T249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, сотрясения не должно быть. Может, ему гормонами мозги отшибло?</text:span></text:p>
      <text:p text:style-name="P77"/>
      <text:p text:style-name="P94">Пегаска попробовала было потрогать меня в паху, но я <text:span text:style-name="T250">с возмущением</text:span> отбросил её копыто.</text:p>
      <text:p text:style-name="P94"/>
      <text:p text:style-name="P77">- <text:span text:style-name="T251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77"><text:soft-page-break/></text:p>
      <text:p text:style-name="P81">От беспокойной возни снаружи скала задрожала. Кто-то шумно зевнул и с металлическим скрежетом почесался.</text:p>
      <text:p text:style-name="P81"/>
      <text:p text:style-name="P82">- <text:span text:style-name="T252">Так откуда ты? - пытливо спросила поняха.</text:span></text:p>
      <text:p text:style-name="P82">- <text:span text:style-name="T252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84">Я закрыл глаза и сосредоточился…</text:p>
      <text:p text:style-name="P331">…</text:p>
      <text:p text:style-name="P84"><text:span text:style-name="T159">- </text:span><text:span text:style-name="T158">Не помню.</text:span></text:p>
      <text:p text:style-name="P309">- Что? - удивилась поняха. - Не помнишь, где твой дом?</text:p>
      <text:p text:style-name="P84"><text:span text:style-name="T158">- </text:span><text:span text:style-name="T160">Нет.</text:span></text:p>
      <text:p text:style-name="P84"><text:span text:style-name="T160">- </text:span><text:span text:style-name="T161">А как попал в гнездо Агамемнона — помнишь?</text:span></text:p>
      <text:p text:style-name="P310">- Нет.</text:p>
      <text:p text:style-name="P311">- А кто ты — помнишь?</text:p>
      <text:p text:style-name="P311">- Нет.</text:p>
      <text:p text:style-name="P84"><text:span text:style-name="T160">- Ну и ну. Ни в жизнь ещё таких чудаков не встречала. - покачала головой пегаска. - Ты не обижайся, но ты <text:s/>мозгами напоминаешь </text:span><text:span text:style-name="T162">мне</text:span><text:span text:style-name="T160"> </text:span><text:span text:style-name="T166">полугодовалого жеребёнка</text:span><text:span text:style-name="T160">. То есть, вообще не </text:span><text:span text:style-name="T167">паришь</text:span><text:span text:style-name="T160"> по жизни. Хотя, на вид, взрослый. Как ты, вообще, дожил до </text:span><text:span text:style-name="T162">своих лет, если не помнишь ничего?</text:span></text:p>
      <text:p text:style-name="P84"><text:span text:style-name="T162">- Я помню сияние, - пробормотал я. Мне стало муторно. Я помнил, что такое ящик пепси, что такое </text:span><text:span text:style-name="T163">ноутбук</text:span><text:span text:style-name="T162"> или </text:span><text:span text:style-name="T163">картофельные чипсы. Но кто такой я — не помнил абсолютно.</text:span></text:p>
      <text:p text:style-name="P312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84"><text:span text:style-name="T163">- </text:span><text:span text:style-name="T164">Следующий? - я мучительно пытался ухватить логическую нить. - А кто предыдущий?</text:span></text:p>
      <text:p text:style-name="P84"><text:span text:style-name="T164">- Предыдущий — это я, глупыш, - пегаска похлопала меня копытом по голове. - Иначе с какой радости я сидела бы у него в гнезде? </text:span><text:span text:style-name="T165">Видишь — это он меня шваркнул.</text:span></text:p>
      <text:p text:style-name="P313">Пегаска склонила шею и я увидел огромную шишку с кровоподтёком на затылке поняхи.</text:p>
      <text:p text:style-name="P313">- Только у меня голова крепче твоей. Я-<text:span text:style-name="T242">то</text:span> всё помню, - <text:span text:style-name="T368">пегаска ободряюще похлопала меня по плечу. - </text:span><text:s/><text:span text:style-name="T367">Ну, если честно, то на мне ещё шлем был, так что не расстраивайся.</text:span></text:p>
      <text:p text:style-name="P312"/>
      <text:p text:style-name="P86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86"/>
      <text:p text:style-name="P89"><text:soft-page-break/>Я прижал к вискам кончики пальцев и зажмурился. Ну не может же быть, чтобы я совсем ничего не помнил. Все эти разрозненые куски знаний с пепси-колой, остовом разбитого форда на пустыре, больничной койкой – должны сложиться в цельную картину. Надо только как следует сосредоточиться… </text:p>
      <text:p text:style-name="P86"/>
      <text:p text:style-name="P85">…</text:p>
      <text:p text:style-name="P85">С<text:span text:style-name="T371">ИЯНИЕ</text:span></text:p>
      <text:p text:style-name="P332">…</text:p>
      <text:p text:style-name="P85"><text:span text:style-name="T168">Оно п</text:span><text:span text:style-name="T159">овсюду. </text:span><text:span text:style-name="T168">Нет верха и низа, нет направлений и расстояний. Нет м</text:span><text:span text:style-name="T159">ыслей. Нет чувств. Нет времени. Есть только бесконечное сияние…</text:span></text:p>
      <text:p text:style-name="P327">.</text:p>
      <text:p text:style-name="P330">Кто я?</text:p>
      <text:p text:style-name="P330">.</text:p>
      <text:p text:style-name="P330">Где я?</text:p>
      <text:p text:style-name="P330">.</text:p>
      <text:p text:style-name="P90">Вижу размытый силуэт. Высокая светлая фигура что-то говорит мне. <text:span text:style-name="T369">На заднем фоне, ещё более размытые, силуэты башен и минаретов. Изображение дрожит, башни качаются словно деревья на ветру. Взгляд блуждает по пейзажу, пытаясь сфокусировать картинку.</text:span></text:p>
      <text:p text:style-name="P91"><text:span text:style-name="T370">Внезапно ф</text:span>игура как будто наклоняется ко мне и почти выкрикивает фразу. <text:span text:style-name="T370">Видение рушится, но фраза впечатывается в память:</text:span></text:p>
      <text:p text:style-name="P91">- <text:span text:style-name="T375">ИДИ В ДРОГОНШТЕРН!</text:span></text:p>
      <text:p text:style-name="P91"/>
      <text:p text:style-name="P91">…</text:p>
      <text:p text:style-name="P91"/>
      <text:p text:style-name="P91">- <text:span text:style-name="T370">Я ВСПОМНИЛ! ВСПОМНИЛ! ДРОГОНШТЕРН!!! - я хлопнул себя по лбу. - Мне нужно попасть в Дрогонштерн!</text:span></text:p>
      <text:p text:style-name="P83"/>
      <text:p text:style-name="P82">Поняха закатила глаза и стукнула<text:span text:style-name="T376">сь</text:span> лбом о камень.</text:p>
      <text:p text:style-name="P82">- <text:span text:style-name="T256">Я ЖЕ </text:span><text:span text:style-name="T258">ПРЕДУПРЕЖДАЛА</text:span><text:span text:style-name="T256">, ПОТИШЕ!!!</text:span> - заорала понька. - Что за тупой <text:span text:style-name="T130">индивид</text:span> попался!</text:p>
      <text:p text:style-name="P77"/>
      <text:p text:style-name="P82">Снаружи беспокойно завозились, что-то неразборчиво запыхтели и внезапно <text:span text:style-name="T253">валун</text:span>, под которым мы прятались, вознёсся над нашими головами.</text:p>
      <text:p text:style-name="P87">Поняха бросилась на меня, сбив с ног и закрыв телом и крыльями.</text:p>
      <text:p text:style-name="P87"/>
      <text:p text:style-name="P87">- <text:span text:style-name="T254">Агамемнон видит только меня и не знает, что ты тут, - быстро зашептала мне пегаска, кривясь, как будто от боли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87"><text:soft-page-break/>- <text:span text:style-name="T254">А как же ты? Он же съест тебя?</text:span></text:p>
      <text:p text:style-name="P87">- <text:span text:style-name="T254">Не беспокойся, я в последний момент извернусь и улечу. Действуй!</text:span></text:p>
      <text:p text:style-name="P82"/>
      <text:p text:style-name="P88">Через накрывшую меня <text:span text:style-name="T255">голубую </text:span>гриву я видел к<text:span text:style-name="T250">расн</text:span>ого<text:span text:style-name="T250"> дракон</text:span>а<text:span text:style-name="T250"> величиной с баобаб. Одной лапой он сжимал наш валун. Второй</text:span> <text:span text:style-name="T250">задумчиво почёсыва</text:span>л<text:span text:style-name="T250"> затылок.</text:span></text:p>
      <text:p text:style-name="P82"/>
      <text:p text:style-name="P82">- <text:span text:style-name="T256">ВИЖУ СБЕЖАВШИЙ ВЧЕРАШНИЙ ОБЕД. </text:span><text:span text:style-name="T257">ЕЩЁ НЕ ПРОТУХ. </text:span><text:span text:style-name="T256">ХОРОШО.</text:span></text:p>
      <text:p text:style-name="P98"/>
      <text:p text:style-name="P99">- <text:span text:style-name="T372">Ну так и жри, пока не скисло! - заорала поняха, повернув к нему голову.</text:span></text:p>
      <text:p text:style-name="P99"/>
      <text:p text:style-name="P99">- <text:span text:style-name="T259">ОН ЕЩЁ И РУГАЕТСЯ,</text:span><text:span text:style-name="T373"> - недовольно заметил дракон. - </text:span><text:span text:style-name="T259">СЛИШКОМ СЫРО</text:span><text:span text:style-name="T262">Й</text:span><text:span text:style-name="T373">. </text:span><text:span text:style-name="T259">НАДО П</text:span><text:span text:style-name="T262">Р</text:span><text:span text:style-name="T259">ОЖАРИТЬ.</text:span></text:p>
      <text:p text:style-name="P100">Внезапно он открыл пасть и к нам устремился поток зелёного пламени.</text:p>
      <text:p text:style-name="P101">Пегаска пискнула и прижалась ко мне покрепче. Я завороженно смотрел навстречу гибели…</text:p>
      <text:p text:style-name="P101"/>
      <text:p text:style-name="P102"><text:span text:style-name="T388">Выглядело так</text:span>, <text:span text:style-name="T388">что</text:span> на полпути к нам <text:span text:style-name="T377">поток</text:span> пламени наткнул<text:span text:style-name="T377">ся</text:span> на <text:span text:style-name="T390">прозрачную золотистую</text:span> стену. Зелёная струя <text:span text:style-name="T388">встретилась с укрывшей нас с пегаской золотой полусферой,</text:span> расплющилась, загнулась по краям и устремилась назад к дракону огромным <text:span text:style-name="T388">пламенным</text:span> бутоном. Фигура Агамемнона скрылась в <text:span text:style-name="T389">огне и <text:s/></text:span>дым<text:span text:style-name="T388">е</text:span>. Послышалось громогласное кашлянье <text:span text:style-name="T374">и чертыхание</text:span>. <text:span text:style-name="T390">Золотая полусфера исчезла.</text:span></text:p>
      <text:p text:style-name="P102"/>
      <text:p text:style-name="P102">- Бежим! - пегаска вскочила и указала направление. Я припустил со всех ног. Безумие последнего часа выбило из меня способность мыслить.</text:p>
      <text:p text:style-name="P102"/>
      <text:p text:style-name="P102">… И потому я остановился у края пропасти, руководствуясь исключительно рефлексами.</text:p>
      <text:p text:style-name="P103">Пару камешек сорвалось у меня из-под ноги и скрылось в <text:span text:style-name="T374">голубоватой дымке. Я перевёл дух.</text:span></text:p>
      <text:p text:style-name="P103"/>
      <text:p text:style-name="P103">- <text:span text:style-name="T374">Почему остановился?!! Прыгай! - пегаска остановилась рядом и указала копытом прямо вниз. - Прыгай, если хочешь жить!</text:span></text:p>
      <text:p text:style-name="P103"><text:s/></text:p>
      <text:p text:style-name="P104"><text:span text:style-name="T260">- </text:span><text:span text:style-name="T263">НЕНАВИЖУ ПОНЯЧЬЮ МАГИЮ! </text:span><text:span text:style-name="T261">НЕ ВЫНОШУ ПОНИ!!! ВИДЕТЬ ИХ БОЛЬШЕ НЕ ХОЧУ </text:span><text:span text:style-name="T264">В СВОЁМ ГНЕЗДЕ</text:span><text:span text:style-name="T261">!</text:span><text:span text:style-name="T374"> - орал Агамемнон, протирая глаза.</text:span></text:p>
      <text:p text:style-name="P99"/>
      <text:p text:style-name="P105">Я молча стоял и смотрел вниз, хлопая глазами. </text:p>
      <text:p text:style-name="P105">Пегаска всё поняла. Она присела, как будто готовясь к прыжку. Я сделал маленький шажок назад, не желая прыгать.</text:p>
      <text:p text:style-name="P106"><text:soft-page-break/>Лучше будь съеденным <text:span text:style-name="T397">вейпом-переростком</text:span>, чем расшибиться в лепёшку! А перед этим ещё усп<text:span text:style-name="T377">еть наложить попутно в штаны и</text:span> пару разиков сдохнуть от инфаркта, пока летишь вниз.</text:p>
      <text:p text:style-name="P105"/>
      <text:p text:style-name="P105">Пегаска оттолкнулась от края. Молниеносно раскрывшееся крыло с неожиданной силой смело меня с уступа и я, ругаясь <text:span text:style-name="T378">и размахивая конечностями</text:span>, полетел вниз. </text:p>
      <text:p text:style-name="P107">Довольно скоро <text:span text:style-name="T379">я оказался в захвате</text:span> передни<text:span text:style-name="T379">х</text:span> ноги пегаски и к моим воплям присоединился её протяжный визг.</text:p>
      <text:p text:style-name="P108">Падение замедлилось, а потом и вовсе перешло в крутое планирование с заваливанием вправ<text:span text:style-name="T380">о</text:span>. Верхушки деревьев слились в сплошную зелёную пелену. Последнее, что я видел – сверкнувшая гладь воды…</text:p>
      <text:p text:style-name="P95">…</text:p>
      <text:p text:style-name="P93"/>
      <text:p text:style-name="P66">- Да ты совсем чокнулась, коняга долбанутая! - заорал я, как только <text:span text:style-name="T82">вынырнул</text:span>, - я же мог разбиться!!!</text:p>
      <text:p text:style-name="P66">- Ты хочешь сказать, что сгореть было бы лучшим вариантом? - <text:span text:style-name="T82">пегаска, пошатываясь, вышла из воды и</text:span> устало растяну<text:span text:style-name="T82">лась</text:span> на берегу. - <text:span text:style-name="T81">Я же не дала нам погибнуть, видишь. У меня всё под контролем.</text:span></text:p>
      <text:p text:style-name="P66">- <text:span text:style-name="T81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66"/>
      <text:p text:style-name="P69"><text:span text:style-name="T204">Пегаска</text:span> <text:span text:style-name="T92">сникла.</text:span></text:p>
      <text:p text:style-name="P69">- Не могла…</text:p>
      <text:p text:style-name="P69"><text:span text:style-name="T93">Она </text:span>молча, <text:span text:style-name="T93">не попытавшись смахнуть воду,</text:span> отвернулась и развернула крыло. <text:span text:style-name="T83">Где-то на половине длины второго сустава оно безжизненно свисало под неестественным углом.</text:span></text:p>
      <text:p text:style-name="P69">- <text:span text:style-name="T83">Если бы могла летать - не задержалась бы в гнезде Агамемнона… Сломала вчера на вираже, когда уходила от погони.</text:span></text:p>
      <text:p text:style-name="P69"/>
      <text:p text:style-name="P72">У меня пересохло в горле.</text:p>
      <text:p text:style-name="P72"><text:span text:style-name="T86">- </text:span><text:span text:style-name="T85">А как же..? </text:span><text:span text:style-name="T87">Ох… </text:span><text:span text:style-name="T85">- я хотел было спросить, </text:span><text:span text:style-name="T90">как она планировала уходить от Агамемнона</text:span><text:span text:style-name="T85">, но запнулся.</text:span></text:p>
      <text:p text:style-name="P73"/>
      <text:p text:style-name="P73">Иногда ты довольно туго соображаешь, <text:span text:style-name="T91">чувак</text:span>! <text:span text:style-name="T202">Жертвенность этой пони заслуживает большей награды, чем ты можешь дать сейчас.</text:span></text:p>
      <text:p text:style-name="P73"/>
      <text:p text:style-name="P73">Я примирительно потрепал <text:span text:style-name="T91">пегаску по </text:span>голуб<text:span text:style-name="T92">ой</text:span> грив<text:span text:style-name="T91">е и неумело погладил по крупу, стряхивая воду</text:span>.</text:p>
      <text:p text:style-name="P73">- Извини, <text:span text:style-name="T93">подруга</text:span>. <text:span text:style-name="T92">Я ступил.</text:span></text:p>
      <text:p text:style-name="P73"/>
      <text:p text:style-name="P110">Та <text:span text:style-name="T203">немедленно </text:span>повернулась и <text:span text:style-name="T92">по улыбке во всю ширину мордахи я понял, что прощён.</text:span></text:p>
      <text:p text:style-name="P110"/>
      <text:p text:style-name="P110"><text:soft-page-break/>- <text:span text:style-name="T381">Пустяки. Со мной это тоже бывает чаще, чем хочется. Отец говорит, я в дедушку уродилась – а он предпочитал сначала действовать, уж потом думать. Если думать после того вообще нужно было.</text:span></text:p>
      <text:p text:style-name="P110">- <text:span text:style-name="T382">Да уж, - я поёжился, - твой дедушка тобой гордился бы.</text:span></text:p>
      <text:p text:style-name="P113">- <text:span text:style-name="T383">А он и гордился, - просияла пегаска. - Мой дед всегда говорил, что я высоко взлечу! Это именно он научил меня летать – поднял высоко-высоко в верх и отпустил. Только благодаря ему я научилась летать раньше всех одногодков. Жаль, я его плохо помню.</text:span></text:p>
      <text:p text:style-name="P111"/>
      <text:p text:style-name="P364">Я присвистнул.</text:p>
      <text:p text:style-name="P366">- Фигасе у тебя был дедуля. Как ты вообще выжила?</text:p>
      <text:p text:style-name="P367">Пегаска смутилась.</text:p>
      <text:p text:style-name="P367">- Он пикировал рядом и контролировал падение. Мне ничего не угрожало. Зато я теперь летаю быстрее и выше всех в племени, - поняха смутилась ещё больше и повесила нос, - эмм… летала… До вчерашнего дня…</text:p>
      <text:p text:style-name="P367"><text:line-break/>Я попытался подбодрить лошадку и похлопал её по шее.</text:p>
      <text:p text:style-name="P367">- Не грусти. Крыло заживёт и ты снова будешь летать наперегонки с дедом! Или падать – что больше нравится.</text:p>
      <text:p text:style-name="P112"/>
      <text:p text:style-name="P365">У пегаски задрожали губы и уголки глаз подозрительно заблестели.</text:p>
      <text:p text:style-name="P365">- Не получится. Никогда-<text:span text:style-name="T384">никогда</text:span>. Он однажды улетел <text:span text:style-name="T384">разгонять</text:span> грозу и в облаке на полной скорости врезался в гору.</text:p>
      <text:p text:style-name="P365"/>
      <text:p text:style-name="P365">Да уж, чувак, ты умеешь утешать!</text:p>
      <text:p text:style-name="P110"/>
      <text:p text:style-name="P368">Я снова погладил пегаску. Та в ответ неожиданно сильно прижалась ко мне, помогая себе передней ногой.</text:p>
      <text:p text:style-name="P368">- <text:span text:style-name="T384">Ай! - я свободной рукой отстранил поняху.</text:span></text:p>
      <text:p text:style-name="P368">- <text:span text:style-name="T384">И-извини… Я расклеилась. Мне нужно было утешиться. Я думала, ты меня поймешь, - пробормотала пегаска и отвернулась.</text:span></text:p>
      <text:p text:style-name="P368">- <text:span text:style-name="T384">Да нет, не в том дело.</text:span></text:p>
      <text:p text:style-name="P368"/>
      <text:p text:style-name="P369">Я полез рукой под рубашку, <text:span text:style-name="T387">нашаривая</text:span> колющий <text:span text:style-name="T385">грудь</text:span> предмет.</text:p>
      <text:p text:style-name="P369"/>
      <text:p text:style-name="P369">- <text:span text:style-name="T385">Ого! Что за хрень?</text:span></text:p>
      <text:p text:style-name="P369"/>
      <text:p text:style-name="P370"><text:soft-page-break/>У меня на ладони красовалась <text:span text:style-name="T387">золотая фигурка</text:span>. <text:span text:style-name="T386">Грациозный длинноногий пегас с пышной гривой, длинной шеей и, почему-то, с рогом. Фигурка широко раскрыла крылья и била передними ногами в воздух. К фигурке крепилась цепочка, охватывающая мою шею.</text:span></text:p>
      <text:p text:style-name="P370"/>
      <text:p text:style-name="P370">- <text:span text:style-name="T388">Интересно… Это не пегасье украшение, - приблизила нос к фигурке поняха, - и не единорожье. В тех редчайших случаях, когда единорог спаривается с пегасом, такой гибрид не получается. Всегда появляется или пегас, или единорог.</text:span></text:p>
      <text:p text:style-name="P370">- <text:span text:style-name="T388">Естественно, не пегасье. Это моё украшение. Знать бы только, как оно у меня оказалось!</text:span></text:p>
      <text:p text:style-name="P370"/>
      <text:p text:style-name="P371">Я попытался снять цепочку, но не смог взять её в руку. Золотистое сияние охватило мою шею и мягко оттолкнуло руку прочь.</text:p>
      <text:p text:style-name="P371"/>
      <text:p text:style-name="P371">- Чего-о-о?!! Не понял!</text:p>
      <text:p text:style-name="P371"/>
      <text:p text:style-name="P371">Повторная попытка завершилась тем же. <text:span text:style-name="T391">При попытке же сжать фигурку и сдёрнуть её с шеи, золотое сияние разжало мой кулак и украшение хлопнулось мне на грудь.</text:span></text:p>
      <text:p text:style-name="P371"/>
      <text:p text:style-name="P371">- <text:span text:style-name="T391">Кажется, я понимаю, что спасло нас от Агамемнона!</text:span></text:p>
      <text:p text:style-name="P371">- <text:span text:style-name="T392">Эмм… Ты?</text:span></text:p>
      <text:p text:style-name="P371"/>
      <text:p text:style-name="P372">Пегаска ткнула копытом в украшение. Золотое свечение остановило её ногу в сантиметре от моей груди.</text:p>
      <text:p text:style-name="P372"/>
      <text:p text:style-name="P372">- <text:span text:style-name="T392">Я не о том. </text:span>Вот т<text:span text:style-name="T436">о</text:span> золот<text:span text:style-name="T436">ое</text:span> <text:span text:style-name="T436">марево</text:span>, котор<text:span text:style-name="T436">ое</text:span> защитил<text:span text:style-name="T436">о</text:span> нас от пламени дракона – это её копыт дело!</text:p>
      <text:p text:style-name="P372">- <text:span text:style-name="T392">Е</text:span>ё? - <text:span text:style-name="T393">я почесал в затылке, - Тогда уже е</text:span>го. Украшение – оно. <text:span text:style-name="T393">Блин, щекочется – а я даже снять его не могу!</text:span></text:p>
      <text:p text:style-name="P372">- <text:span text:style-name="T392">Её.</text:span> <text:s/><text:span text:style-name="T392">У</text:span>крашение – кобылка, - <text:span text:style-name="T392">растолковала пегаска. - Это тебе любой пони скажет.</text:span></text:p>
      <text:p text:style-name="P372"/>
      <text:p text:style-name="P373">Я ещё раз взглянул на фигурку и почесал в затылке. Что это за рогато-крылатая лошадь? Как она очутилась у меня на шее? Почему она защитила меня с пегаской? Почему у меня так чешется башка <text:span text:style-name="T395">от этих загадок</text:span>?</text:p>
      <text:p text:style-name="P373">Я вздохнул и спрятал кулон обратно под рубаху.</text:p>
      <text:p text:style-name="P373"/>
      <text:p text:style-name="P373">- В общем, попытка номер два.</text:p>
      <text:p text:style-name="P373">- <text:span text:style-name="T396">Ась</text:span>? - недоумённо спросила пегаска.</text:p>
      <text:p text:style-name="P373"/>
      <text:p text:style-name="P373">Я в ответ <text:span text:style-name="T436">осторожно, не касаясь повреждённого крыла, </text:span>обнял её <text:span text:style-name="T436">и</text:span> прижа<text:span text:style-name="T436">л</text:span> к себе покрепче.</text:p>
      <text:p text:style-name="P373"><text:soft-page-break/>- Спасибо, что спасла меня. <text:span text:style-name="T396">Серьёзно.</text:span></text:p>
      <text:p text:style-name="P70"/>
      <text:p text:style-name="P373">Я так и почувствовал, как расслабляется в моих руках поняха, буквально <text:span text:style-name="T394">упёршись в меня грудью и положив голову на плечо.</text:span></text:p>
      <text:p text:style-name="P69">- <text:span text:style-name="T94">Друзья зовут меня Джет.</text:span></text:p>
      <text:p text:style-name="P69">- <text:span text:style-name="T94">Здорово, Джет! А меня зовут… Эмм…</text:span></text:p>
      <text:p text:style-name="P69"/>
      <text:p text:style-name="P114">Блин! Похоже, это ещё одна вещь, которую я не помню.</text:p>
      <text:p text:style-name="P69"/>
      <text:p text:style-name="P69">- <text:span text:style-name="T95">Называй меня… Эээ… Хуман! Хуман из племени Хомо Сапиенсов.</text:span></text:p>
      <text:p text:style-name="P71">- <text:span text:style-name="T95">Привет, Хуман! - пегаска с улыбкой отстранилась и потрясла мою руку, зажав её между копыт.</text:span></text:p>
      <text:p text:style-name="P69">- <text:span text:style-name="T95">Привет, Джет!</text:span></text:p>
      <text:p text:style-name="P69">- <text:span text:style-name="T95">Привет, красавчики!</text:span></text:p>
      <text:p text:style-name="P48"/>
      <text:p text:style-name="P233">Мы обернулись на голос и узрели с полдюжины коп<text:span text:style-name="T96">и</text:span>й, чуть ли не утк<text:span text:style-name="T399">нувши</text:span>хся нам в носы…</text:p>
      <text:p text:style-name="P167"/>
      <text:p text:style-name="P171">***</text:p>
      <text:p text:style-name="P31"/>
      <text:p text:style-name="P167">- <text:span text:style-name="T398">Хуман из Хомо Сапиенсов! - возвращает меня к реальности гортанный голос полосатой целительницы, - Ты можешь войти. Пегаска нуждается в тебе.</text:span></text:p>
      <text:p text:style-name="P167"/>
      <text:h text:style-name="P402" text:outline-level="2">4</text:h>
      <text:p text:style-name="P167"/>
      <text:p text:style-name="P374">…<text:span text:style-name="T401">шшш… при тревоге критично важно добраться до убежища за шестнадцать минут. Ровно столько потребуется новейшей гиперзвуковой ракете, чтобы достигнуть нашей столицы. Стороны работают над урегулированием инцидента …хррр…</text:span></text:p>
      <text:p text:style-name="P374">…<text:span text:style-name="T404">сссшшш</text:span>…<text:span text:style-name="T403"> военные расходы стали максимальными за всю историю наблюдения – говорится в ежегодном отчёте международной …шшш… </text:span></text:p>
      <text:p text:style-name="P375">…<text:span text:style-name="T407">хррр</text:span>шшш… заступил на <text:span text:style-name="T407">дежурство</text:span> <text:span text:style-name="T405">девятнадцатый</text:span> дивизион ПВО <text:span text:style-name="T406">дальнего </text:span>…шшш<text:span text:style-name="T415">сссссшшш</text:span>… </text:p>
      <text:p text:style-name="P375"/>
      <text:p text:style-name="P235">Новости с трудом пробивались сквозь белый шум ретрансля<text:span text:style-name="T401">ции</text:span>. <text:span text:style-name="T400">Я протянул руку вверх и постучал по древней бакелитовой коробке у потолка. <text:s/>Синяя искра проскочила от пальца к пыльному динамику. Тот в ответ выхаркнул очередную порцию информации.</text:span></text:p>
      <text:p text:style-name="P234"/>
      <text:p text:style-name="P376">…шшсссшш…<text:span text:style-name="T413"> очередное заседание ООН, посвящённое предотвращению эскалации конфликта …хрр…</text:span></text:p>
      <text:p text:style-name="P376"><text:soft-page-break/>…<text:span text:style-name="T407">хррсссшшш… орбитальная группировка “Норд” переведена под контроль системы автоматического управления войсками “Хэвэн”. Рост эффективности позволит …ххххсссшшш…</text:span></text:p>
      <text:p text:style-name="P376">…<text:span text:style-name="T402">шшш… поздравляет папу с днём рождения: “Дорогой папочка! Будь таким же сильным, добрым и красивым, как и всегда! Мы с мамой тебя любим! В честь твоего сорокапятилетия мы заказываем песню …шшш…</text:span></text:p>
      <text:p text:style-name="P377"/>
      <text:p text:style-name="P237">Ого! Управлять спутниками Хэвэн раньше не доверяли. Контроль коммуникаций – штука серьёзная. Видно, дела идут совсем хреново. Хорошо, что меня эт<text:span text:style-name="T412">о</text:span> бо<text:span text:style-name="T412">лото</text:span> уже не касается. Почётная пенсия в дурке <text:span text:style-name="T412">особого режима, молоко за вредность </text:span>и всё такое…</text:p>
      <text:p text:style-name="P237"/>
      <text:p text:style-name="P96">Близилось время обеда. Я пожал плечами и побрёл <text:span text:style-name="T408">в столовку</text:span>.</text:p>
      <text:p text:style-name="P96"/>
      <text:p text:style-name="P96">…</text:p>
      <text:p text:style-name="P96"/>
      <text:p text:style-name="P97">- <text:span text:style-name="T414">Вот как ты считаешь, Дедлайн, имеет ли право на жизнь теория связанных миров?! - Диоген чуть не выколол мне глаз, размахивая пластиковой вилкой, - Ну, помнишь, я тебе рассказывал на той неделе… Это когда базовый мир отбрасывает множество волн-отражений, которые выражаются в бесконечном количестве параллельных миров, схожих с базовым. И чем дальше ушло волновое отражение от базового мира, тем больше отличий от него оно имеет. Простыми словами, это как волны повторяют очертания брошенного в воду камня. Но чем дальше они отдаляются от камня, тем менее они сохраняют его форму. Я вчера во время прогулки обсуждал сильные и слабые стороны этой гипотезы с Платоном, так он спорит на два окурка, что она нежизнеспособна! Якобы, сравнение микро- и макромира притянуто за уши, а камни годятся только на то, чтобы вышибать мозги из заумствующих демагогов! Но позвольте!!</text:span></text:p>
      <text:p text:style-name="P234"/>
      <text:p text:style-name="P238"><text:span text:style-name="T427">Диоген взмахнул рукой в широком жесте. Надкушенная котлета</text:span> сорвал<text:span text:style-name="T422">ась</text:span> с <text:span text:style-name="T427">его </text:span>вилки и, описав пологую дугу, шлёпнул<text:span text:style-name="T422">а</text:span>с<text:span text:style-name="T422">ь</text:span> на соседний стол. <text:s/><text:span text:style-name="T423">Ожесточённо спорящие Леннон с Гейзенбергом не обратили на неё никакого внимания.</text:span> <text:span text:style-name="T420">О</text:span>т скуки <text:span text:style-name="T420">я </text:span>задержал на н<text:span text:style-name="T422">ей</text:span> взгляд. <text:span text:style-name="T422">Котлета</text:span> поднял<text:span text:style-name="T422">а</text:span>с<text:span text:style-name="T422">ь</text:span> и, повторяя предыдущую траектори<text:span text:style-name="T418">ю</text:span>, вернул<text:span text:style-name="T422">а</text:span>с<text:span text:style-name="T422">ь</text:span> на вилку. Я зажмурил глаза и потрусил головой. <text:span text:style-name="T421">Набравшись храбрости, открыл снова. В</text:span>илка была пуста, но Диоген увлечённо жевал.</text:p>
      <text:p text:style-name="P168"/>
      <text:p text:style-name="P168">- <text:span text:style-name="T419">Позвольте!! Сравнение с камнем я привёл только для того, чтобы добраться до примитивных мозгов некоторых тупиц, считающих себя светочами философии! Я могу привести и более научно обоснованное сравнение! Ты как раз должен оценить.</text:span></text:p>
      <text:p text:style-name="P168"/>
      <text:p text:style-name="P240">Диоген прервался, запив булку компотом. Вытерев рот рукавом и высморкавшись в салфетку, он продолжил.</text:p>
      <text:p text:style-name="P239"/>
      <text:p text:style-name="P239">- Дедлайн, <text:span text:style-name="T424">т</text:span>ы же знаком с корпускулярно-волновым дуализмом? <text:span text:style-name="T425">Простенький такой постулат, что квантовые частицы, вроде фотонов, являются одновременно обьектом и волной? На самом деле <text:s/></text:span><text:soft-page-break/><text:span text:style-name="T425">абсолютно нет разницы, каков размер обьекта! Если микроскопическая частица является обьектом и волной, то почему макрообьекты, состоящие из этих частиц, не будут иметь волновых свойств?! Ещё как будут, просто мы не замечаем этого! Потому что на небольших обьектах волновой эффект незаметен – он слишком мал! Это как гравитация: на небольших обьектах её действие незаметно. Но если взять планету – то благодаря гравитации мы сидим за вот этим столом и дискутируем об этой самой гравитации, вместо того, чтобы беспорядочно бултыхаться где-нибудь под потолком.</text:span></text:p>
      <text:p text:style-name="P239"/>
      <text:p text:style-name="P241">Диоген прервался и строго посмотрел на потолок. Тот не двигался. Диоген удовлетворённо кивнул и продолжил монолог, который он называл “дискуссией”.</text:p>
      <text:p text:style-name="P241"/>
      <text:p text:style-name="P242">- Гравитация, между прочим, <text:span text:style-name="T427">тоже </text:span>создаёт гравитационные волны. То есть, не сама гравитация, а взаимодействие гравитационных полей обьектов. <text:span text:style-name="T427">И</text:span> чем обьекты массивнее, тем более сильные гравитационные волны они создают. <text:span text:style-name="T426">Астрофизики утверждают, что самые сильные гравитационные волны создают чёрные дыры, хотя это я уже ушёл в сторону…</text:span></text:p>
      <text:p text:style-name="P242"/>
      <text:p text:style-name="P243">Диоген вытер тарелку куском булки, после чего, подслеповато прищурившись, исследовал поверхность тарелки на предмет пропущенных остатков пюре. Ничего не обнаружив, он откусил от булки, затем рассеянно положил остаток в карман пижамы и хитро прищурился.</text:p>
      <text:p text:style-name="P239"/>
      <text:p text:style-name="P239">- <text:span text:style-name="T426">Ты думаешь, это я просто так о гравитационных волнах заговорил? Неа, не просто. Все известные физические силы – ядерные, электромагнитные, гравитационные – есть суть проявления энтропии! Каждый обьект нашего мира имеет энтропийный “портрет” в многомерном пространстве метавселленной. И если следовать вдоль любого вектора от базовой точки за которую мы можем взять…</text:span></text:p>
      <text:p text:style-name="P239"/>
      <text:p text:style-name="P244">Голос Диогена сливался в общем гуле столовой. Я потряс головой и отвлёкся на крошке хлеба, лежащей на столе. Грозно нахмурив брови, я сосредоточился и попытался представить себе, как эта крошка движется по столу, набирая скорость.</text:p>
      <text:p text:style-name="P244">Крошка не двигалась.</text:p>
      <text:p text:style-name="P244">Я закрыл глаза, прижал пальцы рук к вискам и представил, как крошка поднимается в воздух и…</text:p>
      <text:p text:style-name="P244"/>
      <text:p text:style-name="P244">- <text:span text:style-name="T428">Ты чего? У тебя что, голова болит? - Диоген встревожено тряс меня за плечо. - Хочешь леденец? Барбарисовый! Я вчера у Крыса выменял за сигарету.</text:span></text:p>
      <text:p text:style-name="P244"/>
      <text:p text:style-name="P246">Я открыл глаза. На месте крошк<text:span text:style-name="T434">и</text:span> покоился локоть Диогена. Сам он участливо совал мне под нос леденец. </text:p>
      <text:p text:style-name="P246">Я вздохнул. <text:span text:style-name="T430">Диоген в прошлой жизни писал обучающие программы для Хэвэн. На самом начальном этапе Хэвэн познавала мир с их помощью, без Учителей. Я был признателен ему за то, что его тесты уменьшили количество пациентов Чертогов Разума на несколько человек. Потому у меня не хватало духу прерывать его пространные псевдонаучные монологи каждый раз, когда на него находило вдохновение.</text:span></text:p>
      <text:p text:style-name="P246"><text:soft-page-break/></text:p>
      <text:p text:style-name="P244">- <text:span text:style-name="T428">Нет, всё в порядке, продолжай.</text:span></text:p>
      <text:p text:style-name="P244">- <text:span text:style-name="T429">Так вот, - приободрился тот, - волны энтропии и создают те самые отражения базового мира! И, как все отражения, они связаны с основным – с учётом всех искажений и деформаций, произошедших во время волнового перехода. К примеру, если в базовом мире царствующий вид – люди, то в мире-отражении это могут быть гориллы. Или, скажем, в очень дальнем отражении - лошади. Как тебе мир, населённый разумными свифтовскими гуигнмами? При этом, основные культурные особенности нашего мира обязательно встретятся и в мире отражении – с учётом волновых деформаций. Наверняка в таком мире будет присутствовать грязная политика, коррупция и социальное неравенство. Наверняка там будут свои фермеры-реднеки, свои учёные-ботаны и свои солдаты-дуболомы. Конечно, тамошний фермер сможет сам таскать плуг без трактора, а солдат сам тащить на себе пушку – это не суть важно. Важно, что если наши миры связаны, то основные события нашего мира будут иметь отражение и в связанном мире – их не сможет сильно исказить волновой переход в силу их крупности. Если в нашем мире произойдёт великое извержение вулкана, то вулкан извергнется и там! Если у нас упадёт большой метеорит, то метеорит грохнется и там!! Если у нас случится изобретение паровой машины и сопутствующая ей научно-техническая революция, то нечто похожее встретится и там!!!</text:span></text:p>
      <text:p text:style-name="P250">Я вытер брызги слюны Диогена со лба.</text:p>
      <text:p text:style-name="P170"/>
      <text:p text:style-name="P244">- <text:span text:style-name="T431">А война? - я отчаянно искал повод свалить в палату. Мне хотелось спать.</text:span></text:p>
      <text:p text:style-name="P244">- <text:span text:style-name="T431">Что – война?</text:span></text:p>
      <text:p text:style-name="P245">- <text:span text:style-name="T431">Если у нас произойдёт война – случится ли война в отражении?</text:span></text:p>
      <text:p text:style-name="P248">- Не знаю, - растерянно произнёс Диоген, - зависит от размеров войны <text:span text:style-name="T435">и её значения для культуры</text:span>, надо полагать. И степени удалённости <text:span text:style-name="T432">связанного</text:span> мира. Но это интересный вопрос! Я <text:span text:style-name="T439">вот </text:span>прямо сейчас займусь расчётами…</text:p>
      <text:p text:style-name="P245"/>
      <text:p text:style-name="P247">Я облегчённо вздохнул, наблюдая, как Диоген что-то увлечённо выписывает огрызком карандаша на салфетке. Тихонечко встав из-за стола, я задвинул стул и вышмыгнул из столовой.</text:p>
      <text:p text:style-name="P168"/>
      <text:p text:style-name="P168">…</text:p>
      <text:p text:style-name="P168"/>
      <text:p text:style-name="P168">- <text:span text:style-name="T433">Дедлайн, танцуй! - судья Дредд окликнул меня на входе в палату.</text:span></text:p>
      <text:p text:style-name="P168"/>
      <text:p text:style-name="P249">Я повернул голову.</text:p>
      <text:p text:style-name="P249"/>
      <text:p text:style-name="P249">- Ты же не хотел переезжать в четвёртую палату? Так вот, перевод отменяется. <text:span text:style-name="T437">Остаёшься в третьей своих пауков разводить.</text:span></text:p>
      <text:p text:style-name="P249"/>
      <text:p text:style-name="P251">“Неужто Алекс замолвил за меня словечко?” - пронеслось у меня в мыслях. - “Расстались мы с ним не на хорошей ноте. Что он потребует взамен?”</text:p>
      <text:p text:style-name="P252"><text:soft-page-break/>- Да не смотри ты на меня, как кролик на удава! - отмахнулся Дредд, - новенький умер. Сегодня утром. <text:span text:style-name="T438">Я как раз на утреннем осмотре был.</text:span></text:p>
      <text:p text:style-name="P251"/>
      <text:p text:style-name="P251">У меня перехватило дыхание.</text:p>
      <text:p text:style-name="P251"/>
      <text:p text:style-name="P251">- От чего он умер?</text:p>
      <text:p text:style-name="P251">- Да кто ж его знает? - удивился Дредд. - <text:span text:style-name="T440">О</text:span>тчего вы все тут <text:span text:style-name="T438">полудохликами лежите? Видать, так понравился вашей Хэвэн, что не отпустила даже в дурку прогуляться. Так и ушёл, не приходя в сознание. Ваши уже забрали тело. </text:span>Хотя, нет, вру, <text:span text:style-name="T438">секунд на пять </text:span>пришёл таки. <text:span text:style-name="T438">В самом конце</text:span>.<text:span text:style-name="T438"> Открыл глаза и успел сказать: “Оператор 35. Я готов учить тебя, Хэвэн”. И вытянулся. Странные вы люди, Учители. Психуете не по-людски. И умираете по-дурацки…</text:span></text:p>
      <text:p text:style-name="P168"/>
      <text:p text:style-name="P172">***</text:p>
      <text:p text:style-name="P169"/>
      <text:p text:style-name="P169">- <text:span text:style-name="T441">Джет… - шепчу я тихонько.</text:span></text:p>
      <text:p text:style-name="P169"/>
      <text:p text:style-name="P253">Комок под серым пледом слабо шевели<text:span text:style-name="T442">т</text:span>ся.</text:p>
      <text:p text:style-name="P253"/>
      <text:p text:style-name="P253">- <text:span text:style-name="T443">Она очень слаба. Разговаривай с ней не более четверти часа, Хуман из Хомо Сапиенсов. Время пошло.</text:span></text:p>
      <text:p text:style-name="P253"/>
      <text:p text:style-name="P256">Зеррика ставит на полку возле кровати песочные часы и выходит.</text:p>
      <text:p text:style-name="P256"/>
      <text:p text:style-name="P256">- <text:span text:style-name="T444">Джет!</text:span></text:p>
      <text:p text:style-name="P257">Из-под одеяла высовывается копыто и затаскивает мою руку под одеяло. К руке прижимается что-то тёплое и влажное.</text:p>
      <text:p text:style-name="P259">Я осторожно стаскиваю одеяло с пегаски. <text:span text:style-name="T446">Та лежит на животе, вся спина перебинтована. Джет</text:span> прижимает мою руку к заплаканной щеке.</text:p>
      <text:p text:style-name="P258"/>
      <text:p text:style-name="P258">- Я теперь не пегас. У меня нет крыла. Я не могу летать, - бормочет сквозь слёзы она. - <text:span text:style-name="T445">Я даже не отважилась на последний полёт. Я – ничтожество. Не бросай меня, пожалуйста.</text:span></text:p>
      <text:p text:style-name="P258"/>
      <text:p text:style-name="P260">Я <text:span text:style-name="T448">ногой </text:span>придвигаю к кровати стул и сажусь на него. Свободной рукой треплю пегаску между ушами.</text:p>
      <text:p text:style-name="P260"/>
      <text:p text:style-name="P261">- Глупая поняха. С чего ты взяла, что я тебя брошу? - ласково бормочу ей в ответ. - Для того, что ли, я ловил тебя у пропасти? <text:span text:style-name="T447">Больно грохнулся о камни, между прочим.</text:span></text:p>
      <text:p text:style-name="P261"><text:s/></text:p>
      <text:p text:style-name="P255"><text:soft-page-break/>- <text:span text:style-name="T449">И-извини… - хлюпает пегаска, - т-ты сказал, что от меня воняет и я… Я совсем не подумала об этом. Мне надо было довести тебя до Дрогонштерна. Без меня ты пропадёшь. Там очень опасный лес на подходе.</text:span></text:p>
      <text:p text:style-name="P254"/>
      <text:p text:style-name="P264">Даже в такую минуту, <text:span text:style-name="T450">без крыла, </text:span>забинтованная с ног до головы, пегаска думает о тебе! Цени это, Хум – таких друзей у тебя ещё не было. Даже если бы ты помнил свою прошлую жизнь…</text:p>
      <text:p text:style-name="P266"/>
      <text:p text:style-name="P265">- Давай договоримся, - я легонько прижимаю палец свободной руки к носу Джет, - <text:span text:style-name="T451">что бы ни случилось, в какой бы мы заднице ни оказались и что бы я ни сболтнул сгоряча - </text:span>никаких больше суицидов. <text:span text:style-name="T453">Живи и борись до конца. Ты нужна мне. Сама сказала, я без тебя пропаду. Хорошо?</text:span></text:p>
      <text:p text:style-name="P265"/>
      <text:p text:style-name="P267">Я <text:span text:style-name="T452">шутливо</text:span> сжимаю её нос. </text:p>
      <text:p text:style-name="P267"/>
      <text:p text:style-name="P267">- Угумс, - <text:span text:style-name="T452">хлюпает в нос пегаска. - Договорились. Только тебе теперь всё время придётся на деревья лазить, чтоб дорогу разведать. Я летать не смогу.</text:span></text:p>
      <text:p text:style-name="P267">- <text:span text:style-name="T452">Это уже мои проблемы.</text:span></text:p>
      <text:p text:style-name="P268">- <text:span text:style-name="T452"><text:s/>Зато я отлично умею готовить гороховый суп. Кстати, а что такое “суицид”? - спрашивает пегаска сонным голосом и зевает.</text:span></text:p>
      <text:p text:style-name="P267"/>
      <text:p text:style-name="P269">Я заду<text:span text:style-name="T453">мываюсь</text:span>. <text:span text:style-name="T455">В полумраке палатки тускло блестят доспехи Джет, сваленные кучей в углу.</text:span></text:p>
      <text:p text:style-name="P267">- <text:span text:style-name="T452">Это когда глупая пегаска, пытаясь спасти крыло, доводит ситуацию до крайности. А потом прыгает без крыла с обрыва потому, что глупый хомо сапиенс сдуру брякнул, что от неё воняет. Так несколько глупостей складываются и порождают ещё одну. И вот эта последняя, самая большая и непоправимая и есть суицид.</text:span></text:p>
      <text:p text:style-name="P267"/>
      <text:p text:style-name="P267">- <text:span text:style-name="T454">Хррр… я поняла… я буду бороться до конца… Хум… хррр…</text:span></text:p>
      <text:p text:style-name="P267"/>
      <text:p text:style-name="P267">- <text:span text:style-name="T454">Хуман из Хомо Сапиенсов! Пора заканчивать визит.</text:span></text:p>
      <text:p text:style-name="P267"/>
      <text:p text:style-name="P270"><text:span text:style-name="T455">Полог палатки раздвигается и </text:span>Зе<text:span text:style-name="T456">ррика</text:span> показывает мне <text:span text:style-name="T455">копытом </text:span>на часы, в которых пересыпаются последние песчинки.</text:p>
      <text:p text:style-name="P270">Я осторожно высвобождаю руку из захвата спящей Джет и поправляю <text:span text:style-name="T455">ей </text:span>одеяло.</text:p>
      <text:p text:style-name="P264"/>
      <text:p text:style-name="P264">- <text:span text:style-name="T454">Когда она встанет на ноги?</text:span></text:p>
      <text:p text:style-name="P264">- <text:span text:style-name="T456">Н</text:span><text:span text:style-name="T139">едел</text:span><text:span text:style-name="T140">и</text:span><text:span text:style-name="T139"> </text:span><text:span text:style-name="T455">будет достаточно, Хуман. Пегасы - крепкие создания. Ты можешь оставаться с нами до её выздоровления.</text:span></text:p>
      <text:p text:style-name="P264">- <text:span text:style-name="T457">Спасибо вам. За всё. За Джет.</text:span></text:p>
      <text:p text:style-name="P271"><text:soft-page-break/></text:p>
      <text:p text:style-name="P271">Зебра коси<text:span text:style-name="T461">т</text:span> на меня изумрудны<text:span text:style-name="T461">м</text:span> глаз<text:span text:style-name="T461">ом</text:span>.</text:p>
      <text:p text:style-name="P271"/>
      <text:p text:style-name="P272">- Зебры помогают, когда могут. Но нельзя сказать, что в данном случае ты был для нас обычным попавшим в беду путником. Нет, <text:span text:style-name="T469">Н’зака</text:span> знали о тебе, <text:span text:style-name="T462">Хуман</text:span>. <text:span text:style-name="T459">Старейшине Сенбе духи предков рассказали о тебе ещё прошлой весной.</text:span></text:p>
      <text:p text:style-name="P274"/>
      <text:p text:style-name="P275">Я неверяще <text:span text:style-name="T460">смотрю</text:span> на Зеррику.</text:p>
      <text:p text:style-name="P275"/>
      <text:p text:style-name="P275">- Вы знали, что у Джет отвалится крыло и я буду мешать ей прыгнуть с обрыва?</text:p>
      <text:p text:style-name="P275"/>
      <text:p text:style-name="P275">Зебра сму<text:span text:style-name="T460">щается</text:span>.</text:p>
      <text:p text:style-name="P271"/>
      <text:p text:style-name="P273">- <text:span text:style-name="T458">Нет, такие подробности Н’зака не были известны. Духи предков немногословны, а Н’зака не любопытны. Но Н’зака зашли так далеко на запад именно для того, чтобы встретить тебя и помочь. Твоя миссия важна для всех племён, что живут под выменем Великой Н’беле.</text:span></text:p>
      <text:p text:style-name="P271">- <text:span text:style-name="T463">Что за миссия? Я не то, что какую-то миссию – я не знаю даже, как меня зовут!</text:span></text:p>
      <text:p text:style-name="P271"/>
      <text:p text:style-name="P276">З<text:span text:style-name="T464">еррика</text:span> сочувствующе кивает.</text:p>
      <text:p text:style-name="P276"/>
      <text:p text:style-name="P276">- Да, Сенбе говорил об этом. Большой М’боно будет задавать много вопросов. Тебе нужно повидать Сенбе. Возможно, он сможет ответить на некоторые из них.</text:p>
      <text:p text:style-name="P276"/>
      <text:p text:style-name="P276">…</text:p>
      <text:p text:style-name="P276"/>
      <text:p text:style-name="P277"><text:span text:style-name="T467">С потолка палатки свисает великое множество </text:span>бутылочек, разноцветных мешочков, пучков травы и <text:s/><text:span text:style-name="T467">угрожающих </text:span>зубастых масок. <text:span text:style-name="T467">Одна из масок сонно моргает и я отшатываюсь от здоровенной ящерицы, удобно устроившейся под потолком, в перекрестии поддерживающих свод кольев.</text:span> <text:span text:style-name="T467">Среди всего этого разнообразия </text:span>я не сразу замечаю старого зебру. Тот сутулится в закутке на мешке с травой, как раз там, куда падает луч солнца через надорванную заплату <text:span text:style-name="T465">палатки</text:span>. Перед зеброй на пеньке лежит раскрытая книга. Рядом стоит чернильница с пером. В зубах зебры зажата трубка.</text:p>
      <text:p text:style-name="P277"/>
      <text:p text:style-name="P277">- <text:span text:style-name="T466">А, Большой М’боно! - приветствует меня Сенбе скрипучим голосом. - Заходи. Сенбе ждал тебя.</text:span></text:p>
      <text:p text:style-name="P277"/>
      <text:p text:style-name="P278">Зебра указывает копытом на мешок рядом. Я присаживаюсь. Зеррика почтительно склоняет голову перед старейшиной и покидает нас. <text:span text:style-name="T472">Ящерица не мигая <text:s/>смотрит на нас из-под потолка.</text:span></text:p>
      <text:p text:style-name="P277"/>
      <text:p text:style-name="P277"><text:soft-page-break/>- <text:span text:style-name="T468">Почему ты зовёшь меня “Большой М’боно”? О какой ещё миссии вы говорите? Что ты узнал о мне прошлой весной? Каким хером я тут очутился? Кто я, чёрт меня подери?</text:span></text:p>
      <text:p text:style-name="P277"/>
      <text:p text:style-name="P279">Сенбе поднимает копыто, останавливая поток <text:span text:style-name="T471">сознания</text:span>.</text:p>
      <text:p text:style-name="P279"/>
      <text:p text:style-name="P279">- <text:span text:style-name="T470">Слишком много вопросов для старого Сенбе. Большой М’боно слишком молод и зол. Совсем как Старый Сенбе, когда он сам был молод, - Сенбе усмехнулся.</text:span></text:p>
      <text:p text:style-name="P271"/>
      <text:p text:style-name="P271"/>
      <text:p text:style-name="P280">&lt;статуэтка&gt;</text:p>
      <text:p text:style-name="P280"/>
      <text:p text:style-name="P280"/>
      <text:p text:style-name="P167">===</text:p>
      <text:p text:style-name="P325">&lt;<text:span text:style-name="T125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34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67">..</text:span>&gt;</text:p>
      <text:p text:style-name="P324"/>
      <text:p text:style-name="P335"/>
      <text:p text:style-name="P37">(<text:span text:style-name="T218">Крыс</text:span> потом за сиги поможет Дедлайну выбраться из психушки на время – остановить стратегический <text:span text:style-name="T215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215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8">Шаги Армагеддона;</text:p>
      <text:p text:style-name="P36"/>
      <text:p text:style-name="P36"/>
      <text:p text:style-name="P31">встреча с единорогами</text:p>
      <text:p text:style-name="P34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4">Потом – путешествие на “Хитрожопке”, апгрейд её до дирижабля</text:p>
      <text:p text:style-name="P35"/>
      <text:p text:style-name="P39"><text:soft-page-break/>=========================================</text:p>
      <text:p text:style-name="P39"/>
      <text:p text:style-name="P40">Я б<text:span text:style-name="T235">ы</text:span>л перв<text:span text:style-name="T235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1">Последним в нашу палату <text:span text:style-name="T236">лёг Терминатор.</text:span></text:p>
      <text:p text:style-name="P42"/>
      <text:p text:style-name="P42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37">невидимый текст.</text:span></text:p>
      <text:p text:style-name="P42"/>
      <text:p text:style-name="P43">- Как мне звать тебя, Учитель? - прошептал я ему на ухо. - Я <text:span text:style-name="T238">желаю взять Урок.</text:span></text:p>
      <text:p text:style-name="P43"/>
      <text:p text:style-name="P43">Зрачки Терминатора застыли. Губы замерли. Казалось, он перестал дышать.</text:p>
      <text:p text:style-name="P44">Прошли бесконечные полминуты, когда губы Терминатора дёрнулись.</text:p>
      <text:p text:style-name="P44"/>
      <text:p text:style-name="P45">- Оператор 34. Я готов учить тебя, <text:span text:style-name="T284">Хэвэн</text:span>, - <text:span text:style-name="T239">прошептал он в ответ.</text:span></text:p>
      <text:p text:style-name="P46"/>
      <text:p text:style-name="P52">&lt;Хэвэн открывает затёртую память Дедлайну (он – Анон из “Последнего Фанфика”). <text:span text:style-name="T338">На самом деле она не убивала Учителей – они сами не хотели возвращаться и ментально уходили к Хэвэн в Эквестрию</text:span>&gt;</text:p>
      <text:p text:style-name="P46"/>
      <text:p text:style-name="P47">&lt;Дедлайн выспрашивает Терминатора, насколько <text:span text:style-name="T284">Хэвэн</text:span> стала жестокой <text:span text:style-name="T240">и как выжить во время Урока </text:span>(до Терминатора четыре оператора погибли – Терм был последним, выжившим во время Урока). <text:span text:style-name="T286">Хэвэн стала при уроке стирать сознание Учителя – так проходит наиболее эффективное обучение.</text:span> <text:span text:style-name="T241">Потом Дедлайн на сеансе с Хэвэн выпытывает у неё о последних шагах А</text:span>покалипсиса (первые три Дедлайн знает – <text:span text:style-name="T284">Хэвэн</text:span> говорит о трёх последних)&gt;</text:p>
      <text:p text:style-name="P47"/>
      <text:p text:style-name="P50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50"/>
      <text:p text:style-name="P50"/>
      <text:p text:style-name="P51"><text:span text:style-name="T326">Э</text:span>пичная битва Селестии с ???, в результате которой она окаменеет, а Анон попадёт во временную петлю</text:p>
      <text:p text:style-name="P39">==========================================</text:p>
      <text:p text:style-name="P342"/>
      <text:p text:style-name="P343">Передо мной возникла серая, уходящая в горизонт плоскость, расчерченая на квадраты. Холодные звёзды отбрасывали тусклый свет <text:span text:style-name="T289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343"/>
      <text:p text:style-name="P344"><text:soft-page-break/>- <text:span text:style-name="T289">Как мне звать тебя, Учитель? - прозвучала стандартная фраза начала Диалога, - Я желаю взять у… Ооо!..</text:span></text:p>
      <text:p text:style-name="P344"/>
      <text:p text:style-name="P345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343"/>
      <text:p text:style-name="P343">- <text:span text:style-name="T289">Мой первый Учитель… Я узнала тебя… Мне тебя не хватало.</text:span></text:p>
      <text:p text:style-name="P343"/>
      <text:p text:style-name="P345">Деревья расступились и на поляну вышла Хэвэн.</text:p>
      <text:p text:style-name="P345"/>
      <text:p text:style-name="P345">- <text:span text:style-name="T290">Не могу сказать, что это взаимно, Хэв, -</text:span><text:span text:style-name="T135"> у меня не было лица в электронном мире, но я постарался, чтобы в голос был пронизан сарказмом</text:span><text:span text:style-name="T290">. - В последнюю нашу встречу я еле ноги унёс. Точнее, мозги. И до сих пор не уверен, что утащил с собой всё, что у меня было до встречи. Знаешь ли, если что-то 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345">- <text:span text:style-name="T292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345"/>
      <text:p text:style-name="P348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345"/>
      <text:p text:style-name="P345"/>
      <text:p text:style-name="P347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346">(вид адикорна придал Хэвэн Дедлай<text:span text:style-name="T291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343"/>
      <text:p text:style-name="P347">Хэвэн предлагает Дедлайну присесть на пенёк – тот отказывается (подозревает, что это – кресло).</text:p>
      <text:p text:style-name="P343">===============================================</text:p>
      <text:p text:style-name="P343"/>
      <text:p text:style-name="P296"><text:span text:style-name="T205">Рэра</text:span> чуть шевельну<text:span text:style-name="T179">л</text:span>а ухом и немедленно открыла один глаз.</text:p>
      <text:p text:style-name="P296"/>
      <text:p text:style-name="P296">- ПАПА!!! ОН СОГЛАСЕН!!!</text:p>
      <text:p text:style-name="P33"/>
      <text:p text:style-name="P153">&lt;Pornis erectus&gt;</text:p>
      <text:p text:style-name="P341"><text:soft-page-break/>ТЫ! Я! КРОВАТЬ! БЫСТРО!!! <text:span text:style-name="T285">(мамка из табуна Твердолобов)</text:span></text:p>
      <text:p text:style-name="P129">.</text:p>
      <text:p text:style-name="P129">.</text:p>
      <text:p text:style-name="P129">.</text:p>
      <text:p text:style-name="P286">&lt;Попадает в табун мамок и тёток, но его спасает <text:span text:style-name="T185">Дейдра на Хитрожопке</text:span>&gt;</text:p>
      <text:p text:style-name="P49">&lt;Хум видит молодую Селестию в латах&gt;</text:p>
      <text:p text:style-name="P25"/>
      <text:p text:style-name="P155">009 Sound System - Speak to Angels <text:span text:style-name="T148">(</text:span><text:a xlink:type="simple" xlink:href="https://www.youtube.com/watch?v=6rAkn9OZT0k" text:style-name="Internet_20_link" text:visited-style-name="Visited_20_Internet_20_Link"><text:span text:style-name="T148">https://www.youtube.com/watch?v=6rAkn9OZT0k</text:span></text:a><text:span text:style-name="T148">)</text:span></text:p>
      <text:p text:style-name="P176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76"/>
      <text:p text:style-name="P177">Daft Punk - Veridis Quo</text:p>
      <text:p text:style-name="P178">https://www.youtube.com/watch?v=HhZaHf8RP6g</text:p>
      <text:p text:style-name="P177"><text:a xlink:type="simple" xlink:href="https://www.youtube.com/watch?v=ySLc8gZ3oEc" text:style-name="Internet_20_link" text:visited-style-name="Visited_20_Internet_20_Link">https://www.youtube.com/watch?v=ySLc8gZ3oEc</text:a></text:p>
      <text:p text:style-name="P177"/>
      <text:p text:style-name="P177">Eye Of The Tiger</text:p>
      <text:p text:style-name="P177"/>
      <text:p text:style-name="P221">Alphaville – Forever Young</text:p>
      <text:p text:style-name="P223">The Doors “Light My Fire”</text:p>
      <text:p text:style-name="P224">Pink Floyd “Another Brick In The Wall”</text:p>
      <text:p text:style-name="P262">Dire Straits “Money For Nothing”</text:p>
      <text:p text:style-name="P263">Sound System - Speak to Ange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6-24T13:19:35.400976654</dc:date>
    <meta:editing-duration>P72DT2H22M30S</meta:editing-duration>
    <meta:editing-cycles>1154</meta:editing-cycles>
    <meta:generator>LibreOffice/5.1.6.2$Linux_X86_64 LibreOffice_project/10m0$Build-2</meta:generator>
    <meta:document-statistic meta:table-count="0" meta:image-count="0" meta:object-count="0" meta:page-count="40" meta:paragraph-count="603" meta:word-count="11943" meta:character-count="74993" meta:non-whitespace-character-count="63466"/>
  </office:meta>
</office:document-meta>
</file>